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office:font-face-decls>
  <office:automatic-styles>
    <style:style style:name="Table1" style:family="table">
      <style:table-properties style:width="5.0271in" fo:margin-left="-0.0417in" fo:margin-top="0in" fo:margin-bottom="0in" table:align="left"/>
    </style:style>
    <style:style style:name="Table1.A" style:family="table-column">
      <style:table-column-properties style:column-width="0.8458in"/>
    </style:style>
    <style:style style:name="Table1.B" style:family="table-column">
      <style:table-column-properties style:column-width="4.1813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5.2736in" fo:margin-left="-0.0417in" fo:margin-top="0in" fo:margin-bottom="0in" table:align="left"/>
    </style:style>
    <style:style style:name="Table2.A" style:family="table-column">
      <style:table-column-properties style:column-width="0.6854in"/>
    </style:style>
    <style:style style:name="Table2.B" style:family="table-column">
      <style:table-column-properties style:column-width="4.5882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P1" style:family="paragraph" style:parent-style-name="Standard">
      <style:paragraph-properties fo:margin-left="0in" fo:margin-right="0in" fo:orphans="2" fo:widows="2" fo:text-indent="0in" style:auto-text-indent="false"/>
      <style:text-properties officeooo:rsid="0019a978" officeooo:paragraph-rsid="0019a978"/>
    </style:style>
    <style:style style:name="P2" style:family="paragraph" style:parent-style-name="Standard">
      <style:paragraph-properties fo:margin-left="0in" fo:margin-right="0in" fo:orphans="2" fo:widows="2" fo:text-indent="0in" style:auto-text-indent="false"/>
      <style:text-properties officeooo:rsid="0019a978" officeooo:paragraph-rsid="002acc9a"/>
    </style:style>
    <style:style style:name="P3"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paragraph-rsid="0019a978"/>
    </style:style>
    <style:style style:name="P4"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style:style>
    <style:style style:name="P5"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paragraph-rsid="002acc9a"/>
    </style:style>
    <style:style style:name="P6"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9a978" officeooo:paragraph-rsid="001a63e3"/>
    </style:style>
    <style:style style:name="P7"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9a978" officeooo:paragraph-rsid="002acc9a"/>
    </style:style>
    <style:style style:name="P8"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bd6b0" officeooo:paragraph-rsid="0019a978"/>
    </style:style>
    <style:style style:name="P9"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bd6b0" officeooo:paragraph-rsid="002914bd"/>
    </style:style>
    <style:style style:name="P10"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bd6b0" officeooo:paragraph-rsid="002acc9a"/>
    </style:style>
    <style:style style:name="P11"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3pt" fo:letter-spacing="normal" fo:font-style="normal" fo:font-weight="normal" officeooo:paragraph-rsid="0019a978" style:font-size-asian="13pt" style:font-size-complex="13pt"/>
    </style:style>
    <style:style style:name="P12" style:family="paragraph" style:parent-style-name="Title">
      <style:text-properties style:font-name="Liberation Sans" fo:font-size="28pt" officeooo:paragraph-rsid="002914bd" style:font-size-asian="28pt" style:font-size-complex="28pt"/>
    </style:style>
    <style:style style:name="P13" style:family="paragraph" style:parent-style-name="Heading_20_1">
      <style:paragraph-properties fo:break-before="page"/>
      <style:text-properties officeooo:paragraph-rsid="002acc9a"/>
    </style:style>
    <style:style style:name="P14" style:family="paragraph" style:parent-style-name="Standard">
      <style:paragraph-properties fo:margin-left="0in" fo:margin-right="0in" fo:orphans="2" fo:widows="2" fo:text-indent="0in" style:auto-text-indent="false"/>
      <style:text-properties officeooo:rsid="002914bd" officeooo:paragraph-rsid="002914bd"/>
    </style:style>
    <style:style style:name="P15" style:family="paragraph" style:parent-style-name="Standard">
      <style:paragraph-properties fo:text-align="start" style:justify-single-word="false">
        <style:tab-stops/>
      </style:paragraph-properties>
    </style:style>
    <style:style style:name="P16" style:family="paragraph" style:parent-style-name="Standard">
      <style:paragraph-properties fo:margin-left="0in" fo:margin-right="0in" fo:orphans="2" fo:widows="2" fo:text-indent="0in" style:auto-text-indent="false"/>
      <style:text-properties officeooo:paragraph-rsid="002ac7cd"/>
    </style:style>
    <style:style style:name="P17" style:family="paragraph" style:parent-style-name="Standard">
      <style:paragraph-properties fo:margin-left="0in" fo:margin-right="0in" fo:orphans="2" fo:widows="2" fo:text-indent="0in" style:auto-text-indent="false"/>
      <style:text-properties officeooo:paragraph-rsid="002acc9a"/>
    </style:style>
    <style:style style:name="P18" style:family="paragraph" style:parent-style-name="Standard">
      <style:paragraph-properties fo:margin-left="0in" fo:margin-right="0in" fo:orphans="2" fo:widows="2" fo:text-indent="0in" style:auto-text-indent="false"/>
      <style:text-properties fo:font-size="13pt" officeooo:paragraph-rsid="0019a978" style:font-size-asian="13pt" style:font-size-complex="13pt"/>
    </style:style>
    <style:style style:name="P19" style:family="paragraph" style:parent-style-name="Standard">
      <style:paragraph-properties fo:margin-left="0in" fo:margin-right="0in" fo:orphans="2" fo:widows="2" fo:text-indent="0in" style:auto-text-indent="false"/>
      <style:text-properties fo:font-size="13pt" officeooo:paragraph-rsid="002ac7cd" style:font-size-asian="13pt" style:font-size-complex="13pt"/>
    </style:style>
    <style:style style:name="P20" style:family="paragraph" style:parent-style-name="Standard">
      <style:paragraph-properties fo:margin-left="0in" fo:margin-right="0in" fo:orphans="2" fo:widows="2" fo:text-indent="0in" style:auto-text-indent="false"/>
      <style:text-properties officeooo:rsid="001a63e3" officeooo:paragraph-rsid="002ac7cd"/>
    </style:style>
    <style:style style:name="P21" style:family="paragraph" style:parent-style-name="Standard">
      <style:paragraph-properties fo:margin-left="0in" fo:margin-right="0in" fo:orphans="2" fo:widows="2" fo:text-indent="0in" style:auto-text-indent="false"/>
      <style:text-properties officeooo:rsid="001a63e3" officeooo:paragraph-rsid="002acc9a"/>
    </style:style>
    <style:style style:name="P22" style:family="paragraph" style:parent-style-name="Standard">
      <style:paragraph-properties fo:text-align="end" style:justify-single-word="false">
        <style:tab-stops/>
      </style:paragraph-properties>
    </style:style>
    <style:style style:name="P23"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9a978" style:font-size-asian="13pt" style:font-size-complex="13pt"/>
    </style:style>
    <style:style style:name="P24" style:family="paragraph" style:parent-style-name="Standard">
      <style:paragraph-properties fo:margin-left="0in" fo:margin-right="0in" fo:orphans="2" fo:widows="2" fo:text-indent="0in" style:auto-text-indent="false"/>
      <style:text-properties officeooo:rsid="002914bd" officeooo:paragraph-rsid="002bf42d"/>
    </style:style>
    <style:style style:name="P25" style:family="paragraph" style:parent-style-name="Heading_20_2">
      <style:text-properties officeooo:paragraph-rsid="001a63e3"/>
    </style:style>
    <style:style style:name="P26" style:family="paragraph" style:parent-style-name="Heading_20_2">
      <style:text-properties officeooo:paragraph-rsid="002acc9a"/>
    </style:style>
    <style:style style:name="T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 style:family="text">
      <style:text-properties style:text-outline="false" style:text-line-through-style="none" style:text-line-through-type="none" fo:font-style="normal" fo:text-shadow="none" style:text-underline-style="none" fo:font-weight="bold" fo:background-color="transparent" loext:char-shading-value="0" style:font-style-asian="normal" style:font-weight-asian="normal" style:text-emphasize="none" loext:padding="0in" loext:border="none"/>
    </style:style>
    <style:style style:name="T3" style:family="text">
      <style:text-properties fo:font-variant="normal" fo:text-transform="none" fo:color="#0f0f0f" loext:opacity="100%" style:font-name="Roboto" fo:font-size="10.5pt" fo:letter-spacing="normal" fo:font-style="normal" fo:font-weight="normal"/>
    </style:style>
    <style:style style:name="T4" style:family="text">
      <style:text-properties fo:font-variant="normal" fo:text-transform="none" fo:color="#0f0f0f" loext:opacity="100%" style:font-name="Roboto" fo:letter-spacing="normal" fo:font-style="normal" fo:font-weight="normal"/>
    </style:style>
    <style:style style:name="T5" style:family="text">
      <style:text-properties fo:font-variant="normal" fo:text-transform="none" fo:color="#0f0f0f" loext:opacity="100%" style:font-name="Roboto" fo:letter-spacing="normal" fo:font-style="normal" fo:font-weight="normal" officeooo:rsid="0019a978"/>
    </style:style>
    <style:style style:name="T6" style:family="text">
      <style:text-properties fo:font-variant="normal" fo:text-transform="none" fo:color="#0f0f0f" loext:opacity="100%" style:font-name="Roboto" fo:letter-spacing="normal" fo:font-style="normal" fo:font-weight="normal" officeooo:rsid="0026b8a9"/>
    </style:style>
    <style:style style:name="T7" style:family="text">
      <style:text-properties fo:font-variant="normal" fo:text-transform="none" fo:color="#0f0f0f" loext:opacity="100%" style:font-name="Roboto" fo:letter-spacing="normal" fo:font-style="normal" fo:font-weight="normal" officeooo:rsid="002acc9a"/>
    </style:style>
    <style:style style:name="T8" style:family="text">
      <style:text-properties fo:font-variant="normal" fo:text-transform="none" fo:color="#0f0f0f" loext:opacity="100%" style:font-name="Roboto" fo:letter-spacing="normal" fo:font-style="normal" fo:font-weight="normal" officeooo:rsid="002ac7cd"/>
    </style:style>
    <style:style style:name="T9" style:family="text">
      <style:text-properties fo:font-variant="normal" fo:text-transform="none" fo:color="#0f0f0f" loext:opacity="100%" style:font-name="Roboto" fo:font-size="13pt" fo:letter-spacing="normal" fo:font-style="normal" fo:font-weight="normal" officeooo:rsid="002ac7cd" style:font-size-asian="13pt" style:font-size-complex="13pt"/>
    </style:style>
    <style:style style:name="T10" style:family="text">
      <style:text-properties officeooo:rsid="001a63e3"/>
    </style:style>
    <style:style style:name="T11" style:family="text">
      <style:text-properties officeooo:rsid="0026b8a9"/>
    </style:style>
    <style:style style:name="T12" style:family="text">
      <style:text-properties officeooo:rsid="002914bd"/>
    </style:style>
    <style:style style:name="T13" style:family="text">
      <style:text-properties officeooo:rsid="002ac7cd"/>
    </style:style>
    <style:style style:name="T14" style:family="text">
      <style:text-properties officeooo:rsid="002acc9a"/>
    </style:style>
    <style:style style:name="T15" style:family="text">
      <style:text-properties officeooo:rsid="002bf4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ActInf GuestStream #015 (2022) ~ Bobby Azarian, </text:span><text:span text:style-name="T2">“</text:span><text:span text:style-name="T1">Universal Bayesianism; The Integrated Evolutionary Synthesis”</text:span></text:p>
      <text:p text:style-name="Standard"/>
      <text:p text:style-name="P19"><text:span text:style-name="T7">Dr. </text:span><text:span text:style-name="T6">B</text:span><text:span text:style-name="T8">obby Azarian on “</text:span><text:span text:style-name="T4">Universal Bayesianism: A New Kind of Theory of Everything” </text:span><text:span text:style-name="T8">and “The Integrated Evolutionary Synthesis: A Unifying Theory of Reality.”</text:span></text:p>
      <text:p text:style-name="P23"/>
      <text:p text:style-name="P18"><text:a xlink:type="simple" xlink:href="https://bobbyazarian.com/" text:style-name="Internet_20_link" text:visited-style-name="Visited_20_Internet_20_Link"><text:span text:style-name="T5">https://bobbyazarian.com/</text:span></text:a></text:p>
      <text:p text:style-name="P23"/>
      <text:p text:style-name="P11"/>
      <text:p text:style-name="Subtitle">Presented by Active Inference Institute in 2022</text:p>
      <text:p text:style-name="P3"/>
      <text:h text:style-name="Heading_20_1" text:outline-level="1"><text:span text:style-name="T10">Session </text:span>0<text:span text:style-name="T11">1</text:span><text:span text:style-name="T12">5</text:span><text:span text:style-name="T11">.1,</text:span> <text:span text:style-name="T11">Jan</text:span><text:span text:style-name="T10">uary 1</text:span><text:span text:style-name="T13">9</text:span><text:span text:style-name="T10">, 2022</text:span></text:h>
      <text:p text:style-name="P16"><text:span text:style-name="T9">“</text:span><text:span text:style-name="T3">Universal Bayesianism: A New Kind of Theory of Everything”</text:span></text:p>
      <text:p text:style-name="P20"><text:a xlink:type="simple" xlink:href="https://www.youtube.com/watch?v=_JCaic5Cxms" text:style-name="Internet_20_link" text:visited-style-name="Visited_20_Internet_20_Link">https://www.youtube.com/watch?v=_JCaic5Cxms</text:a></text:p>
      <text:p text:style-name="P20"/>
      <text:p text:style-name="P20"/>
      <text:h text:style-name="P25" text:outline-level="2"><text:span text:style-name="T10">SESSION </text:span>SPEAKERS</text:h>
      <text:p text:style-name="P14">Daniel Friedman, Bobby Azarian</text:p>
      <text:p text:style-name="P6"/>
      <text:p text:style-name="P4"/>
      <text:h text:style-name="Heading_20_2" text:outline-level="2">CONTENTS</text:h>
      <text:p text:style-name="P1"/>
      <table:table table:name="Table1" table:style-name="Table1">
        <table:table-column table:style-name="Table1.A"/>
        <table:table-column table:style-name="Table1.B"/>
        <table:table-row table:style-name="Table1.1">
          <table:table-cell table:style-name="Table1.A1" office:value-type="string">
            <text:p text:style-name="P15">00:00</text:p>
          </table:table-cell>
          <table:table-cell table:style-name="Table1.A1" office:value-type="string">
            <text:p text:style-name="P15">A brief introduction to the Integrated evolutionary synthesis</text:p>
          </table:table-cell>
        </table:table-row>
        <table:table-row table:style-name="Table1.1">
          <table:table-cell table:style-name="Table1.A1" office:value-type="string">
            <text:p text:style-name="P15">03:06</text:p>
          </table:table-cell>
          <table:table-cell table:style-name="Table1.A1" office:value-type="string">
            <text:p text:style-name="P15">Chance of Life and Its Involvement</text:p>
          </table:table-cell>
        </table:table-row>
        <table:table-row table:style-name="Table1.1">
          <table:table-cell table:style-name="Table1.A1" office:value-type="string">
            <text:p text:style-name="P15">08:05</text:p>
          </table:table-cell>
          <table:table-cell table:style-name="Table1.A1" office:value-type="string">
            <text:p text:style-name="P15">The Worldview of Reductionism and Hard determinism</text:p>
          </table:table-cell>
        </table:table-row>
        <table:table-row table:style-name="Table1.1">
          <table:table-cell table:style-name="Table1.A1" office:value-type="string">
            <text:p text:style-name="P15">14:05</text:p>
          </table:table-cell>
          <table:table-cell table:style-name="Table1.A1" office:value-type="string">
            <text:p text:style-name="P15">Free Will and the Reductionist Worldview</text:p>
          </table:table-cell>
        </table:table-row>
        <table:table-row table:style-name="Table1.1">
          <table:table-cell table:style-name="Table1.A1" office:value-type="string">
            <text:p text:style-name="P15">18:10</text:p>
          </table:table-cell>
          <table:table-cell table:style-name="Table1.A1" office:value-type="string">
            <text:p text:style-name="P15">Sam Harris: We Are a Storm</text:p>
          </table:table-cell>
        </table:table-row>
        <table:table-row table:style-name="Table1.1">
          <table:table-cell table:style-name="Table1.A1" office:value-type="string">
            <text:p text:style-name="P15">20:58</text:p>
          </table:table-cell>
          <table:table-cell table:style-name="Table1.A1" office:value-type="string">
            <text:p text:style-name="P15">The Paradigm of Emergence</text:p>
          </table:table-cell>
        </table:table-row>
        <table:table-row table:style-name="Table1.1">
          <table:table-cell table:style-name="Table1.A1" office:value-type="string">
            <text:p text:style-name="P15">30:25</text:p>
          </table:table-cell>
          <table:table-cell table:style-name="Table1.A1" office:value-type="string">
            <text:p text:style-name="P15">The Universal Bayesianism of Everything</text:p>
          </table:table-cell>
        </table:table-row>
        <table:table-row table:style-name="Table1.1">
          <table:table-cell table:style-name="Table1.A1" office:value-type="string">
            <text:p text:style-name="P15">38:17</text:p>
          </table:table-cell>
          <table:table-cell table:style-name="Table1.A1" office:value-type="string">
            <text:p text:style-name="P15">Universal Bayesianism and the science of consciousness</text:p>
          </table:table-cell>
        </table:table-row>
        <table:table-row table:style-name="Table1.1">
          <table:table-cell table:style-name="Table1.A1" office:value-type="string">
            <text:p text:style-name="P15">40:34</text:p>
          </table:table-cell>
          <table:table-cell table:style-name="Table1.A1" office:value-type="string">
            <text:p text:style-name="P15">Do Self-Driving Cars Have Free Will?</text:p>
          </table:table-cell>
        </table:table-row>
        <table:table-row table:style-name="Table1.1">
          <table:table-cell table:style-name="Table1.A1" office:value-type="string">
            <text:p text:style-name="P15">46:01</text:p>
          </table:table-cell>
          <table:table-cell table:style-name="Table1.A1" office:value-type="string">
            <text:p text:style-name="P15">Amino Kahn on Free Will and the Universe</text:p>
          </table:table-cell>
        </table:table-row>
        <table:table-row table:style-name="Table1.1">
          <table:table-cell table:style-name="Table1.A1" office:value-type="string">
            <text:p text:style-name="P15">46:55</text:p>
          </table:table-cell>
          <table:table-cell table:style-name="Table1.A1" office:value-type="string">
            <text:p text:style-name="P15">Second Law of Thermodynamics: Will it be violated by life</text:p>
          </table:table-cell>
        </table:table-row>
        <text:soft-page-break/>
        <table:table-row table:style-name="Table1.1">
          <table:table-cell table:style-name="Table1.A1" office:value-type="string">
            <text:p text:style-name="P15">54:17</text:p>
          </table:table-cell>
          <table:table-cell table:style-name="Table1.A1" office:value-type="string">
            <text:p text:style-name="P15">Chemical Lecture</text:p>
          </table:table-cell>
        </table:table-row>
        <table:table-row table:style-name="Table1.1">
          <table:table-cell table:style-name="Table1.A1" office:value-type="string">
            <text:p text:style-name="P15">55:17</text:p>
          </table:table-cell>
          <table:table-cell table:style-name="Table1.A1" office:value-type="string">
            <text:p text:style-name="P15">Adaptive Systems and the Search for Knowledge</text:p>
          </table:table-cell>
        </table:table-row>
        <table:table-row table:style-name="Table1.1">
          <table:table-cell table:style-name="Table1.A1" office:value-type="string">
            <text:p text:style-name="P15">1:02:54</text:p>
          </table:table-cell>
          <table:table-cell table:style-name="Table1.A1" office:value-type="string">
            <text:p text:style-name="P15">Karl Popper's The Scientific Method</text:p>
          </table:table-cell>
        </table:table-row>
        <table:table-row table:style-name="Table1.1">
          <table:table-cell table:style-name="Table1.A1" office:value-type="string">
            <text:p text:style-name="P15">1:13:45</text:p>
          </table:table-cell>
          <table:table-cell table:style-name="Table1.A1" office:value-type="string">
            <text:p text:style-name="P15">How does evolution build up knowledge in the system?</text:p>
          </table:table-cell>
        </table:table-row>
        <table:table-row table:style-name="Table1.1">
          <table:table-cell table:style-name="Table1.A1" office:value-type="string">
            <text:p text:style-name="P15">1:21:41</text:p>
          </table:table-cell>
          <table:table-cell table:style-name="Table1.A1" office:value-type="string">
            <text:p text:style-name="P15">Bayesian Inferring the Origin of Life</text:p>
          </table:table-cell>
        </table:table-row>
        <table:table-row table:style-name="Table1.1">
          <table:table-cell table:style-name="Table1.A1" office:value-type="string">
            <text:p text:style-name="P15">1:25:56</text:p>
          </table:table-cell>
          <table:table-cell table:style-name="Table1.A1" office:value-type="string">
            <text:p text:style-name="P15">The evolutionary process of selection</text:p>
          </table:table-cell>
        </table:table-row>
        <table:table-row table:style-name="Table1.1">
          <table:table-cell table:style-name="Table1.A1" office:value-type="string">
            <text:p text:style-name="P15">1:29:37</text:p>
          </table:table-cell>
          <table:table-cell table:style-name="Table1.A1" office:value-type="string">
            <text:p text:style-name="P15">Darwinian Self-Organization and Selforganization</text:p>
          </table:table-cell>
        </table:table-row>
        <table:table-row table:style-name="Table1.1">
          <table:table-cell table:style-name="Table1.A1" office:value-type="string">
            <text:p text:style-name="P15">1:40:57</text:p>
          </table:table-cell>
          <table:table-cell table:style-name="Table1.A1" office:value-type="string">
            <text:p text:style-name="P15">Evolution 3, Complexity</text:p>
          </table:table-cell>
        </table:table-row>
        <table:table-row table:style-name="Table1.1">
          <table:table-cell table:style-name="Table1.A1" office:value-type="string">
            <text:p text:style-name="P15">1:44:18</text:p>
          </table:table-cell>
          <table:table-cell table:style-name="Table1.A1" office:value-type="string">
            <text:p text:style-name="P15">The Nature of Complexity</text:p>
          </table:table-cell>
        </table:table-row>
        <table:table-row table:style-name="Table1.1">
          <table:table-cell table:style-name="Table1.A1" office:value-type="string">
            <text:p text:style-name="P15">1:45:38</text:p>
          </table:table-cell>
          <table:table-cell table:style-name="Table1.A1" office:value-type="string">
            <text:p text:style-name="P15">Adam Aspie on Ross Ashby's Law and the Good Reg</text:p>
          </table:table-cell>
        </table:table-row>
        <table:table-row table:style-name="Table1.1">
          <table:table-cell table:style-name="Table1.A1" office:value-type="string">
            <text:p text:style-name="P15">1:52:08</text:p>
          </table:table-cell>
          <table:table-cell table:style-name="Table1.A1" office:value-type="string">
            <text:p text:style-name="P15">The Energy Expansions of Evolution</text:p>
          </table:table-cell>
        </table:table-row>
        <table:table-row table:style-name="Table1.1">
          <table:table-cell table:style-name="Table1.A1" office:value-type="string">
            <text:p text:style-name="P15">1:58:58</text:p>
          </table:table-cell>
          <table:table-cell table:style-name="Table1.A1" office:value-type="string">
            <text:p text:style-name="P15">Economic complexity and the empowerment of species</text:p>
          </table:table-cell>
        </table:table-row>
        <table:table-row table:style-name="Table1.1">
          <table:table-cell table:style-name="Table1.A1" office:value-type="string">
            <text:p text:style-name="P15">2:10:30</text:p>
          </table:table-cell>
          <table:table-cell table:style-name="Table1.A1" office:value-type="string">
            <text:p text:style-name="P15">The Brain and the Global Biosphere</text:p>
          </table:table-cell>
        </table:table-row>
        <table:table-row table:style-name="Table1.1">
          <table:table-cell table:style-name="Table1.A1" office:value-type="string">
            <text:p text:style-name="P15">2:18:29</text:p>
          </table:table-cell>
          <table:table-cell table:style-name="Table1.A1" office:value-type="string">
            <text:p text:style-name="P15">Free Will vs No Free Will</text:p>
          </table:table-cell>
        </table:table-row>
        <table:table-row table:style-name="Table1.1">
          <table:table-cell table:style-name="Table1.A1" office:value-type="string">
            <text:p text:style-name="P15">2:24:28</text:p>
          </table:table-cell>
          <table:table-cell table:style-name="Table1.A1" office:value-type="string">
            <text:p text:style-name="P15">Presence of free will in schizophrenia</text:p>
          </table:table-cell>
        </table:table-row>
        <table:table-row table:style-name="Table1.1">
          <table:table-cell table:style-name="Table1.A1" office:value-type="string">
            <text:p text:style-name="P15">2:26:20</text:p>
          </table:table-cell>
          <table:table-cell table:style-name="Table1.A1" office:value-type="string">
            <text:p text:style-name="P15">Sam Harris and Annika Harrison on Free Will</text:p>
          </table:table-cell>
        </table:table-row>
      </table:table>
      <text:p text:style-name="Standard"/>
      <text:p text:style-name="P1"/>
      <text:p text:style-name="P1"/>
      <text:h text:style-name="Heading_20_2" text:outline-level="2">TRANSCRIPT</text:h>
      <text:p text:style-name="P8"/>
      <text:p text:style-name="P8">00:01 Bobby:</text:p>
      <text:p text:style-name="P8">Alright. Thanks Daniel, for having me. Everyone at the active inference lab. Sorry for canceling twice.</text:p>
      <text:p text:style-name="P8">Life's been kind of crazy with finishing this book that this talk will be about and having a kid. I've six months old and I got sick like, a week ago, like right leading up to like, you know, didn't want to cancel their time, look crazy. So this is a very rushed presentation. It'll be better if it's more of like a conversation since I haven't even gone through the slides myself once. And it's going to get into a lot of things, like, immediately, like open up bags of worms.</text:p>
      <text:p text:style-name="P8">Like there's just philosophical issues, things that people won't agree about immediately. But yeah, so this is just going to be like a small introduction to the thesis in the book and yeah, I'll explain more, I guess, after I Beni. So, yeah, it's called this the integrated evolutionary synthesis.</text:p>
      <text:p text:style-name="P8">01:05 Compared to like, the modern synthesis or even the extended evolution synthesis. This is integrated because it kind of reconceptualizes evolution, biology and evolution in terms of thermodynamics and information theory or energy flows.</text:p>
      <text:p text:style-name="P8">Energy and information flows takes from cybernetics. So, yeah, it's a nonreductive theory of everything that includes emergent phenomena like life, mine and civilization. I say that because most theories of everything we're used to, our fundamental physics theories that don't have anything to say about life and consciousness, they ignore them. And I don't think those should be called theories of everything because theories of everything should be an explanation for everything. And if you leave the things that we care about most out, then it's not much of a theory of everything.</text:p>
      <text:p text:style-name="P8">So this is the book I've spent the last two to three years writing obsessively, and it's available for preorder now.</text:p>
      <text:p text:style-name="P8">02:13 So if you want to check that out, you can find it with a Google search. Here's the table of contents. So the book is broken into three sections. Part one talks about the origins of life and part two about evolution, while part three focuses on consciousness and free will and the fate of life in the universe.</text:p>
      <text:p text:style-name="P8">So these really big questions that we're going to focus on part two and give a pretty like, superficial overview of part two. But you can feel free to ask me any questions about any of the other topics that are related and I'll try to see what I can answer without going into, like, all of the information that I would need to explain those things. So Thomas Huxley, known as Darwin's bulldog because he was such a strong advocate for Darwin's theory, said that the question of questions for mankind, the problem which underlies <text:soft-page-break/>all others is more deeply interesting than any other, is ascertainment and of the place which man occupies in nature and of his relations to the universe of things.</text:p>
      <text:p text:style-name="P8">03:28 So where do we fit into the grand cosmic scheme? Most scientists in the 20th century, and I would even say now believe that we are an accident.</text:p>
      <text:p text:style-name="P8">So Jacques Monod, French biochemist who won the Nobel Prize for physiology and medicine wrote a book called Chance of Necessity which was really influential and he was just as reductionist as you can get man at last knows that he is alone in the unfeeling immicity of the universe out of which he emerged only by chance. Some of the words are covered by Daniel so neither is his destiny spelled out nor his duty have been written down. I think something wrong with that quote so if there are times where I'm trying to read something where the picture is over I might have to skip.</text:p>
      <text:p text:style-name="P8"/>
      <text:p text:style-name="P8">04:25 Daniel:</text:p>
      <text:p text:style-name="P8">You can move that because it looks like it on my side. It looks fine perfect.</text:p>
      <text:p text:style-name="P8">Thank you.</text:p>
      <text:p text:style-name="P8"/>
      <text:p text:style-name="P8">04:30 Bobby:</text:p>
      <text:p text:style-name="P8">Great yeah. Neither his destiny nor his duty have been written down. So that was kind of based on this old idea that the emergence of life was a product of chance assembly. So like this just statistical fluctuation that brought together all the molecules needed to create the first cell?</text:p>
      <text:p text:style-name="P8">We now know that that's probably not what happened. It's this gradual process of self organization. Jeremy England has been in the media a lot about his theory of dissipative adaptation. So.</text:p>
      <text:p text:style-name="P8"/>
      <text:p text:style-name="P8">05:10 Daniel:</text:p>
      <text:p text:style-name="P8">Let'S see.</text:p>
      <text:p text:style-name="P8"/>
      <text:p text:style-name="P8">05:15 Bobby:</text:p>
      <text:p text:style-name="P8">So we will see. This is kind of like a different point of view. Not everybody was convinced by mono. Karl Sagan said the origin of life must be a highly probable affair. As soon as cognition permit up it pops.</text:p>
      <text:p text:style-name="P8">So this is an important question whether life was improbable or inevitable. So if life is highly improbable we are likely to be alone in the universe. But if the emergence of life is inevitable given a certain set of common physical cognition then it's likely that we have life at least on planets that are sufficiently earthlike specifically have geochemistry like earth have a star some like the earth because that's what provides the energy that pushes it far from equilibrium. So we're going to get Hinton all that stuff pretty soon. Christian Deduce this quote is kind of a response to Stephen Jay Gould who just really emphasized to both Marco and Esteves Jay goal the importance of chance in nature and that everything is basically a contingency that came from a chance process.</text:p>
      <text:p text:style-name="P8">06:34 Where did you say that you can have this inevitability that some philosophers would see as teleology. But it doesn't mean that this inevitable progress is being driven by the supernatural force. He explains that the natural constraints within which chance operates are such that evolution in the direction of increasing complexity was virtually bound to take place if given the opportunity. Chance does not exclude inevitability. So he was also a Nobel Prize winning biologist, the same category as Monod, but had the complete opposite opinion.</text:p>
      <text:p text:style-name="P8">And we can talk about that too. Basically, when systems are open systems and they're pushed far from equilibrium by a flow of energy, you basically get something like a statistical bias away from what we would expect with isolated systems.</text:p>
      <text:p text:style-name="P8">07:35 Closed systems that aren't open to energy will relax the thermodynamic equilibrium. And when a system is being pushed far from equilibrium, it will naturally organize because organization happens under the flow of energy and we're going to see exactly why. It's a Darwinian process but basically you get inevitability if you have the right ingredients.</text:p>
      <text:p text:style-name="P8">So we'll talk about the kind of frame this we already kind of mentioned those two worldviews. So the first world view would be the reductionist worldview. And I should be clear that reductionism is also it's a method and an ideology and we shouldn't confuse those two things. And Daniel, I guess just so I know where I'm at, maybe when I've gone 30 minutes you can let me know.</text:p>
      <text:p text:style-name="P8"/>
      <text:p text:style-name="P8">08:36 Daniel:</text:p>
      <text:p text:style-name="P8">Okay, I'll hoot.</text:p>
      <text:p text:style-name="P8"><text:soft-page-break/></text:p>
      <text:p text:style-name="P8">08:38 Bobby:</text:p>
      <text:p text:style-name="P8">Okay, great. So reductionism, the method basically says that reality can be understood by breaking down all physical phenomena into their simplest parts so that we may observe the basic behavior of the fundamental constituents of nature.</text:p>
      <text:p text:style-name="P8">I might need to do that in a minute. But basically the method is how science works. If we want to understand emergence, we also have to understand how the components that systems are made of work. Brain evolution. So it's an essential part of the story but it's not the whole part we'll see.</text:p>
      <text:p text:style-name="P8">So the method inspired and ideology and ideology is just that. It's an ideology and it's rigid and basically the method doesn't really imply that the ideology is true.</text:p>
      <text:p text:style-name="P8">09:41 So when I'm attacking reductionism, I'm not attacking the method, I'm attacking the worldview. And so that worldview we can say that basically hard determinism is part of the reductionist worldview. So thought experiment that some people are familiar with.</text:p>
      <text:p text:style-name="P8">I'm sure LaPlace is demon, but basically LaPlace was a French mathematician that took Newton's kind of model of reality and applied it to everything. Newton himself was kind of a mystic when it comes to life. He didn't really think that physics apply to organisms or at least to humans. But LaPlace really came up with the idea that basically the evolution of the universe is just this clockwork universe where it's like a machine with cogs that are just turning so there's no room for agency and free will in that picture.</text:p>
      <text:p text:style-name="P8">10:47 When Boltzmann came along in the 19th century and came up with statistical mechanics, the clockwork universe kind of became the Billy Ball universe.</text:p>
      <text:p text:style-name="P8">But it's just the idea that everything in the universe is made of atoms and that these atoms are interacting and that's the whole picture. So the ideology says we're nothing more than our atoms so we don't make decisions. Consciousness is just an epic phenomenon and it feels to us like we are. But actually this trajectory was determined basically from the moment of the Big Bang and there's kind of no freedom in anything and no future other than what was determined from the beginning. So the second law of thermodynamics also sort of shaped the reductionist worldview.</text:p>
      <text:p text:style-name="P8">Since the universe is becoming increasingly disordered. There's actually kind of two different interpretations of the second law.</text:p>
      <text:p text:style-name="P8">11:50 The first one kind of emerged from the work of Carnap and Clausius, the kind of original, thermodynamics work where entropy was about a measure of energy that can't be used for work. So the kind of measure of useless energy where later with Boltzmann, he tried to put the second law on like statistical basis based on like atomic theory. So basically, people applied Boltzmann's statistical interpretation of the second law to the universe and came up with this notion that the universe is becoming increasingly disordered, which isn't great for life because it means that life is transient and likely cosmically insignificant.</text:p>
      <text:p text:style-name="P8">And this worldview is associated with materialism which doesn't recognize consciousness, is real, certainly doesn't recognize it as having calls force power.</text:p>
      <text:p text:style-name="P8">12:53 And historically, it often ignored apparently immaterial phenomena like energy and information and mental processes. I am just going to grab my charger. So.</text:p>
      <text:p text:style-name="P8"/>
      <text:p text:style-name="P8">13:09 Daniel:</text:p>
      <text:p text:style-name="P8">Sounds good.</text:p>
      <text:p text:style-name="P8"/>
      <text:p text:style-name="P8">13:10 Bobby:</text:p>
      <text:p text:style-name="P8">This doesn't die, but I will be right back.</text:p>
      <text:p text:style-name="P8"/>
      <text:p text:style-name="P8">13:14 Daniel:</text:p>
      <text:p text:style-name="P8">Take your time.</text:p>
      <text:p text:style-name="P8">So those who are watching live, please feel free to leave a comment or a question. I'm writing some things down. We'll look forward to the return of electrical power to Bobby.</text:p>
      <text:p text:style-name="P8"/>
      <text:p text:style-name="P8">13:40 Bobby:</text:p>
      <text:p text:style-name="P8">All right, my first live stream. I will be more prepared and I return to part two. That's something else. I told Daniel that this is kind of like part one, that I can come back and talk about the ideas that come after.</text:p>
      <text:p text:style-name="P8"/>
      <text:p text:style-name="P8">13:54 Daniel:</text:p>
      <text:p text:style-name="P8"><text:soft-page-break/>So we'll have 15.2.</text:p>
      <text:p text:style-name="P8">It'll be awesome. It's an infinite sequence. The sequence is always yours.</text:p>
      <text:p text:style-name="P8"/>
      <text:p text:style-name="P8">14:03 Bobby:</text:p>
      <text:p text:style-name="P8">Great. Okay.</text:p>
      <text:p text:style-name="P8">So reduction in worldview says that all life forms, including humans, are nothing more than collections of atoms obligatorily following fixed and arbitrary mechanical trajectories determined solely by math and not by mind. So this world view, if you convince someone that they don't have free will because you tell them about the reductionist worldview, there was actually a study where they did this and they read participants passage from Francesco Crick explaining that it appears that we don't have any free will. The participants actually, on subsequent tests were more likely to cheat on the test because they felt like they didn't have any personal responsibility, they weren't making the decisions, therefore they could cheat. That's kind of funny because they are actually you can see that by what they're like being told there they are changing their behavior.</text:p>
      <text:p text:style-name="P8">15:12 So it is having some kind of effect.</text:p>
      <text:p text:style-name="P8">If we do in fact have and agency or free will and we're kind of talking about agency, we don't really get into free will. But those are related topics. But if that's not true, then that's really bad that the majority of scientists are telling people we don't have free will because the people that believe this is having negative effects on, for example, mental health. Other studies have shown that belief and no free will can lead to depression and belief in free will can have all these positive affect. Of course, as soon as I start talking about free will, I'm sure a lot of people have objections, might think that there's no way that we can have room for free will in a physical world view.</text:p>
      <text:p text:style-name="P8">But that's exactly what we're going to begin to talk about today, the causal power of information. And that basically organisms are agents that are cybernetic control units. So as controllers, we do have agency.</text:p>
      <text:p text:style-name="P8">16:19 So in the belief that we're accidents of nature rather than natural manifestations of physical laws, I'm sure also impacts our sense of wellbeing, just so you know, I'm not making this up, I'll give you some quotes from really famous physicists who are kind of militant reductionist. So Ryan Green says, I think it's very important to face up to the truth of reality, which is in fact, that life and consciousness is a fleeting phenomenon on the entire cosmological timeline.</text:p>
      <text:p text:style-name="P8">Brian Green just came out with a book and he's like going on interviews just saying this. And it's really interesting because some other famous physicists don't agree at all and he's stating it like it's complete facts. So, for example, David Dutch would not agree with this and we'll get into that. Sabine Hawsenfelder is another person I know some of my friends in the community who are these people working on emergence and causation and stuff, get bothered by her statements because she's also very ultra reductionistic.</text:p>
      <text:p text:style-name="P8">17:33 So I wish people would stop insisting they have free will.</text:p>
      <text:p text:style-name="P8">Terribly annoying, insisting that free will just as bad science, like insisting that horoscope tell you something about the future. It's not compatible with our knowledge about nature. So I'm saying that's wrong. We won't get into free will that much. But if you have questions at the end, we will talk about how adaptive information gets built up by evolution in adaptive systems, complex adaptive systems, and you will see how these systems actually do control their own future.</text:p>
      <text:p text:style-name="P8">So Sam Harris is another ants freewill person, says, you're not controlling the storm and you are not lost in it. You are the storm. So it's kind of funny because he's using a metaphor here, but what this story kind of reveals is that, yes, we are a storm. That's right. We are anticipating structure.</text:p>
      <text:p text:style-name="P8">Like a storm emerges to dissipate an energy gradient.</text:p>
      <text:p text:style-name="P8">18:35 And we're not really going to talk about that. That's what the first part of the book is about, the origins part. But I'm just pointing it out because it's interesting because we are like a storm in that aspect. But we also differ from a storm because a storm does not have agency.</text:p>
      <text:p text:style-name="P8">A storm does not have the ability to seek out new energy gradients. It's just kind of being pushed around by these gradients in nature where organisms are actually control error. So you are storm but you do have control over the storm. So these people have the opposite view. So Julio Tanoni, creator of integrated information theory, says there is true free will.</text:p>
      <text:p text:style-name="P8">A great lecture that just popped up, I think months ago, where he gives a two hour talk on basically integrated information and how it shows that systems do have causal power and in a way have free will.</text:p>
      <text:p text:style-name="P8">19:46 So depending on your definition of free will, we do have free will. According to his model COVID Deutsch said in an interview with John Horgan just a year ago or so, I'm sure we have free will. Friston <text:soft-page-break/>Coke explains how there are a lot of experiments, the Levee experiments, which we will talk about next time, that basically some people interpret it as not having free will. But actually we will see later when you deliberate that's actually a free will, these choices where you bring your entire conscious being to that question and try to analyze it under all the various cognition.</text:p>
      <text:p text:style-name="P8">And actually there was a study Coke did that kind of show that the Labette study was kind of interpreted wrong. And for anyone who understands that stuff, the readiness potential that was supposed to be proof that there was no free will disappeared when the decisions involved deliberation.</text:p>
      <text:p text:style-name="P8">20:55 So yeah, that's kind of meandering. But I'm sure a lot of people are interested in this bigger picture of why this emergence paradigm is so radically different from the reductionist paradigm. It kind of puts information front and center and systems that process information, complex adaptive systems, are computational systems.</text:p>
      <text:p text:style-name="P8">And with these systems, information actually does have causal power. We're going to explain what we mean by that. So paradigm of emergence says the collective behavior of interacting parts, not simply how they function in isolation, is key to understanding the emergence and evolution of all the fascinating organisms and ecosystems that make up the biosphere. So it's really not about just like particles. It's about the patterns that emerge when these systems find these certain configurations through basically Darwinian mechanisms.</text:p>
      <text:p text:style-name="P8">22:00 And we'll see that self organization too has a Darwinian dynamics. Each emergence in the cosmic self communication process is brought about by a higher order phase transition that moves life ever further away from a state of thermodynamic equilibrium and total disorder. I'm assuming the audience knows what thermodynamic equilibrium is. It's basically if you have, for example, Boltzmann's a model of an ideal gas and explain that, for example, if the gas molecules are bunched up in the corner, naturally the gas is going to spread out until there's no pattern and basically it's like a completely mixed up state. So equilibrium is associated with death and disorder because systems naturally tend toward this more mixed up, unpatterned, completely chaotic state.</text:p>
      <text:p text:style-name="P8">23:05 Of course, later we're going to talk about why open systems, that rule doesn't apply. Basically, systems that are open to the flow of energy can resist this tendency towards a disorder and that's really what the whole story is kind of based on. So through a nested series of such phase transitions these are also called these higherorder phase transitions are major evolutionary transitions. John Maynard Smith talked about them. And metastystem transitions by the cyberneticist Valentine Turchin basically the same concept of some subtle differences.</text:p>
      <text:p text:style-name="P8">So the idea is that cosmic self organization is a series of these transitions for functional things come together to make larger functional ones which come together to make even larger ones and so on. And through this process, adaptive complexity or life so that's a more general way to talk about life becomes better equipped to dominate the cosmos. Life requires an organization that is increasingly hierarchical and integrated and therefore more resilient and computationally powerful.</text:p>
      <text:p text:style-name="P8">24:13 So here are just a couple of figures. You see this hierarchy and this structural hierarchy of matter in life.</text:p>
      <text:p text:style-name="P8">This was adapted from a big physics journal. I can't remember which one it was. But basically physicists are recognizing this hierarchy even when it extends to life. So Jeffrey West book scale comes to mind. And so we see the hierarchy of science kind of naturally mirror this hierarchy of matter in life.</text:p>
      <text:p text:style-name="P8">And the reductionist picture would say that these things at the top here are kind of insignificant parts of the story, transient. But we will see that the more we go up, the more influence on cosmic evolution the phenomena has. So Thomas Huxley's question about a man's place in the cosmos is basically the paradigm of emergence I'm going to discuss.</text:p>
      <text:p text:style-name="P8">25:26 And actually this is kind of maybe like in a specific or a new paradigm of emergence because it includes all this stuff about thermodynamics. And information theory says that the emergence and evolution of life Ines societies and technology are all part of one thermodynamic process, one evolutionary process, one computational process unified by the concept of knowledge.</text:p>
      <text:p text:style-name="P8">So this theory is a theory of knowledge creation. And so knowledge is going to be the unifying theme. And we'll briefly talk about epistemology. I wanted to talk about it more, but it just would have been too long. Cosmic evolution in this paradigm is a universal process of becoming as opposed to being.</text:p>
      <text:p text:style-name="P8">So the universe isn't this static thing. It's actually evolving very much like an organism or a complex adaptive system. So it's not a pan psychic theory. In this theory, consciousness emerges. That's very important.</text:p>
      <text:p text:style-name="P8"><text:soft-page-break/>But you might call it emergent panpsychism because as this evolutionary process proceeds inanimate matter, as life spreads, gets converted into animal matters.</text:p>
      <text:p text:style-name="P8">26:39 So in this picture, humans are neither a cosmic accident nor the end goal of evolution. So we are instead a step on the evolution ladder of becoming. And we are also potentially an essential driver of increasing cosmic complexity. So this big idea is that the universe is undergoing this majestic self organizing process.</text:p>
      <text:p text:style-name="P8">And at this moment of time, at least in this Conor of the universe, we are the stars of the show. This picture is from Eric Jason's book, the Rise of Complexity cosmic Evolution. The Rise of Complexity. He's a Harvard astrophysicist, but I just used Freeman Dyson Coda here because it seemed irrelevant. It's conceivable that life may have a larger role to play than we have.</text:p>
      <text:p text:style-name="P8">Yet image life may succeed against all odds and molding the Universe to its own purpose. So I guess Brian Greene doesn't buy that at all. But if that's true, then as physics as cosmologists have to think about the role of life.</text:p>
      <text:p text:style-name="P8">27:42 There's a lot of people who have said similar things like cephaloid and things flea rater as well. So just a couple of quotes here.</text:p>
      <text:p text:style-name="P8">So, you know, when people hear these terms progress, there's just this stigma. Immediately they thought like, oh, someone's trying to sneak in religion or some intelligent Design theory. So you see these trusted names of physics here. David Dutch is narrowly conceived evolutionary theory considers as mere vehicles for the implication of our Ines or memes. And it refuses to address the question of why evolution has tended to create ever greater adaptive complexity or the role that such complexity plays in the wider scheme of things.</text:p>
      <text:p text:style-name="P8">So there is clearly implying that adaptive complexity does have this larger role to play. We now see how it is possible for the Universe to increase both organization and entropy at the same time. The optimistic and pessimistic errors of time can coexist. The Universe can display creative unidirectional progress even in the face of the second law.</text:p>
      <text:p text:style-name="P8">28:45 Paul Davies says that.</text:p>
      <text:p text:style-name="P8">So that's really kind of a key point in this, is that the second law actually is, in a sense, driving this increase progress. So not only can we have unidirectional progress in the face of the second law, it seems that this progress requires the second law because we'll see that the second law is basically the natural selection pressure for self organizing systems. So in a sense, the second law is both Shiva the Destroyer and Brahma the Creator. So a goal of this unifying theory of reality I've been calling the Great Consilience. It was actually a name suggested by Marco Lynn, who is a Gibsonian and influenced some of this talk.</text:p>
      <text:p text:style-name="P8">So basically, the unifying theory of reality illuminates the connection between complexity, cognition, consciousness and cosmic evolution, or matter, mind and cosmos.</text:p>
      <text:p text:style-name="P8">29:53 And it's really based on complexity science. It's a lot broader than complexity science. But I guess that name kind of in a way includes everything. So it's a unification of major sciences of our time, including but not limited to physics, biology, neuroscience, computer science, evolutionary theory and statistics.</text:p>
      <text:p text:style-name="P8">And basically it describes complex adaptive systems of all scales in terms of energy and information flows. So it uses statistical thermodynamics information theory and cybernetics. So we will talk about those a bit coming up. So if you want to see kind of like a map of what sort of informs this non reductive theory of everything.</text:p>
      <text:p text:style-name="P8">Here you go. So I know there's a lot of information, so I'll kind of try to simplify this for everyone. There are some unifying paradigms that have emerged. So basically, this theory is nothing new. It's basically evolution epistemology.</text:p>
      <text:p text:style-name="P8">After that came Universal Darwinism.</text:p>
      <text:p text:style-name="P8">30:54 And later, right now, we're seeing this kind of revolution with, like, Bayesian inference and these ideas being applied to everything. So being informed by these paradigms and combining those paradigms are updating them, I should say, with information from nonequilibrium thermodynamics that we're talking about, the thermodynamics of open systems information theory. So Shannon's theory, some of you will know that information theory is related very closely to non equilibrium thermodynamics. And basically Boltzmann statistical entropy is mathematically the same as Shanna entropy or information entropy, which is a measure of uncertainty.</text:p>
      <text:p text:style-name="P8">If I had more time, I would go through thermodynamics and the different types of entropy, but we don't have time for that.</text:p>
      <text:p text:style-name="P8">31:58 If anyone has any questions, I can clarify. Cybernetics was basically information theory applied to biology adaptive systems. It was the first science of adapted systems, really. And it's funny.</text:p>
      <text:p text:style-name="P8"><text:soft-page-break/>While writing this, I found out because I had heard the name cybernetics, but it wasn't clear how important it was. In a talk by Jim Crushfeld, santa Fe Institute basically revealed that because cybernetics got associated with the Russian, like, during the Cold War, kind of like the Russian agenda, cybernetics was used to design, like, heat seeking missiles. Norbert Wiener's theory was almost immediately applied for military uses. And because of that, it stopped being taught in American colleges. So, yeah, it's really important.</text:p>
      <text:p text:style-name="P8">And it was actually emerging at the same time as information theory.</text:p>
      <text:p text:style-name="P8">32:59 People were already thinking about systems in terms of information flows, but it's more than information theory because it's the science of feedback. So dynamics systems theory or complex active states, it's kind of like an offshoot of that. All of these inform what I've called universal Bayesianism. Not the only person to call it that.</text:p>
      <text:p text:style-name="P8">I had searched that term and found Adam Safron's paper on integrated world modeling theory that used that same term. But John Campbell has been a researcher who has done a lot to show this equivalent between evolutionary processes and processes of Bayesian inference. We're going to talk about that in a little bit. So, yeah, if anybody has any questions about that. But really, all of these things original life research interface, evolutionary theory if you haven't checked out the work of these people, like everybody here is worth reading their work.</text:p>
      <text:p text:style-name="P8">34:04 From that we get a unified theory of reality that is based on what I call the evolutionary epistemology. Universal Darwinism. Universal Bayesianism framework. That's a long name, I'm aware of that. But it's just to show that these three theories are basically the same theory.</text:p>
      <text:p text:style-name="P8">So Universal Darwinism says that the universe is evolving at every scale through both competitive evolution and through selforganization which is cooperative evolution among agents that have formed a collective unit. So it started with Richard Dawkinson's concept of the meme and the selfish agent that memes were these cultural ants that were equivalent to genes. And so we started to see how information was this paradigm that could be extended beyond biology. And then we had Dean Dennett and Darren's Dangerous idea really extended to like everything to self organizing systems, to cultural and technological systems.</text:p>
      <text:p text:style-name="P8">35:09 Evolution epistemology came before that.</text:p>
      <text:p text:style-name="P8">It was based on Karl Popper's philosophy, but it was actually invented by cognitive psychologist Donald Campbell. And basically that said that the evolutionary process is a problem solving procedure that creates knowledge. So the information stored in genomes and in brain and cultural memory, basically, that all that knowledge accumulates from an evolutionary process. And it's really helpful to think of it as knowledge, especially when we start to talk about this in the context of thermodynamics and information because basically this knowledge is what allows life adaptive systems to stay far from equilibrium. They can resist this tendency towards decay.</text:p>
      <text:p text:style-name="P8">Life can continue to persist if it can acquire the knowledge that it needs to essentially to find free energy that will allow it to sustain itself.</text:p>
      <text:p text:style-name="P8">36:17 So we'll talk about that in a second. More so, universal Bayesianism is a Bayesian update of the first two paradigms. Knowledge is encoded. So the knowledge that evolutionary epistemology described, it's actually encoded in biological systems in the form of a world model.</text:p>
      <text:p text:style-name="P8">So this model is an internal representation and statistical mapping of the environment which gets updated through adaptation and adaptive learning to talk about that process.</text:p>
      <text:p text:style-name="P8">Really, the whole Bayesian brain hypothesis and free energy principle is inspired by cybernetics, heavily so Ross Ashby's Good Regulator theorem and the law requisite variety, which we'll talk about, was kind of the first talk of systems having models and having to model the environment. So Friston says inference is actually quite close to a theory of everything, including evolution, consciousness and life itself. We're not going to go into those bigger implications that would be at the end of the book in the last chapter.</text:p>
      <text:p text:style-name="P8">37:24 But basically this isn't just a theory about evolution. Well, it is evolution, but evolution applied way more broadly.</text:p>
      <text:p text:style-name="P8">So quantum mechanics has an interpretation that's consistent with this and bigger problems like the fine tuning of the constants and parameters that allow for the emergence of life in the universe. We can actually probably have the best explanation for the fine tuning problem and the measurement problem of quantum mechanics with this theory. We won't talk about it, but just so you know, next time, cosmological natural Selection by Lee Smolin is the theory that kind of addresses the fine tuning problem from a universal Darwinism perspective, while quantum Darwinism addresses the measurement problem. So we will save that for next time, but feel free to ask questions about any of those. So what does this do?</text:p>
      <text:p text:style-name="P8"><text:soft-page-break/>I have this. Name poetic metal externalism. I meant to take that out, but next time we'll get into why I chose that name, it sounds kind of like Complex or Buzzword or jargony.</text:p>
      <text:p text:style-name="P8">38:34 But there's actually very practical reasons for having that name. So this unifying theory bridges matter with mine.</text:p>
      <text:p text:style-name="P8">So Universal Darwinism gives us a picture of the open ended complexity growth that this whole idea is based on the idea that evolution keeps producing increasingly complex, intelligent forms of life.</text:p>
      <text:p text:style-name="P8">Universal Bayesianism is the link that kind of connects those paradigms with consciousness. So again, we won't get into that today. But when you understand that knowledge is stored in the form of a world model that a system that models itself can experience, then we start to get a better understanding of what consciousness consciousness is. It's a mental model. So it's not a traditional pan psychic theory, even though I know Friston and Levin and some of his colleagues have kind of been flirting with pan psychism, this theory would say that's wrong.</text:p>
      <text:p text:style-name="P8">39:41 And it kind of reduces consciousness to something trivial by saying that it's in everything. Like a proton is conscious because it's a triad of corks that have to be in a certain configuration. So there is some minimal level of integrated information that's not enough to get conscious experience. Again, observer so saffron's interface world modern theory says that you need a model with spatial temporal and consult coherence. I would also argue that it requires self modeling capacity.</text:p>
      <text:p text:style-name="P8">Talk about that a little bit at the end if anyone's interested. But this theory is supposed to bridge mind with cosmic evolution. So the story starts with the second law. Daniel, if there's any questions about that, like intro, let me know. If not, I can just proceed.</text:p>
      <text:p text:style-name="P8"/>
      <text:p text:style-name="P8">40:34 Daniel:</text:p>
      <text:p text:style-name="P8">Could I ask two questions from the chat?</text:p>
      <text:p text:style-name="P8"/>
      <text:p text:style-name="P8">40:36 Bobby:</text:p>
      <text:p text:style-name="P8">Sure.</text:p>
      <text:p text:style-name="P8"/>
      <text:p text:style-name="P8">40:37 Daniel:</text:p>
      <text:p text:style-name="P8">Okay. The first question is from Bleu wrote do you think that nonliving autonomous agents with multiple competing priorities such as self driving cars, have free will? If not, what is the defining difference between these systems and humans?</text:p>
      <text:p text:style-name="P8"/>
      <text:p text:style-name="P8">40:55 Bobby:</text:p>
      <text:p text:style-name="P8">No, I don't think they have free will. So adaptive information is a special type of information. I do think those things and this is kind of following Sarah Walker's lead, who's ant Arizona State. I think she's also SFI faculty now. But basically, to have self driving cars, you first need life.</text:p>
      <text:p text:style-name="P8">So anything like a self driving car that's like this information processing system. If you were to come across a broken down self driving car on some planet and you saw that, you would have to infer that there was also life there because life is part of the trajectory to get to that. But I wouldn't say that it has free will because it's just this input output machine with a defined set of algorithms, and adaptive systems are more flexible.</text:p>
      <text:p text:style-name="P8">In the next time we'll talk about actually the emergence of agency, which occurs with the origin of life for a biogenesis.</text:p>
      <text:p text:style-name="P8">42:04 And you basically because this self organized system that would be kind of like the protocell, is evolving through a mechanism that a darwinian dynamic for self organization that will explain in a bit. It builds up information, and at some point there's a phase transition where the information that's getting built up in the system basically gains what sarah walker and paul davies call informational control. So there's a point where information actually starts calling the shots and you can see the difference between systems that where there is informational control. So living systems and inanimate systems because for example, inanimate systems, their movement can be predicted with Newton's laws.</text:p>
      <text:p text:style-name="P8">So anyone who's taken first year physics probably has to do an exercise where you're trying to predict the movement of some macroscopic system like a ball that gets kicked or pushed by a gust of wind.</text:p>
      <text:p text:style-name="P8">43:15 And what you do is you have to draw out all the force acting on the system and then you can understand where the system is going to go. With life. You don't need an external force for it to start, for example, climbing uphill that's internally generated. Of course it's not magic, the adaptive system, the agent has stored energy that is extracted from the environment.</text:p>
      <text:p text:style-name="P8"><text:soft-page-break/>So for example, humans that have eaten food and there's a metabolic process that's driving this. But still with living systems where information has cue of power, basically the trajectory of the system can't be predicted by these fundamental laws of physics. Philip Ball, journalist that has been talking about this, his recent article, which caused a lot of controversy between like the reductionist, like talking about free will and agency and there's a lot of confusion around that.</text:p>
      <text:p text:style-name="P8">44:16 So people like Jerry Coin were like trying to shoot it down. Hopefully I can talk about that.</text:p>
      <text:p text:style-name="P8">I guess we'll talk about that next time because there's a lot of confusion about what we're saying when we say something has agency or free will. But this example is if you throw a ball and a bird off the tower and you can predict what one is going to do, you can't predict what the other is going to do. Interestingly though, I would say that the bird's not completely unpredictable. You can predict that it's not going to hit the ground, it's not going to splat on the ground, it's going to fly away. You have to understand the bird in terms of its goal.</text:p>
      <text:p text:style-name="P8">So you have to understand the bird and its environment and the information that got built up through evolution and then we can start to predict the bird, its statistical behavior. So inanimate systems, you can pretty much precisely predict the movement unless they're kaedotic systems, which is another story.</text:p>
      <text:p text:style-name="P8">45:17 But with life it's not predictable in that same way with like lowlevel laws of physics. But I'm arguing that actually life is more predictable than we thought. But you need things like non equilibrium statistical mechanics and for example, free energy principle.</text:p>
      <text:p text:style-name="P8">So you can say that an organism will try to minimize free energy or minimize the difference between its models prediction and reality. So it will try to minimize prediction error. And that's a way that we can start to describe behavior typically.</text:p>
      <text:p text:style-name="P8">Was there another one?</text:p>
      <text:p text:style-name="P8"/>
      <text:p text:style-name="P8">46:02 Daniel:</text:p>
      <text:p text:style-name="P8">Yes. Can I ask the second question?</text:p>
      <text:p text:style-name="P8"/>
      <text:p text:style-name="P8">46:04 Bobby:</text:p>
      <text:p text:style-name="P8">Yeah, I know I didn't completely answer that, but that will require all the points that I would get into in the second talk. That's a great question.</text:p>
      <text:p text:style-name="P8"/>
      <text:p text:style-name="P8">46:13 Daniel:</text:p>
      <text:p text:style-name="P8">Yeah, I would have written in a larger margin if I had more time. The second question is from Joseph Clark, who wrote first, complimented your talk and let you know that you Ari Kahn. Interesting guy. So then the question was, how far do you think the universe can organize itself and what does that look like?</text:p>
      <text:p text:style-name="P8"/>
      <text:p text:style-name="P8">46:35 Bobby:</text:p>
      <text:p text:style-name="P8">Okay, great.</text:p>
      <text:p text:style-name="P8">That's the perfect question to lead into the next part. And hopefully by the end of this, we will have some sort of answer for that, which is good, because when I started making the beginning of the presentation, I was going to get to consciousness and free will, and I ran out of time. So there's been a lot of talk about things that I won't get to, but that we will get to. So the story starts with the second law.</text:p>
      <text:p text:style-name="P8">So the second law of thermodynamics, as popularly understood, says that systems naturally become increasingly disordered. That's really just because of the large scale effects of chance. So there are many ways to be disordered and there are relatively fewer ways to be patterned. So a system that's this collective of particles, so this evolving ensemble of particles will naturally tend to move towards a configuration that is completely spread out and mixed up.</text:p>
      <text:p text:style-name="P8">47:41 There are no energy gradients, so no work can be extracted.</text:p>
      <text:p text:style-name="P8">That's a state of equilibrium. So we are going to use this word, thermodynamic equilibrium, to mean death in disorder. So life wants to resist the tendency towards equilibrium and ants to stay ordered. What's interesting about this is that it applies to all this is kind of like where the free energy principle, for instance, Bayesian brain hypothesis, it frames everything this way. So I thought it was a good way to kind of frame it here, is that you start with the second law and any conceivable system, any ordered system, for it to continue to persist, has to resist this tendency.</text:p>
      <text:p text:style-name="P8">So basically, Schrodinger, the guy everybody knows from quantum mechanics in the Cat thought experiment, he wrote a book called what is Life in the Forties?</text:p>
      <text:p text:style-name="P8"><text:soft-page-break/>48:42 And basically kind of solve this paradox. Like if there's a second law and things become more disordered than what's with life and what's with the biosphere and all this complexity that we see around us. And he explained actually, Boltzmann explained this before him, but Boltzman said a lot to contradict this as well, or just didn't follow this to implications. But Schrodinger explained that open systems by feeding off free energy in the environment.</text:p>
      <text:p text:style-name="P8">So free energy is just energy that you can extract work from. So it's ordered energy as opposed to energy that's been dissipated in the form of heat. You can't extract useful energy from that energy. It's still there, it's just spread out and you can't harness it. Collecting it would cost more than you get out of it.</text:p>
      <text:p text:style-name="P8">So Schrodinger explained that if a system can get free energy, which he called negative entropy, or negative was called by someone later.</text:p>
      <text:p text:style-name="P8">49:49 So to understand how ordered systems stay ordered, you basically need to understand that they have to constantly be extracting free energy from the environment. The moment that they ant extract more free energy is the moment that the system dies and decays to equilibrium. So basically, the second law is not violated by life because in this effort to stay far from equilibrium life, it keeps extracting that order free energy and keeps dissipating it as heat. So it's basically exporting entropy into the environment.</text:p>
      <text:p text:style-name="P8">So the order that is maintained is paid for by the dissipated energy, which becomes thermal entropy. So there are multiple definitions of entropy. So you have thermal entropy, which is heat entropy, and then statistical entropy, which explains thermal entropy, but it has a broader domain of application.</text:p>
      <text:p text:style-name="P8">50:56 So you can talk about shuffling a deck of cards and you can talk about like the statistical entropy increasing if the deck is ordered and it starts becoming mixed up through the shuffling. But the deck of cards, the thermal entropy, isn't changing much at all.</text:p>
      <text:p text:style-name="P8">So there's different types of entropy. There's also information entropy, which has to do with the number of messages that can be sent across the channel, instead of the number of states that a system can be in, the number of micro states, without changing the allostat or the kind of collective properties of the system. There's a really neat relationship between statistical entropy and information entropy, which I won't talk about here. It was really fleshed out by Et James, but yeah, so information and entropy go hand in hand.</text:p>
      <text:p text:style-name="P8">51:59 Just to give a little more concept before we get into the details, david Deutsch and his great Ted Talk called after Billions of Years of Monotony, the Universe Is Waking Up, says if Ronen can speak of a cosmic war, it's war between monotony and novelty, between stasis and connectivity.</text:p>
      <text:p text:style-name="P8">And in this war, our side is not destined to lose. If we choose to apply our unique capacity to create explanatory knowledge, we could win. So that's very different than Brian Greene's story, and it kind of gets ant the second question that was asked there, how far can this complexity increase go? And so this kind of foreshadows that maybe it doesn't have a limit. And that seems most people think that would go against the second all the dynamics.</text:p>
      <text:p text:style-name="P8">We're going to see why that's not necessarily true. But you can also see this cosmic war as this fight between order versus disorder, life versus entropy, and knowledge versus uncertainty or affordance. But is life's battle against disorder good versus evil, or yin and Yang?</text:p>
      <text:p text:style-name="P8">53:02 So I'm going to kind of argue that these two things kind of have this you COVID describe their relationship as causally dependent. It's kind of like this dialectic between life and disorder.</text:p>
      <text:p text:style-name="P8">And it is through this sort of interactions that creates progress. So we have some Eastern idea mentioned again, but when I was writing the book, a friend that practices Buddhism called me and told me about this independent polarizing idea, which I thought was really cool. So we're going to come up with this, what we call poppers principle, which is problems create progress. We're going to see that this problem of entropy, that this tendency towards decay, is what actually forces systems to evolve. Basically, it forces them to search what's called the configuration space for the force, space for the state space to find configurations that are good at extracting energy and that allows it to stay far from equilibrium.</text:p>
      <text:p text:style-name="P8">54:09 So we're going to have some figures soon. So this stuff that's kind of abstract becomes a little bit more concrete.</text:p>
      <text:p text:style-name="P8"/>
      <text:p text:style-name="P8">54:17 Daniel:</text:p>
      <text:p text:style-name="P8">Just out of respect to the earlier request, how about you check the time and feel then how fast you'd like to continue, however much you ant to present. And then if you want to take any questions, but first just check the time. And let just.</text:p>
      <text:p text:style-name="P8"/>
      <text:p text:style-name="P8">54:36 Bobby:</text:p>
      <text:p text:style-name="P8">Notice when we started. So about how long have I been going?</text:p>
      <text:p text:style-name="P8"><text:soft-page-break/></text:p>
      <text:p text:style-name="P8">54:39 Daniel:</text:p>
      <text:p text:style-name="P8">I would say 50 minutes.</text:p>
      <text:p text:style-name="P8"/>
      <text:p text:style-name="P8">54:43 Bobby:</text:p>
      <text:p text:style-name="P8">Really? Okay.</text:p>
      <text:p text:style-name="P8">How long can we go?</text:p>
      <text:p text:style-name="P8"/>
      <text:p text:style-name="P8">54:47 Daniel:</text:p>
      <text:p text:style-name="P8">We can go another 99 minutes.</text:p>
      <text:p text:style-name="P8"/>
      <text:p text:style-name="P8">54:51 Bobby:</text:p>
      <text:p text:style-name="P8">Okay. I'll try to go through it a little bit faster, but if we use all the time I told you yesterday that I was feeling I had a sore throat and the sore throat is better today. I'm hopped up on cold medicine.</text:p>
      <text:p text:style-name="P8">I'm sure I'm gain to pay for tomorrow. But yeah, if we use all the time with questions, that would be good. So in our everyday experience, things don't naturally become ordered unless someone intervenes. Rooms get messier, buildings erode. So we already talked about this Schrodinger's solution.</text:p>
      <text:p text:style-name="P8">So we can think of life as a game. So life has always been playing a game against the second law of thermodynamics. There is another narrative that I won't go into, but life is also an energy flow channel. So life, by existing and computing and trying to park equilibrium, is also increasing entropy.</text:p>
      <text:p text:style-name="P8">55:56 Actually, the universe of life will increase entropy at a faster rate in the universe without life, which is pretty interesting.</text:p>
      <text:p text:style-name="P8">So it's again, not necessarily that life is like battling against entropy. In many ways, it increases entropy. But there's also this story, I guess what it's trying to battle is a tendency towards disorder. So it depends on what type of entropy you're talking about. So the challenge in the game of life, which applies to you as well as other simpler adaptive systems is to resist that tendency.</text:p>
      <text:p text:style-name="P8">So this gives life a goal for telelogy. So telelogy was associated with kind of this mystical thing but basically we're seeing that teleology is just agency. It's just a result goal oriented behavior as a result of the information that's been accumulated over evolution. So teleology, the book tries to naturalize teleology and just say that there are these goal oriented systems that behave different because they are acquiring information to Darwinian evolution.</text:p>
      <text:p text:style-name="P8">57:06 So life has to attract free energy.</text:p>
      <text:p text:style-name="P8">That's how it stays in the game of life. And to extract free energy, it's not a simple task. So the computational task of extracting free energy requires that the system acquire information about its environment. Otherwise it can't find energy. It also requires that the system model its environment.</text:p>
      <text:p text:style-name="P8">So the information is creating this predictive model, this generative model and it is that model that allows it to continuum find free energy. So we will explain that life strategy is it searches through a configuration space for solutions to the problem of survival through trial and error search, variation in selection. So we know about evolution. There's this genetic variation in natural selection and we're going to argue that process, that mechanism is much broader. The evolutionary mechanism is actually the mechanism of the scientific method and of adaptive learning.</text:p>
      <text:p text:style-name="P8">58:13 And that mechanism is also a process that accumulates evidencebased knowledge. So it's also a process of DAGs and inference. We're going to explain why. So here we have those different mechanisms with different names so it's not included here. But if life is a game, there are levels to this game and the levels we're going to see are these evolutionary transitions.</text:p>
      <text:p text:style-name="P8">Every time life graduates to this more complex hierarchical system like when singlecelled organisms come together to form a multicellular organism and multicellular organisms come together to form communities like societies, that you can view these evolutionary transitions as life graduating to a new level.</text:p>
      <text:p text:style-name="P8">So we're going to talk about how adapted information gets built up through evolution and we're calling that knowledge.</text:p>
      <text:p text:style-name="P8">59:15 It's nice to have that word knowledge because this process of an adaptive system acquiring this information is actually reducing its uncertainty about the environment so it's reducing its ignorance about all the ways the surrounding world could potentially surprise it. So knowledge is a nice word. Some philosophers, like old school philosophers might have issue with that because in some teachings, like knowledge is something that conscious beings with awareness has. But we're calling any adaptive <text:soft-page-break/>information knowledge and it's got more of a technical definition because knowledge is that information which reduces uncertainty.</text:p>
      <text:p text:style-name="P8">And you could actually quantify this process of evolution tariffs. Dean has talked a lot about how you can do that with information measures. So just to explain why is knowledge something that matters? Like does it have causal power or is it all just this Billiard Ball universe where it's like these particles bump against each other and you can basically use fundamental laws of physics to describe like the trajectory of all the particles in the universe.</text:p>
      <text:p text:style-name="P8">1:00:29 This is saying no, that the information that gets built up through evolution has causal power such that these systems start to behave in ways that are different than what would be predicted from something our Newton's laws.</text:p>
      <text:p text:style-name="P8">So we also have this process interpretation that Sarah Walker likes to talk about. But antiaprecient is basically we're familiar with planets pulling in matter. So bodies like asteroids because gravity pulls matter in naturally. But anti accretion is when a planet is ejecting matter.</text:p>
      <text:p text:style-name="P8">The only time we really see anti accretion is when you have a planet with life on it. So right now bits of biosphere, so humans and space rockets are being sent to other celestial bodies. So that's a form of antiacretion sending up satellites.</text:p>
      <text:p text:style-name="P8">1:01:32 You won't see a satellite get sent out. If you see that in the universe like you're looking at some other solar system and you see a body sent out and put into orbit from a planet, that's an indication that life is there.</text:p>
      <text:p text:style-name="P8">That's a biosignature. So she says that antifreean requires comprehenders specifically the existence of physical systems with knowledge of Newton's laws.</text:p>
      <text:p text:style-name="P8">So what does it all mean? It means we need knowledge to keep us out of thermodynamic equilibrium.</text:p>
      <text:p text:style-name="P8">So how do we acquire knowledge? Science is the most salient example of the causal power of knowledge. So science has eradicated lethal diseases, built a global communication network called the Internet and created weapons of apocalyptic power.</text:p>
      <text:p text:style-name="P8">1:02:34 It's not always good, this power of knowledge, but we see that there's something about the scientific method which is efficient at accumulating knowledge. So we're going to talk about why.</text:p>
      <text:p text:style-name="P8">That's where we get into Karl Popper and evolutionary epistemology. So we know knowledge is important. Karl Popper says we're always faced with practical problems and out of these grow sometimes theoretical problems where we try to solve some of our problems by proposing theories. So Popper stresses that all of science starts with a problem either theoretical or practical. And it is that problem that forces us to seek out a solution.</text:p>
      <text:p text:style-name="P8">So we can already see why this principle that I've called Poppers principle says that problems create progress. So some of these theories that we make to try to solve our problems will be wrong.</text:p>
      <text:p text:style-name="P8">1:03:40 There'll be errors. But the idea with science is that those errors get filtered out by a process of testing your theories and a peer review process which gives criticism. So knowledge is really for knowledge.</text:p>
      <text:p text:style-name="P8">For us to know that some piece of information is knowledge, it really needs to be tested. And we call that evidence based knowledge or evidence based information. So it's really the only true kind of knowledge because you don't know if something's true until you test it. For example, the world doesn't look round from a naive perspective, it looks flat. So for example, someone who had the first idea, and I'm sure it was before anybody famous, we knew someone had this idea and probably people blew it off.</text:p>
      <text:p text:style-name="P8">But some things that are true about reality are not immediately apparent from sensory observation, from sens data.</text:p>
      <text:p text:style-name="P8">1:04:47 So we really need to test our theories if we are going to be sure about them. So what Popper found out was the scientific method is an algorithm. He called that algorithm conjecture and reputation. And basically this is the method of hypothesis testing.</text:p>
      <text:p text:style-name="P8">So you have a problem you believe can be solved, you make an informed guess or see if your theory can be refuted proved false by testing its predictions. So people have pointed out, like John Campbell, Karl Friston, that science is a process of inference. So it recognizes statistical patterns and trends in nature that we can use to make increasingly accurate predictions. It would not be an accurate and to say that the function purpose of science is to generate predictive knowledge. And we can characterize that as a process of inference, which basically means that scientist biological conclusions about the way the world works based on evidence based information acquired in the past, but with never present awareness that the information can and will lead to new conclusions and deeper understanding.</text:p>
      <text:p text:style-name="P8"><text:soft-page-break/>1:05:57 So when we recognize this, we also have to recognize that all of our models will have uncertainty. So we should never think that our model is right. Every model is going to be proved wrong in some way. But through the scientific process, the idea is that we get closer and closer to truth. So we can never reach perfect truth, but in this model you can actually get closer to it.</text:p>
      <text:p text:style-name="P8">So in some senses it's different than like postmodernist philosophy that says there is no objective truth. There is an objective truth, but we can never know it, but we can get closer to it. So Force Popper understood that the knowledge generating mechanism behind science success was conjecturing reputation. He realized that human learning, which begins at birth and continuum to death, uses the same problem solving algorithm, although the developmental psychology literature called the method trial and error. So because life is constantly presenting us with new challenges, such as the need to get from one place to another, a problem that inspires babies to learn to walk, we must constantly try out new behavior solutions.</text:p>
      <text:p text:style-name="P8">1:07:01 We can think of these actions as guesses about how to survive or if you prefer, experiments in evading equilibrium or predictions for persistence. And they will often fail.</text:p>
      <text:p text:style-name="P8">So this is Dan Dennis idea of life exploring this design space. We're going to talk about how it does so through evolution, but we're still talking about science here and adaptive learning on abstract level. We can imagine a certain practical problem as a challenge, one with the solution that exists somewhere out there in the space of possibilities, just waiting to be found by someone sufficiently motivated and clever. It may take some time. But if the possibility space the space of possible solutions is continuously explored in an efficient way, eventually a solution will be discovered.</text:p>
      <text:p text:style-name="P8">Trial and error learning explore the solution space so just to give you a clear example of how adaptive learning is kind of this form of hypothesis testing. So whenever we have a problem in life and we don't know the correct solution to a problem in advance, we naturally begin with those potential solutions that are closer to our starting point in the evolution space we're sampling.</text:p>
      <text:p text:style-name="P8">1:08:10 So, for example, if a baby reaches for its bottle and barely misses, it'll adjust its behavior slightly, which minimizes the chances of making an error. So our instincts may not just in the general direction of a solution, but the instinct alone is not enough. We have to try out what you could call a behavior conjecture.</text:p>
      <text:p text:style-name="P8">And when it fails, we try something new. So that's kind. Of like a new theory. And it's essentially the old one, but with a little twist. And if that behavior solution is remembered, then it gets stored for future use, ready to be repeated, but also adapted if necessary.</text:p>
      <text:p text:style-name="P8">But in humans. So the baby example reaching for the bottle. Let's say it misses the bottle. It won't get a reward signal. It won't get a little surge of domain.</text:p>
      <text:p text:style-name="P8">So if it corrects and it gets closer, it gets a little reward signal. This is reinforcement learning. But basically, this adaptive learning process is a process of making theories and eliminating those theories that are errors.</text:p>
      <text:p text:style-name="P8">1:09:20 So Popper saw that scientific knowledge and the evolution process were also connected. So not only is science adaptive learning, both of those things are attention of the evolutionary process.</text:p>
      <text:p text:style-name="P8">So he says in science theories are highly competitive. We discuss them critically, we test them and we eliminate those theories which we judge to be less good in solving the problems which we wish to solve. So only the best theories, those which are most Monod, surviving the struggle. This is the way science grows. So that's kind of nice, like showing you really?</text:p>
      <text:p text:style-name="P8">How? This is an evolutionary process. Not only is science an evolutionary process, the converse is true. Evolution is scientific process. So it is clear this is another quote.</text:p>
      <text:p text:style-name="P8">It's clear that this view of the progress of science is very similar to Darwin's view of natural selection by the way of the elimination of the unfit of the errors in the evolution of life the errors and the attempts of annotation which is Attial and error process.</text:p>
      <text:p text:style-name="P8">1:10:24 Analogously science works by trial theory making and by the elimination of errors. I might pause in a second just to see if everybody understands, but I have a few more slides. So evolutionary algorithms also use this mechanism, but it's called generate and test, so I didn't mention this. The mechanism of evolution is variation and selection.</text:p>
      <text:p text:style-name="P8">So we have these algorithms that are equivalent conjecture and reputation, trial and error variation in selection. We also have generated tests. So machine learning evolutionary algorithms have this method generated test possible evolution are generated into an Attial solution is found, and these solutions accumulate in some memory store while the errors are filtered out and forgotten. In science evolution, our theories are modeled that accuracy predicts the natural phenomenon and the successful ones accumulate in peer review generals and textbooks.</text:p>
      <text:p text:style-name="P8"><text:soft-page-break/>1:11:29 So we see that these processes are equivalent.</text:p>
      <text:p text:style-name="P8">We're actually going to see that it's this Bayesian process, that adaptation is also process of the model of the organism becoming optimized, decreasing its prediction error so that it can more efficiently extract free energy from an Dutch to stay ord. So we get this principle that all evolutionary processes are learning processes and all learning processes are evolution processes. Conrad Laurence, a Nobel Prize winning zoologist, was also a pioneer of evolutionary epistemology. And he made the statement life is a cognitive process. So if this is true and there's this functional equivalence between the mechanisms driving evolution learning and evidence, then that implies that annotation or the genetic information that corresponds to those physical adaptations are equivalent to scientific knowledge.</text:p>
      <text:p text:style-name="P8">1:12:41 They're actually the same thing. So to kind of make this relationship clear, biological adaptation represents knowledge of the environment. And the knowledge we acquire through learning and science reflects annotation to the environment. So we see that there's no meaningful distinction between adaptive information and scientific knowledge. Both allow life to predict an uncertain world, control matter, constrain chaos, and construct order from disorder.</text:p>
      <text:p text:style-name="P8">So the very same property that is responsible for organic matter leaving the planet in spaceships so this ants accretion is the same property that allows organisms to climb uphill, seemingly defying the force of gravity. Of course, the laws of physics aren't violated in any way, but living systems are not constrained by the laws of physics the way inanimate systems are. So some examples a dolphin streamlined design, which is a product of the information stored in genome, contains the knowledge of hydrodynamics. An eagle's wing design contains the knowledge of dynamics.</text:p>
      <text:p text:style-name="P8">1:13:45 Not only can we be certain that engineers see knowledge in these function structures, there should be little doubt that they inspired our machines.</text:p>
      <text:p text:style-name="P8">And without that information, I don't think we would have come to those interactions, at least not anytime soon. Camouflage on an organism represents knowledge of the environment. So kind of bridging this idea of evolution epistemology that evolution builds up knowledge and that science is an extension of the evolutionary process. Making a bridge between that and Bayesian inference requires this relationship between adaptation and statistical correlation. So physicist Dario Rivera, who chaos, gotten really interested in explaining how this information that underlies agency, that behavior that we see with living systems gets built up through evolution.</text:p>
      <text:p text:style-name="P8">1:14:47 He wrote a great essay won the Foundational Questions Institute essay. Contest a few years ago. But this work was based on the work of David Wolford and Arden Kolchinsky and basically shows how this adaptation builds up information in the system. That information is really statistical correlation between the organism and its environment. So here's the simplest example.</text:p>
      <text:p text:style-name="P8">It's a bacterium performing chemotaxis. So chemotaxis is basically a bacterium will swim in the direction of food and swim away from toxins. So basically, it's detecting this chemical gradient that it follows.</text:p>
      <text:p text:style-name="P8">So we can see in this example, and this isn't the case for all species, but you can imagine that a bacterium that swims to the left when nutrients are on the left prospers compared to a bacterium that swims at random.</text:p>
      <text:p text:style-name="P8">1:15:54 So with this behavior where it's swimming towards food, that is the product of a chance mutation. So in some sense it's an accident. But when it discovers that solution, that organism is more likely to reproduce. So that solution gets retained in the correlation.</text:p>
      <text:p text:style-name="P8">It gets sort of frozen hardwired in. And so the process of annotation is a process that builds up a statistical correlation between the system, the agent, and its environment. And so that shared statistical correlation represents mutual information. So mutual information is information that's shared between the environment and the organism. And just to explain that a little bit more, this correlation, basically, as this correlation gets built up, it's creating predictive knowledge.</text:p>
      <text:p text:style-name="P8">1:16:57 So John Madeard Smith Ines Fred Jesuski, who did kind of the pioneering work applying Shannon's information theory to try to quantify evolution. So Dresky argues that if some variable A is correlated with the second variable B, then we can say that B carries information about A. For example, if the occurrence of rain is correlated with a particular cloud, then the type of cloud tells us whether it would rain. That's from a great essay called The Concept of Information Biology. So we can see that you have this little Rhyming equation here.</text:p>
      <text:p text:style-name="P8">Implication equals statistical correlation, equals mutual information. And because that shared information allows the organism to predict its environment better, this process is also a process of model optimization. So the predictive model of the organism as it adapts starts to become more accurate.</text:p>
      <text:p text:style-name="P8"><text:soft-page-break/>1:17:58 And so this whole process can be seen as a free energy minimization process. Of course, that's information theoretic free energy.</text:p>
      <text:p text:style-name="P8">It's the free energy of, for instance, principle. We're not talking about thermodynamic free energy. Anyone wants to ask a question or gets confused about that, let me know. But it's basically those things are related, something that's not mentioned enough. Minimizing information, theoretical energy, which is just minimizing the prediction errors of your model, is what allows the organism to minimize environmental free energy.</text:p>
      <text:p text:style-name="P8">So by acquiring information, reducing their information, theory allows the organism to extract energy and reduce thermodynamic free energy. It minimizes the free energy in the environment and converts it into entropy.</text:p>
      <text:p text:style-name="P8">1:18:58 So we kind of see how this getting into Universal Bayesianism as it becomes more correlated, it gains information about its niche and therefore it becomes a better predictor of that niche. So that's what annotation is. It's the genome of the species accumulating information that reduces the average organism's uncertainty regarding the environment.</text:p>
      <text:p text:style-name="P8">So the genome is a knowledge repository of solutions to environmental challenges that allows an organism with no brain and no mind to anticipate events in the environment. So in this theory, as I mentioned before, consciousness comes later. It comes with selfmodeling capacity, and a bacterium would be kind of a zombie agent. It would have agency and it would move with purpose. But that is not enough for mind, or at least mind defined as consciousness.</text:p>
      <text:p text:style-name="P8">If you want to say that mind is just information processing, then yes, there is mind in these systems.</text:p>
      <text:p text:style-name="P8">1:20:00 That's very different than saying that the system has a subjective experience and a first person perspective that will come in the next talk. But it's harder so that information stored memory is integrated into a fiscal or predictive model that determines the causal control systems, behavior repertoire, or the full range of behavior an organism is capable of. And it is this mapping of sensory inputs, motor outputs, that makes the organism move in ways that we normally associate with mind or consciousness. Karl Kiverstein, in a great Eon article, says all biological processes can be construed as performing some form of inference.</text:p>
      <text:p text:style-name="P8">I think I already read that. But the free energy principle for those aren't familiar. We've already explained it. But the Bayesian brain hypothesis and the free energy principle are the same thing. The difference is that the free energy principle applies to all other adaptive systems where the other one is just focusing on brains.</text:p>
      <text:p text:style-name="P8">1:21:02 But Friston realized that this model and a process that applies to any system that's trying to resist the tendency towards disorder. So any system to stay to continue persisting longer than we would expect. Naturally it must engage in Bayesian like learning to deal with environment uncertainty. How much time do I have left? Roughly?</text:p>
      <text:p text:style-name="P8"/>
      <text:p text:style-name="P8">1:21:31 Daniel:</text:p>
      <text:p text:style-name="P8">Still more than enough.</text:p>
      <text:p text:style-name="P8"/>
      <text:p text:style-name="P8">1:21:36 Bobby:</text:p>
      <text:p text:style-name="P8">I'm definitely more than half through. I'd say I'm two thirds of the way through. So John Campbell has this great paper called Universal Darwinism as a process of Bayesian inference that I kept coming across as I was trying to understand non equilibrium thermodynamics and information theory, I should say. Actually, I should have done. Books show you each book.</text:p>
      <text:p text:style-name="P8">But there's a great book called the origin and nature of life on Earth by Shanna Bijan Stewart's, eric Smith and Harold Morowitz. Morowitz was a professor of mine. Eric is a friend that we would have these foundations of the mine guild. It was like a consciousness club that would meet at the Krasnow Institute where I got my PhD. So their book, The Origin of Life on the Origin of Life in Computer Eight, actually gets into this information theory and this Bayesian inference and describes the origin of life and the evolution of life as a process of Bayesian model selection.</text:p>
      <text:p text:style-name="P8">1:22:44 And so that was kind of what connected nonequilibrium statistical mechanics to this Bayesian brain hypothesis. And I realized that these theories were kind of converging on the same ideas. So John Campbell wrote this paper in 2016. He says, Bayesian inference is an algorithm for the accumulation of evidence knowledge. This algorithm is now seen to operate over a wide range of evolutionary processes, including natural selection, the evolution of mental models, and culture evolutionary processes, notably including science itself.</text:p>
      <text:p text:style-name="P8">So when we say that evolution is a process of Bayesian model selection, in the book I mentioned with Eric Morowitz actually characterized evolution as an inference engine. We're basically saying that when <text:soft-page-break/>organisms that aren't fit get weeded out, that's basically models that aren't predictive getting eliminated. So the organisms that persist are the models that were able to predict the environment best.</text:p>
      <text:p text:style-name="P8">1:23:49 So inference and prediction are kind of the same thing, since the word inference is a little obscure, I guess. So just to make this point a little more clear, since nature is complex and intrinsically unpredictable, the model of an organism is at some point guaranteed to fail.</text:p>
      <text:p text:style-name="P8">When reality surprises it with the unexpected. That's what the free energy principle is about. Minimizing surprise is the same thing as minimizing prediction error. So an organism gets eaten by a predator, a baby fails to reach his bottle, a scientific theory fails to explain new data.</text:p>
      <text:p text:style-name="P8">Basically, when any of these things happen, it means that the model used to predict your body is not completely accurate. It contains a certain amount of prediction error and needs to be corrected. So what's the solution? Try something new. Old model work well enough up to that point, so don't ditch it.</text:p>
      <text:p text:style-name="P8">Just vary it a bit and see if it performs better.</text:p>
      <text:p text:style-name="P8">1:24:49 If it does not reduce surprise, eliminate that variant and try gain. If prediction errors reduce, replace the old model with the new ones so that it becomes the raining theory and the design template for new variants to be based upon. When a model has been updated in this way due to natural selection, adaptive learning or experimental testing, we can say that knowledge chaos been acquired and environmental uncertainty reduced. So here we have an image, I should say that Infinity Maps, German software mapping company, helped me create these images.</text:p>
      <text:p text:style-name="P8">Oliver Won. I have to give a big thanks to him. This image has a little bit more going on than I would want right now. But you could see that basically this represents two different mechanisms for learning and adaptation. So this one on the top that we're going to talk about first is the normal competitive evolution, sort of Darwinian survival of the fittest, while this mechanism over here is the mechanism of selforganization.</text:p>
      <text:p text:style-name="P8">1:25:56 So let's first talk about the normal type of evolution we're familiar with and show that how this process of evolution that works through variation in selection, actually generates predictive information and creates a model which encodes knowledge of the biological relevant regularities in the environment. So first we have this. This is a bacterium over here. And so this is the simplest model. You have an organism that's an embodied theory or a best guess about how to stay far from equilibrium.</text:p>
      <text:p text:style-name="P8">So evolutionary epistemology sees organisms themselves as embodied theories. So evolution is basically testing these different models. So it basically reproduces.</text:p>
      <text:p text:style-name="P8">1:26:58 And we know that because there are going to be errors in that process, the genome will get chance slightly and you will get a generative model progeny that all are slightly different, have slightly different configurations. Some of these configurations will be better at extracting energy and predicting the environment than others.</text:p>
      <text:p text:style-name="P8">And the ones that aren't good at predicting the environment, they get filtered out by natural selection. So here we see design four is the winning design because it's the best predictor. And it's the best predictor because it's the best extractor of energy. And so that design that organism gets to reproduce and then you have another generation of designs that are slightly different. And this process is an iterative process just like science and hypothesis testing.</text:p>
      <text:p text:style-name="P8">1:28:03 So over generations you will start to get designs that are better adapted to the environment, which we've explained means that they will be more correlation with the environment and being more correlated means being a better predictor. So the knowledge that's left over after this process is the adaptive information stored internet material that reduces environmental uncertainty. And you see that this process will ultimately lead to the evolution towards the best possible design. So it's an optimization. A lot of people don't think that evolution is optimizing anything.</text:p>
      <text:p text:style-name="P8">There's been this kind of philosophy that evolution does just good enough. But we actually see that in terms of the computation that it does to stay far from equilibrium, that it's actually optimized for being almost maximally efficient.</text:p>
      <text:p text:style-name="P8">1:29:05 With its use of energy. It approaches something close to what's called the land hour limit which David Wolfred at SFI is written about. But life is much more efficient with computation in terms of energy supply needed compared to all of our technology.</text:p>
      <text:p text:style-name="P8">So the human brain can do solve problems that even our best like AI systems can't solve and it does so running on the equivalent of one household light bulb. So we'll come back to this self organization process. Well, actually we'll get into that right now. So this is the normal process that we think about when we think about evolution generating knowledge, predictive knowledge. And so that's called phylogenetic learning.</text:p>
      <text:p text:style-name="P8"><text:soft-page-break/>Phylogenetic refers to these like generations. So learning is generational. The organisms don't really learn because they don't have brains. They're not able to update their model in real time.</text:p>
      <text:p text:style-name="P8">1:30:07 So learning is at the level of the population.</text:p>
      <text:p text:style-name="P8">And for learning to occur, organisms have to die before brains. Basically you have to have this competition for there to be a learning process. However, there's also self organization when these organisms don't compete but actually find a configuration, discover a collective configuration through their somewhat random interactions with each other. And when they find this collective configuration through trial and error basically the configurations that are better at extracting energy will be the ones that are retained. So Donald Campbell, father of evolutionary epistemology, explained its process, this evolutionary process by which selforganization works as blind variation and selective retention or we can think of it as selection for persistence or stability.</text:p>
      <text:p text:style-name="P8">1:31:14 So fitness kind of is the Dawkins quote. I think I come out where Richard Dawkins said darwin's survival of the fittest is really just more specific instance of a more general law of survival of the stable. So when we think about being fit at the beginning we're talking about just being stable, being able to find energy. If you can't do that, it doesn't matter whether you have agents that you're competition with or not because if you can't get energy it doesn't matter if there are other people competing for it that you won't survive. So you don't need replication with variation to evolve.</text:p>
      <text:p text:style-name="P8">That's what this model is saying. And Stuart Coffin from the Santa Fe Institute has been talking about the importance of this marriage between Darwinian evolution and selforganization. But basically because there's not this replication process, this is how evolution occurs.</text:p>
      <text:p text:style-name="P8">1:32:19 So you have a system that's a collection of components, parts. These parts can be molecules or they can be agents.</text:p>
      <text:p text:style-name="P8">And when these molecules are pushed far from equilibrium by flow of energy of course humans are eating food and metabolizing energy so they're being powered by energy flow as well. The system blindly explores various configurations in the space of possible designs via trial and errors. So the system will move through a series of configurations and those configurations that allow the system to extract sufficient energy to stay out of equilibrium will get retained while the configurations that don't allow for energy extraction will get filtered out. Either the system will collapse and have to try new configuration or it'll just revert to the previous stable conversation and it will continue trying to explore that configuration space.</text:p>
      <text:p text:style-name="P8">1:33:25 I should have said here's a good example.</text:p>
      <text:p text:style-name="P8">Here's a depiction of this conversation space. We're talking about life exploring the design space. So basically you have a designer configuration and then you get these exafferent exploration of different configurations that are very close to the configuration you started out with. So I was thinking about giving a talk on the origin of life but I couldn't get into all this cool Bayesian stuff. That's what the first part of the book is about.</text:p>
      <text:p text:style-name="P8">What's really interesting is that we're finding that selforganization as mentioned as a Darwinian process. So there's actually a name for this dissipative adaptation and it shows that this evolution towards these more stable configurations dissipate more energy. When this happens at the level of organisms that we're talking about, it shouldn't be surprising that it dissipates more energy because basically, as the organism evolves to be better at extracting energy, all that energy is extracting to maintain farm equilibrium is being converted into thermal entropy.</text:p>
      <text:p text:style-name="P8">1:34:35 So all self organizing processes are really dissipative annotation processes at different levels. So this process, philosophers would say, is multiply realizable.</text:p>
      <text:p text:style-name="P8">So this process can happen at different scales. And that's exactly what we see right here, the same process. So you would have like, society, like exploring different governance systems and it doesn't know which government system is going to work the best beforehand. It tries it. If it doesn't work well, like the fall of Rome, it will collapse and then it will reassemble.</text:p>
      <text:p text:style-name="P8">So just to wrap up the origin of life, we have this process of dissipative adaptation. And if it's being pushed by the flow of energy and it's doing this process here, where it's finding increasingly stable configurations, collective configurations, then basically what will emerge as an autocatalytic set.</text:p>
      <text:p text:style-name="P8">1:35:44 We'll define that later. But basically I'm losing a lot of terms from philosophy. I was going to say like it's the beginning of an autopilotic agent.</text:p>
      <text:p text:style-name="P8">So like a self maintaining agent, and it's simplest form is a chemical system that produces outputs which are then fed back into the system so that the system can self amplify. It's basically creating all of molecules that it needs to grow. And it's thought that this process occurred. The autocatalytic set is kind of the precursor for the first cell. So it's kind of like a protocol.</text:p>
      <text:p text:style-name="P8"><text:soft-page-break/>And it was thought to occur around hydrothermal vents, which are underwater volcanoes. There's all this energy flowing up from the hot core running through geochemical energy. And there's these rocky pores in the rocks around hydrothermal vents which provide something like a membrane, like a lipid membrane, to hold the components in a Markov blanket.</text:p>
      <text:p text:style-name="P8">1:36:53 So the pores in the rocks were the Markov blanket for the autocatalytic set. And Eric Smith and Marwitz show that basically feeding off inorganic inputs like carbon molecules, like not anything, not organic chemistry, where it's like life, but just like simple like carbon, hydrogen and oxygen feeding off those inputs.</text:p>
      <text:p text:style-name="P8">Basically, the metabolic process is called the reverse graph cycle. So that process allowed the first autocatalytic set to continuously self amplify through this process. So if this process is allowed to continue, further self organization may eventually lead to the emergence of an organic computer that can process, integrate and store information about the world. So what dissipative adaptation is doing is, as it's doing this blind variation and selective retention process and it's finding more stable configurations.</text:p>
      <text:p text:style-name="P8">1:38:02 Those more stable configurations are action prediction of the environment.</text:p>
      <text:p text:style-name="P8">So this dissipated adaptation process is this autocatalytic set modeling the surrounding energy landscape. So I'm arguing that this is where modeling begins. It even begins before what we call life, like self replicating life. And it's dissipative annotation, which is a process of modeling the energy in the environment, the energy sources. So this isn't just one continuous process.</text:p>
      <text:p text:style-name="P8">There are these leaps that are phase transitions. Basically we've heard of phase transitions in physics and chemistry courses where you have like water being heated up and then transitioning into a gas or the reverse when a gas becomes frozen, you get a state of order that emerges.</text:p>
      <text:p text:style-name="P8">1:39:04 These transitions towards these configurations that are good at extracting energy, those have also been characterized as phase transitions. So Eric Smith, who I mentioned before, they have this phase transition theory of life which basically explains how information gains control in these systems. And Sarah Walker and Paul Daniel work on this basically show that through this process of blind variation is selective retention.</text:p>
      <text:p text:style-name="P8">Information gets built up in this autocatalytic set and at some point there's what they call algorithmic takeover or informational control. And the system becomes an agent that can start to steer and control itself in ways that wouldn't be predicted by physics. So living system is very much like we didn't talk about dissipative structures but like tornadoes, whirlpools, those things emerge to dissipate an energy gradient.</text:p>
      <text:p text:style-name="P8">1:40:11 Living things because of the process of metabolism. We are this cycling system, this thermodynamic energetic loop.</text:p>
      <text:p text:style-name="P8">But what was I going to say about that?</text:p>
      <text:p text:style-name="P8">So yeah, we are like the storm, but we do have control over the storm. We're a storm with control. So it doesn't really make sense going back to Sam Harris's quote that you are the storm, you do not control it. It's literally the information that gets built up through evolution that allows us being this dissipated structure like a storm to start controlling its own behavior.</text:p>
      <text:p text:style-name="P8">So the last part is just an argument for that second question why should complexity increase? We know that this evolutionary process where you Bull up this model, so we would think that after these generations of evolution this organism is going to be well adapted to its environment.</text:p>
      <text:p text:style-name="P8">1:41:21 But we know that adaptation doesn't Dean becoming more complex always. So sharks and crocodiles are cited as species that haven't evolved much at all in many millions of years. Cavefish actually evolved to become more simple.</text:p>
      <text:p text:style-name="P8">So basically fish with eyes got isolated and like an underground environment where there was no need for sunlight and so basically fish processing light, I didn't have any survival advantage. So basically fish Costa their eyes over many generations of evolution becoming simpler. So if that's true, why should evolution increase complexity? The answer to that comes from this understanding that evolutionary epistemology says that a species adapting to a niche is like a scientific theory being tested for viability.</text:p>
      <text:p text:style-name="P8">1:42:26 A species will evolve not to become increasingly complex, but to match the complexity of the environment.</text:p>
      <text:p text:style-name="P8">A sort of simplest solution to the thermodynamic problem of staying far from equilibrium. So Einstein famously said a theory should be as simple as possible, but no simpler. The same can be said about an organism. You want it to be as simple as possible while it accomplishes its task of extracting energy. It has to be complex enough to be able to extract energy in a competitive environment.</text:p>
      <text:p text:style-name="P8">But a bacterium doesn't have to do it, doesn't need intelligence, any extra information processing. higherlevel cognition would be energy Ramstead. That could be energy that allows it to stay far from <text:soft-page-break/>equilibrium for longer and replicate more. So it's not the case that everything will evolve towards higher complexity.</text:p>
      <text:p text:style-name="P8">1:43:26 But the reason that we do get increasingly complex species over evolution time in a way that I'm saying is inevitable.</text:p>
      <text:p text:style-name="P8">So there is a progressive evolutionary process that leads to higher forms. It has to do with niche emergence. So basically, a species will evolve to become as complex as its niche, as its environmental niche, but there will be increasingly complex niches that emerge for reasons that will be explained. But I will pause there before I get to that, which will be what we end on.</text:p>
      <text:p text:style-name="P8"/>
      <text:p text:style-name="P8">1:44:10 Daniel:</text:p>
      <text:p text:style-name="P8">There are no other questions right now.</text:p>
      <text:p text:style-name="P8">So if anyone does have questions, how about they can feel free to ask it during this last section? Give you a second to catch your breath.</text:p>
      <text:p text:style-name="P8"/>
      <text:p text:style-name="P8">1:44:22 Bobby:</text:p>
      <text:p text:style-name="P8">I know it's been a ton of information. Like, my goal is that since this is being recorded, it'll be something that's up. Hopefully I've cited enough literature that people can explore this stuff themselves and see that, okay, it's not this guy that's like, group claiming to have a theory of everything.</text:p>
      <text:p text:style-name="P8">This isn't my theory. It's a synthesis that's emerging. And really, the story has been there for quite some time. And the cybernetics pioneers, actually, a lot of them, where you could call them like cosmic teleologists, a lot of them did see this continual increase in complexity. Of course, there's nothing mystical about it or supernatural about it.</text:p>
      <text:p text:style-name="P8">It's a mechanistic process. That doesn't change the fact that nature seems to have these built in goal that emerge from the fundamental laws and constants the parameters, the fine tuning.</text:p>
      <text:p text:style-name="P8">1:45:23 But it's a completely natural, progressive, ecological, evolutionary process.</text:p>
      <text:p text:style-name="P8">This is just finishing up. It's along the same line so that's good questions can come after this. I know it's been quite a lot, so I will just try to sum this up simply. So, two important principles from cybernetics, these came from Ross Ashby, who also created the principle of self organization, which was really the first time people took self organization seriously. So we think of complexity science as being the science of self organization, but it really goes back to cybernetics.</text:p>
      <text:p text:style-name="P8">I think the term I think Kant might have talked about it, but it was Ross Ashby who tried to make it a principle and a formalized concept. So there are these two concepts that really, I think, anybody interested in active inference and spacing brain hypothesis free energy principle should be aware of, because all of the way he talks about evolution comes from this.</text:p>
      <text:p text:style-name="P8">1:46:33 Ashley's work the good regulator theorem. It was also updated. There was the internal model principle, which came like a decade later.</text:p>
      <text:p text:style-name="P8">Good Regulator Theorem came in both these wallets, I think, came in the or fifty s. And then I think in the internal model principle was created. But it basically says that any system that regulates or controls another system must have a model of that system, otherwise it can't regulate it. So it seems pretty obvious. But this talk of models kind of starts here that is very familiar to anyone interested in like a free energy principle.</text:p>
      <text:p text:style-name="P8">So this can be applied to inanimate systems, I mean, control error like house like thermostats and stuff. But Aspie was really interested in active states, so he was thinking about evolution. So, applied to evolution, an organism must model its environment if it's going to extract free energy. And an organism is a model of its niche, like a key is a model of the lock it opens.</text:p>
      <text:p text:style-name="P8">1:47:39 So when we talk about these models can be kind of abstract, but I think this model, a key is a model of the lock it opens, really explains how an organism fits into a niche.</text:p>
      <text:p text:style-name="P8">You could also say like a hand fits into a glove. But it really the organism is a model of its environment. So natural selection is essentially an information channel that through evolution, is pumping in information from the externalism world, from the environment into the organism, such that the organism is encoding the structure of reality, encoding the structure of the world, and its design encodes information about the outside world. So it's kind of a new way to think about evolution as this process of basically the universe is modeling itself and waking up through this process.</text:p>
      <text:p text:style-name="P8">1:48:40 It's pretty interesting, kind of psychedelic.</text:p>
      <text:p text:style-name="P8">So the Law requisite variety is just telling you about the sophistication of that model. So how complex is the model have to be for the organism to stay far from equilibrium? Ross Ashby's Law says so John Non, researcher at Cambridge, kind of summed it up this way in colloquial terms, ashby's Law has come to be <text:soft-page-break/>understood as a simple proposition. If the system is to be able to deal successfully with the diversity of challenges that its environment produces, then it needs to have a repertoire of responses which is at least as nuanced as the problems thrown up by the environment. So a viable system is one that can handle the variability of its environment.</text:p>
      <text:p text:style-name="P8">Or as Ashley put it, only variety can absorb variety. So what we said before, with evolutionary epistemology, an organism evolves to become as complex as its environmental niche requires.</text:p>
      <text:p text:style-name="P8">1:49:46 It has to specifically have enough behavioral responses which map on to internal states. So it has to have enough cognitive states to respond to the number of challenges that the environment presents challenges in its ambiguity to extract energy. And when you get organisms and you get other agents, other organisms, then of course what the organism has to model is much more complicated because it doesn't have to just model the energy source in its environment, like to get food, it also has to model other modelers other cognitive agent.</text:p>
      <text:p text:style-name="P8">So, yeah, basically any adaptive system has a behavior repertoire and repertoire of accessible mental states or for things without brains, computational states.</text:p>
      <text:p text:style-name="P8">1:50:55 And the number of states that the organism can access should match the number of challenges, the number of states that could surprise the organism by the environment. So a cat must have at least as many states as the ways the mouse can evade it. And the mouse has to have enough behavior states to get away, so they model each other. A swordsman, like a fencer, must have many blocks as his opponent has attacks.</text:p>
      <text:p text:style-name="P8">And as we said, because behavior responses map onto unique internal states, the law says an organism must have as many accessible states as required by the complexity of niche. So we already said this organism is simplest solution to the thermodynamic problem, staying far from equilibrium. So, well adapted species represents a biological solution to an existential thermodynamic dilemma. It's a sort of living, evolving scientific theory about how to most efficiently extract the free energy, the lifeblood of existence out of a particular niche.</text:p>
      <text:p text:style-name="P8">1:52:00 Some niches present a changing variety of challenges that must be adapted to, while others present hardly any at all.</text:p>
      <text:p text:style-name="P8">So, almost done here. I know it's a lot. Hopefully this can kind of wrap up the ideas and kind of show how they're all connected. But this is still on this question of how complex is the universe? How complex can it get?</text:p>
      <text:p text:style-name="P8">So Olivia Judson wrote this, published this paper called The Energy Expansions of Evolution. It's really nice. People should check it out. So she says the history of the life Earth system can be divided into five energetic epochs, each featuring the evolution of life forms that can exploit a new source of energy. These sources are geochemical energy, sunlight, oxygen, flesh and fire.</text:p>
      <text:p text:style-name="P8">The first two were present at the start, but oxygen, flesh and fire all consequences of evolution events. And then she makes this statement by the way, red is quotes if people haven't figured that out.</text:p>
      <text:p text:style-name="P8">1:53:04 So these are her words. I forgot to put quote marks. So no category of energy sources disappeared.</text:p>
      <text:p text:style-name="P8">This has, over time, resulted in an expanding realm of the sources of energy available to living organisms and a kind commitment increase in the diversity and complexity of ecosystems. So here's a way to think about it. Taking a thermodynamic perspective and looking at organisms as energy flow channels, we can think of each niche on Earth as a sort of energy slot for a given species and an evolving population of organisms efficiently searching the solution space will eventually, just by. Chance discover a solution to a thermodynamic problem that it didn't know existed. The discovery of a novel energy source or energy exteroception technique is both how a new niche and the new species come into existence.</text:p>
      <text:p text:style-name="P8">So phylogenetic learning, which we saw in that chart, will naturally lead to expectation because organisms will stumble upon new ways to exploit thermodynamic niches that were previously inaccessible to life purely for design reasons.</text:p>
      <text:p text:style-name="P8">1:54:12 We're going to give examples on the next slide. So as the biosphere accumulates knowledge to file low genetic learning, not only is the evolution space corresponding to one kind of thermodynamic problem being explored, there is a growing problem space, each with its own unique solution space.</text:p>
      <text:p text:style-name="P8">There's an evolutionary trajectory that's not determined in the strict sense envisioned by LaPlace, where, like, there's no freedom in the future. It's, like, set in stone. But there is a sort of statistical determinism, what I've been calling a non equilibrium statistical determinism, that guarantees that basically the inevitability of this emergence of a distribution of far from equilibrium attractors of varying degrees of complexity. So each species can be seen as an attractor that's exploiting this niche, and you get basically <text:soft-page-break/>this diversity where you have organisms exploiting, like the energy niches that were kind of the easy ones to exploit on Earth, like the geochemicalfree energy we mentioned with the origin of life.</text:p>
      <text:p text:style-name="P8">1:55:30 And then sunlight was a little bit of a more difficult challenge to extract sunlight.</text:p>
      <text:p text:style-name="P8">It took some time for evolution to be able to do that. So extracting energy from the hydrothermal vents, force of energy is really simple because the energy is already, like, flowing through the system. It doesn't have to do much work to extract sunlight. You have a moving sun. It's a little bit more complicated, but not nearly as complicated as organisms that eat other organisms.</text:p>
      <text:p text:style-name="P8">So heterotrophic organisms, because they will have to model not just like the sun moving predictably to the air, but have to model all these other agent, many of which are trying to eat them to kill you basically answering this question, why increasingly intelligent species emergence? We started off with reductive autotrophs. Those organisms around hydrothermal vents.</text:p>
      <text:p text:style-name="P8">1:56:31 They were a solution to the problem of how to extract free energy from geochemical gradients, photosynthetic, bacteria, the ancestors of plants for the solution to extract of how to extract all the solar energy that was flowing through the planetary system. So that was a big discovery made by life, is that they can get energy directly from sunlight.</text:p>
      <text:p text:style-name="P8">Heterotrophic organisms, organisms that eat other organisms, were the solution to the problem of how to extract energy from life itself. Once life starts having to model life other agents with causal power and adaptive behavior, the computational task of extracting free energy gets increasingly difficult as increasingly complex species arise. So, by virtue of having to model each other, the complexity of some species gets ratcheted up by what's known as an evolution arms race. So the lion is evolving. Lions are producing offspring.</text:p>
      <text:p text:style-name="P8">Some of those lions will be better at predicting the gazelle's movements. The gazelle will also be creating offspring, and some of those will be better at predicting the Ines attack.</text:p>
      <text:p text:style-name="P8">1:57:39 The ones that are better action prediction are the ones that get to stick around. So you see how you have this ratcheting mechanism? That ratchet is up complexity.</text:p>
      <text:p text:style-name="P8">There's actually a principle called the Red Queen principle that says that for an organism to simply stay in the game of existence, certain organisms, a certain species, they will have to become increasingly complex. And that comes from Alice in Wonderland. Basically, there's a scene with the Red Queen and Alice. They're all running as fast as they can. And Alice is like, I'm running fast as I keep running, but I'm going nowhere.</text:p>
      <text:p text:style-name="P8">So they're all running, but they're not making any distance or staying in place. And the Queen says something like, oh, you see here, for that to go somewhere, you'll have to run much faster than that.</text:p>
      <text:p text:style-name="P8">1:58:40 So the idea is that for a species that has to deal with this complex environment just to stay where it is, just to stay in the game of existence, it has to become increasingly complex. It has to keep adapting. So one thing that I wanted to get into more, but I'm not going to, is this idea of empowerment.</text:p>
      <text:p text:style-name="P8">It comes from the computational neuroscience literature. It comes from Daniel Polani, but it's very similar to Harvard's Alex Wisner gross he has an idea called causal and tropic forcing. But basically, these people are arguing that well, Visner group is arguing that a causal entropic force means that basically with evolution, you'll get systems that are trying to maximize the number of states they can respond to.</text:p>
      <text:p text:style-name="P8">1:59:42 So the maximize and the number of states they can respond to is mirrored by their internal diversity. So systems naturally try to increase the number of states.</text:p>
      <text:p text:style-name="P8">And it's this ability that allows for intelligence, because if you have more states going back to this law of requisite variety, you can respond to more challenges. So not every species is increasing empowerment, but you will get the emergence of increasingly complex species because each species serves as food for a potential new species. You will get increasingly complex species that emerge over time, and they will be increasingly empowered, meaning that they can respond to more environmental states and that they have more accessible mental or cognitive states.</text:p>
      <text:p text:style-name="P8">2:00:46 I explained some of this in the last slide, but I'll just explain a little more. So, open ended in each emergence, why has the evolutionary record shown a trend of the emergence of increasingly complex forms?</text:p>
      <text:p text:style-name="P8">Because when all conceivable niches on Earth were filled, that wasn't the end. New species created new niches because the free energy slot they provide is themselves their food. So cybernetics guy is kind of like the last living cybernetics kind of I'm sure there are other people that call themselves that, but he's kind of kept that title even when it wasn't trendy. He says it's well documented by evolutionary biologists that ecosystems tend to become more complex, the number of different species increases and the number of dependencies and other linkages between species increases. He Ines EO.</text:p>
      <text:p text:style-name="P8"><text:soft-page-break/>Wilson, who recently passed away, who did a lot of work that kind of inspired a lot of the concepts in the book, not just this niche emergence, but also talking about super organisms, so collective like ant colonies, self organizing systems at all scales.</text:p>
      <text:p text:style-name="P8">2:01:56 But he said not only do ecosystems contain typically lots of niches that will eventually be filled by new species, but there is a self reinforcing tendency to create new niches. What does that mean? It means the biosphere, certainly ecosystems are themselves autocatalytic sets. So Cephaloid, he's talking about these chemical autocatalytic sets, but I should have had this on the earlier slide, but it'll be a good way to kind of show the equivalence between ecosystems.</text:p>
      <text:p text:style-name="P8">Cephaloid says autocadic sets of reactions are powerful systems in action to computing. They can produce a wide variety of chemical outputs in effect. And AutoCAD set of action is like a tiny computer controlled factory for producing chemicals. Some of these chemicals are the constituents of life. Now, Stewart Kaufman, one of the main names who this whole talk, he's kind of put these ideas out there since like the early 90s.</text:p>
      <text:p text:style-name="P8">2:02:56 Well, actually going back farther than that, but he started writing books in the really gaining exposure for the Santa Fe Institute. He's written a recent paper, semi recent, about niche emergence as an autocatalytic process. So ecosystems are autocatalytically closed selfsustaining reaction networks. So they're autopilotic agents that reliably drive up biological diversity and complexity as they selfamplify and evolve. So when you think about it, really all integrated networks, adapted systems function as autocattle itself.</text:p>
      <text:p text:style-name="P8">There's been papers showing us. Economies, in a sense, are AutoCAD sets, including the social organisms we call societies or civilizations.</text:p>
      <text:p text:style-name="P8">So these networks are common because they emerge spontaneously when many organisms repeatedly interact with one another and discover synergistic collective configurations as nature often pressures them to do so.</text:p>
      <text:p text:style-name="P8">2:03:58 We're at the end almost we've explained why complexity increases. Evolution will not increase the complexity of every species. They will become adapted to their niche. They will match the complexity of the niche.</text:p>
      <text:p text:style-name="P8">However, because new niches are always emerging, because species act as food for a potential new species, because of that process, you will get this increase. You will get species that emerge that have a higher number of larger repertoire of mental and behavioral states. So the law of requisite variety really explains why more complex environments create more complex niches. And this is open ended. There's really no limit to how far this process can go, especially since humans who are the pinnacle of this process, a lot of people have been against these kinds of views because it seems like it's saying that humans are superior, we're superior, maybe computational, but not superior in any other sense.</text:p>
      <text:p text:style-name="P8">2:05:07 We're actually part of the biosphere, which is this integrated interconnected system. So it doesn't make sense to think of as like superior to nature because the whole biosphere is an organism that we're just sort of an organ for basically the nervous system of the planet. The cybernetic global system that people have called Gaia. Some people don't like that name. I think it's a perfectly good name, but that's why complexity gets ratcheted up.</text:p>
      <text:p text:style-name="P8">But the final, I guess, part of this complexity increased story is that not only do you get increasingly complex species, those species will interact naturally to form higher level adaptive systems which are collective. So I call this the principle of recursive self organization based on Ashby's principle of self organization.</text:p>
      <text:p text:style-name="P8">2:06:10 What I'm arguing is that when you have a biosphere with these agents and you have some are simple and some are complex, naturally those agents will interact. When they interact, they will in many cases discover synergistic collective configurations. So configurations that make it easier for each agent to extract the energy they need to stay far from equilibrium.</text:p>
      <text:p text:style-name="P8">So why do interacting agents link up to form stable holes? For the exact same reason that molecules with the right chemical diversity will form stable autocatalytic reaction sets. When pushed by a flow of energy. Working connectivity allows the whole system to extract more free energy with less work. That's the whole point of synergy, is that working together makes your workload easier because there's a distribution of labor.</text:p>
      <text:p text:style-name="P8">And it's really nice that this distribution of species with some simple and some complex, that's really what you need to create this cybernetic adaptive system at the level of the planet.</text:p>
      <text:p text:style-name="P8">2:07:17 Because a system needs diversity among its components and structure and function for there to be this distinctions of labor, which makes it this collective whole, this synergistic heuristic unit. So it's actually <text:soft-page-break/>good that evolution and adaptation isn't increasing the complexity of each species, like each species isn't becoming intelligent, like roaches aren't becoming more and more intelligent over time with no limit. The biosphere wouldn't be stable if that were the case. It's really ecosystems need this diversity among components.</text:p>
      <text:p text:style-name="P8">Just as a car made of all engines isn't going to be functional or organism made of all brains. You need a variety of parts, some simple, some complex, because they all do different functions. So nature promotes cooperation, exploration and synergy because it is thermodynamically beneficial for all parties.</text:p>
      <text:p text:style-name="P8">2:08:22 Synergistic collective configurations will eventually be discovered by many component systems that are exploring various states or configurations through blind variation and selective retention. Mechanism mentioned.</text:p>
      <text:p text:style-name="P8">Organisms only compete until they finally figure out what that working together makes everyone's task easier. And that goes for humans too. So it's kind of a moral lesson for everybody. The nations have to work together. We shouldn't get rid of the nations.</text:p>
      <text:p text:style-name="P8">There shouldn't just be this evolution into this like, global government because the nations are actually provide this diversity that we're saying is important because you need this diversity of component parts to create a division of labor. So there's strength in diversity. This is different than the evolutionary picture of survival of the fittest. Whereas there's like this idea that the stronger, the most intelligent survive. This is saying that that's not true.</text:p>
      <text:p text:style-name="P8">It's the most adaptive that survived has nothing to do with strength or intelligence.</text:p>
      <text:p text:style-name="P8">2:09:25 Sloths have been around for many millions of years despite being sloths, being slow because they exploit source of free energy that's not being exploited by another species. So going back to this kind of global message, you want nations to retain their identities, but you also want them at the same time to come together and to work synergistically. So you basically want something like a goal system. But there has to be the optimal balance between centralization and decentralization.</text:p>
      <text:p text:style-name="P8">Neither approach will be good on its own. There needs to be this balance. So as long as biosphere is creating a growing variety of complex adaptive systems, some of those winter activities, higher level complex adaptive systems which will come together to form even larger ones, this process continues at hidden states.</text:p>
      <text:p text:style-name="P8">2:10:30 So I didn't go into this that's got a kind of a new picture that shows the brain and then the planet as like information networks. But I hope that talk about gaia and global brain will be taken as seriously as it should be.</text:p>
      <text:p text:style-name="P8">They really only weren't taken seriously because there were mystical notions associated with this word gaia, which wasn't even James Lovelock's fault. The name Gaia came from his neighbor who is actually the author of Lord of the Flies, William Golding. So blame him for the flowery metaphor with gaia. But yeah, the biosphere is a cybernetic organism and we are forming something like the global brain and a selfreplicating biosphere is essentially the next step. And when we are trying to care force planets like Mars that can be seen as the biosphere replicating for humans.</text:p>
      <text:p text:style-name="P8">2:11:36 At this point in our stage of development, we would have to kind of convert Mars to something like a biosphere to have like, oxygen. And so you can see how it's replication with variation. You get the same sort of thing, but because it's a different planet, there's going to be variation. It's not going to be exactly the same. But that's how the evolutionary process continues.</text:p>
      <text:p text:style-name="P8">I should have showed this earlier. This is just showing how eukaryotic single celled organisms like Amoebas will come together to form communities. Like a fly mold. These multicellular organisms come together to form colonies. You see this ant colony ants actually really do form a superorganism.</text:p>
      <text:p text:style-name="P8">You can see here they actually build a bridge out of their bodies so that some ants can climb across that bridge. So it really makes sense to call it a super organism or at least like a super adaptive system or like a meta meta system because without it, we can't make sense of this collective behavior that's functional.</text:p>
      <text:p text:style-name="P8">2:12:43 Of course, human civilization, we again see this hierarchy. Now it makes more sense. We see that these evolutionary transitions oh, yeah, these are called evolutionary transitions.</text:p>
      <text:p text:style-name="P8">Sometimes I use the name meta system transition because if we were talking about the brain, I would also talk about the emergence of a prefrontal cortex, which is like a high level controller that's also like a meta system transition. So metasystem transitions are a little extended where it's not talking necessarily about evolutionary transitions, but these other transitions where systems start to model themselves. So here we see how evolution has created these different memory systems, these knowledge repositories. So it's that process of recursive self communication that creates new memory systems.</text:p>
      <text:p text:style-name="P8"><text:soft-page-break/>2:13:45 When you go from single cell life to multi cellular life to life with brains, these are revolutions and information storage machinery.</text:p>
      <text:p text:style-name="P8">So you can see how the information in the biosphere gets accumulated through an evolutionary process.</text:p>
      <text:p text:style-name="P8">These are the final points. Yeah. So knowledge is powers. Not just the hollow buzz phrase, but the digital age. It's true in the most fundamental way.</text:p>
      <text:p text:style-name="P8">Uncertainty reducing information is life's first and last weapon in ongoing war with disorder. Without knowledge, life cannot exist for more than a moment, much less colonize the galaxy and beyond. This suggests that setting out on the path force cosmic superiority is not a choice that intelligent agents like Homo sapiens make upon careful reflection. Nor is it just some quirky ambition we somewhat onto by chance. This is the main point in humanity's collective desire to transcend mortality and expand outward into space.</text:p>
      <text:p text:style-name="P8">So apparent from our current scientific and technological endeavors, SpaceX, this doesn't emerge as an accident.</text:p>
      <text:p text:style-name="P8">2:14:51 This is inevitable coherence of the fact that continual knowledge acquisition is a fundamental biological imperative. If life wants to persist and stay far from equilibrium, at some point it has to get off the planet because the sun is going to die. And it's these sorts of problems, these existential problems, which create progress. Because it's our awareness of this problem which forces us to search the conversation space for the solutions that solve the problem.</text:p>
      <text:p text:style-name="P8">So as natural selection pumps information from the inanimate world into life, nature begins modeling itself and coding its own structure. And the universe begins to wake up where the cosmos come alive. Not metaphorically, but literally. This is Ray Kurzweil's image from his book the Singularity is near. You can see that he sees this.</text:p>
      <text:p text:style-name="P8">He calls this the destiny of life in the universe. And he's not shy about using that word again, it's not determined in a strict ensemble place, this kind of a statistical determinism that creates these series of attractors.</text:p>
      <text:p text:style-name="P8">2:16:03 And you've seen famous people, so some people see that idea and they'll have been reading brian Green and listening to all these reductionist and think that's not a scientific view, well, that's not true and I hope to see more of these people speaking out about it. So Kristoff Coach Confessions of a Romantic Reductionist says the rise of sentient life within timeswide circuit was inevitable. Teoharde Shardin, who really came up with this, don't have time to talk about him.</text:p>
      <text:p text:style-name="P8">French philosopher and Jesuit you should look into is correct in his view that the islands within the universe, if not the whole cosmos, are evolving toward ever greater complexity and self knowledge. To be clear, he's not saying that earth had to bear life, that, you know, primates had to walk back from God's lands. But he says, I do believe that the laws of physics overwhelmingly favored the emergence of consciousness. The universe is a work in progress. Such a belief.</text:p>
      <text:p text:style-name="P8">Evokes jeremiah.</text:p>
      <text:p text:style-name="P8">2:17:04 I don't know Hohwy to say the word from any biology and philosophy, but the evidence from cosmology biology and history is compelling. So there's some advanced blurb for this book if you want to preorder it. It comes out in June, but every order that I get from now until then will count towards my first week sales total. So that will help me get on bestsellers list.</text:p>
      <text:p text:style-name="P8">If you want to order it now and you email me, I will send you a copy soon of this novel I also wrote called Rocho Omega. I was pretty busy in the last five years. I went into a cave for like four or five years, but this is a vehicle for the science and philosophy, but kind of like an antiinrand shrug. Maybe the opposite philosophy and the Rottweile mega substant kind of turns this philosophy into kind of an effort to save the world with science, epistemology and blockchain technology.</text:p>
      <text:p text:style-name="P8">2:18:07 Blockchains are part of this selforganization process and that's the longest time I've ever given.</text:p>
      <text:p text:style-name="P8">That's the longest I've ever talked at one time. Probably my wife will probably say that's not true, but I'm tired, so let's open it up to questions and thank you for your inspatience.</text:p>
      <text:p text:style-name="P8"/>
      <text:p text:style-name="P8">2:18:25 Daniel:</text:p>
      <text:p text:style-name="P8">It's awesome to hear and think about it. So there are two questions in the chat. First is from Dean.</text:p>
      <text:p text:style-name="P8">Dean asks, how would we explain caring through a lens of free will or no free will? Would free will Deniers say there is no caring when it appears that agents can or do fully care?</text:p>
      <text:p text:style-name="P8"/>
      <text:p text:style-name="P8">2:18:48 Bobby:</text:p>
      <text:p text:style-name="P8"><text:soft-page-break/>Yeah, so great question. Unfortunately, I don't have much to say without saying the things that I was going to bring up in the next talk really explaining what free will is, I guess I should just say right now, kind of a brief exploration of what I mean by free will. So I hope I've made the argument that agency emerges in active states that start off as biological organisms and to the person itself.</text:p>
      <text:p text:style-name="P8">Driving car thing, just to mention that real quick, I don't think they're agents, but I do think it's possible to create systems with agency. For reasons that I haven't gone into, it seems important that the systems have a certain type of architecture. So not like standard computer as a von Neumann architecture. And it's not distributed and integrated in the way the brain is.</text:p>
      <text:p text:style-name="P8">2:19:49 So it's not integrating much information.</text:p>
      <text:p text:style-name="P8">So these systems won't have causal power, they won't be agent. So Neuromorphic hardware has been a lot of people think that's going to allow machines that can think and perhaps even be conscious. I think maybe that's the way to go. It's probably a lot more complicated than that. Step in the right direction.</text:p>
      <text:p text:style-name="P8">So agency is real. It's due to information gain, calls of power in the system, and it starts steering the system. So you'll see like a bacterium performing chemotaxis. But does it make sense to say that the bacterium has free will when it's going this way? And that just because it's not predictable in the way an annotation system is.</text:p>
      <text:p text:style-name="P8">So I would say that they have agency, but they don't have free will. What free will is, and it's not my idea, other people have kind of been talking in this way. Kevin Mitchell has a book, neurogeneticist.</text:p>
      <text:p text:style-name="P8">2:20:52 He's coming out with a book called Agents, which is all about agency and free will. But the idea is that we are agents with causal power, but our responses are basically programmed responses that are responses that occur automatically, that are informed by this information that's been built up through evolution and adaptive learning.</text:p>
      <text:p text:style-name="P8">So a lot of the time we go through the day and we're not really thinking about things like driving or waking up and going to the fridge. We're not putting conscious thought into that. So that wouldn't seem to be free will to me. You're kind of acting on autopilot. So what free will is a higher level of control that emerges with something like a prefrontal cortex in a global workspace.</text:p>
      <text:p text:style-name="P8">Basically, free will allow a prefrontal cortex allows an agent to override its instinctive and automatic behaviors.</text:p>
      <text:p text:style-name="P8">2:22:03 And so free will is something that we have, but only if we're exercising this higher level of control. It's associated with cognitive control or executive control, effortful control. And basically, if you have a healthy functioning prefrontal cortex, you're going to basically the conscious mind is monitoring. Consciousness is a monitor, so it's monitoring your behaviors.</text:p>
      <text:p text:style-name="P8">And if it detects that there's suboptimal behavior for whatever reason, like it's just automatic kind of instinctual. Let's say someone says something that makes us angry and we respond immediately with pushing them or something, that's not a wise move. And that maybe may happen when we're fearful because of the amygdala response and we just have this automatic behavior. But free will would be when the conscious mind overrides that process.</text:p>
      <text:p text:style-name="P8">2:23:09 And Levee actually the free will study is that everybody Ines as saying that we don't have free will.</text:p>
      <text:p text:style-name="P8">He actually never said that. He said free will is in this veto power. Like, maybe some of our voluntary movements occur without conscious thought but it's our ability to override those movements that is the source of free will. But there's more problems with that. Actually.</text:p>
      <text:p text:style-name="P8">The studies have coped ant a study showing that basically that free will readiness potential which is like a spike in electrical activity that occurs before you do this voluntary movement. This movement you think is voluntary. And everyone thought that this meant that you're not really making a conscious decision that you could see this spike in brain activity earlier than the person thought they made the voluntary decision. But a new study has shown that that's only the case when we're making, like, arbitrary decisions.</text:p>
      <text:p text:style-name="P8">2:24:12 And when they had people making a decision about when to donate, like, a large amount of money to a charity you actually saw this readiness potential disappear.</text:p>
      <text:p text:style-name="P8">And so it seems like deliberate thinking which is still this, like, prefrontal cortex. And there's this distinctions between access consciousness and phenomenal consciousness that I didn't go into that I would in next talk that Adam Saffron and Integrated World Modeling Theory really gets that. But the idea is that the prefrontal cortex does allow us to override automatic behavior and that is a sort of freedom that we have and we also lose it. In case of schizophrenia, you see impaired prefrontal cortex activity and drug addicts you see impaired activity in drug addicts. They do repetitive behavior.</text:p>
      <text:p text:style-name="P8">Even when they know that it's not beneficial to them they will still engage in that. So they're kind of stuck in this loop or this unhealthy attractor.</text:p>
      <text:p text:style-name="P8"><text:soft-page-break/>2:25:15 With schizophrenia, there's patients that report being pushed around by force that are beyond their control. I think that's because when the prefrontal cortex is basically deactivated people lose this ability to override their automatic behavior. And I think that's what those people are experiencing is sort of loss of this higher level agency that we called free will.</text:p>
      <text:p text:style-name="P8">Another interesting just a final interesting thing to mention about that is Cotard's syndrome. Cotard's delusion is this delusion where people think they're Dean. They think they're like ghosts or just not alive. It's really weird. A lot of people die from starvation because they think they don't have to eat because they think they're already Dean.</text:p>
      <text:p text:style-name="P8">You actually see from neuromaging studies they've showed impaired activity in the prefrontal cortex. So maybe these people who think they're dead have lost this high level agency and they feel like they're ghost or something.</text:p>
      <text:p text:style-name="P8">2:26:20 As far as caring.</text:p>
      <text:p text:style-name="P8">So caring is a part of emergence, evolution because you do have this benefit to cooperating with each other. This self organization process that we talked about that happens naturally because basically you find that when you work together you minimize conflicts and you align interest. And so caring, altruism, empathy, all of those things are as natural and as Darwinian as anything else. But you have to add on to evolutionary theory. All of this stuff about self organization and cooperative evolution.</text:p>
      <text:p text:style-name="P8">As far as he said something about why people who don't believe in free will. I forget the exact point about the caring. What was that?</text:p>
      <text:p text:style-name="P8"/>
      <text:p text:style-name="P8">2:27:20 Daniel:</text:p>
      <text:p text:style-name="P8">When it appears that agents can or do fully care I'm sorry, what was that?</text:p>
      <text:p text:style-name="P8"/>
      <text:p text:style-name="P8">2:27:26 Bobby:</text:p>
      <text:p text:style-name="P8">What was the first part of it?</text:p>
      <text:p text:style-name="P8"/>
      <text:p text:style-name="P8">2:27:29 Daniel:</text:p>
      <text:p text:style-name="P8">How would you explain, carrying through lens, a free will or no free will? Would free will deny or say there is no caring when it appears that agents can or do fully care?</text:p>
      <text:p text:style-name="P8"/>
      <text:p text:style-name="P8">2:27:39 Bobby:</text:p>
      <text:p text:style-name="P8">Yeah.</text:p>
      <text:p text:style-name="P8">No. It flies in the face of our everyday experience, the amount of contradictions and logic that doesn't make sense when you go down that path of there being no free will or agency.</text:p>
      <text:p text:style-name="P8">You just get into absurd territory. I think when we look back, it's going to look quaint that for so long that we thought that everything was determined in this strict sense. And it's really a big issue because these people who believe that if they believe it, if they take it to heart, they're experiencing cognitive dissonance at every moment. And the people who argue against agency, they talk about religious people having to compartmentalize to deal with the real world. But anybody who believes that we don't have agency has to compartmentalize in the same way.</text:p>
      <text:p text:style-name="P8">Funny little conversation between Sam Harris and his wife Annika Harrison, who wrote a book called Conscious.</text:p>
      <text:p text:style-name="P8">2:28:44 That is a great accessible book, but it leaves out, like, everything that I've discussed and that I would discuss about like the Bayesian Brain hypothesis, global workspace theory doesn't really go into integrated information theory in any depth. So all of the things that they're missing that do explain a lot of this stuff can be found in modern neuroscience. So we are making a lot of progress towards understanding the hard problem of consciousness. So subjective experience, but also free will and agency.</text:p>
      <text:p text:style-name="P8">But it's funny because they're having this conversation in the podcast and they're discussing whether since a belief in no free will, as mentioned, that New York Times article, I think, 2011, showed that they have less moral behavior and it can cause depression. They're discussing whether they should tell their daughter about free will or not, that she doesn't have any free will. The discussion is like, should we tell our daughter that she doesn't have free will? But the actual discussion implies that they believe that they have some chance whether to tell her or not.</text:p>
      <text:p text:style-name="P8">2:29:50 They're having a discussion about whether they should do this or not.</text:p>
      <text:p text:style-name="P8">So there's a contradiction in their conversation that contradicts what they believe. What's interesting is that if they do tell her that she has no free will and she believes it, she's actually going to have negative mental <text:soft-page-break/>effects. Like it will be harmful, assuming that she really believes it. I don't know if it has that in everyone. But you do see studies that show that.</text:p>
      <text:p text:style-name="P8">So if. We do have free will. It's a very bad thing to be telling people. And the last thing I'll say about that is, well, it's interesting because if she's familiar with epistemology and they tell her that she doesn't have free will, but she goes, okay, that's based on a model that has uncertainty, and that model may be disproved, then she might not have the negative effects of free will. So I think everyone should practice being a good Bayesian and understand that our models, our theories, even the one that I just talked about, will have errors and will be shown to be wrong.</text:p>
      <text:p text:style-name="P8">2:30:57 And if reductionists do that, they won't call belief and free will like comparing them to horoscopes, which is just, I think, a horrible statement and kind of funny that physicists don't like it when, like, neuroscientists start and biologists start, like, talking about physics. It's kind of strange that physicists are so sure that we don't have free will when they're not familiar at all with the neuroscience behind agency and free will.</text:p>
      <text:p text:style-name="P8"/>
      <text:p text:style-name="P8">2:31:25 Daniel:</text:p>
      <text:p text:style-name="P8">So would you like me to just read a comment in the chat? Otherwise, I think we can kind of come to a close.</text:p>
      <text:p text:style-name="P8"/>
      <text:p text:style-name="P8">2:31:34 Bobby:</text:p>
      <text:p text:style-name="P8">If there's anything yeah, I can do one more question.</text:p>
      <text:p text:style-name="P8"/>
      <text:p text:style-name="P8">2:31:37 Daniel:</text:p>
      <text:p text:style-name="P8">Yes. Marco and Dave and others, thanks a lot for the great comments and commentary in the chat. I hope that Bobby I hope you check the live chat replay and Sean O'Connor wrote, thanks for the good and informative talk. Dr. Azarian mentioned the idea of evolutionary arms race.</text:p>
      <text:p text:style-name="P8">I was hoping to recommend that he consider, if he hasn't, how an intraspecific evolutionary arms race may relate.</text:p>
      <text:p text:style-name="P8"/>
      <text:p text:style-name="P8">2:32:07 Bobby:</text:p>
      <text:p text:style-name="P8">I'm not familiar with the intra specific.</text:p>
      <text:p text:style-name="P8"/>
      <text:p text:style-name="P8">2:32:10 Daniel:</text:p>
      <text:p text:style-name="P8">So perhaps like a game theory Red Queen, not between two species, but within one species.</text:p>
      <text:p text:style-name="P8"/>
      <text:p text:style-name="P8">2:32:22 Bobby:</text:p>
      <text:p text:style-name="P8">Yes. So you would have an evolution arms race there too?</text:p>
      <text:p text:style-name="P8">Yes, certainly, because you're competing with other organisms. And John Maynard Smith, who I mentioned earlier, talking about, like, this causal power of information biology, he was the person to bring von Neumann's game theory to biological evolution. So he basically showed that there is this game theory sort of process being played out. I think his examples use different species, but I think within species, you would see the same sort of thing. Of course, if it's not humans, if you have other species, people are competing, organisms are competing, you will get increased complexity.</text:p>
      <text:p text:style-name="P8">But there are limits. So just because there's these evolutionary arm races within and between species, there will still be a limit because they have to model the environment, and just modeling all these unnecessary variables is wasteful.</text:p>
      <text:p text:style-name="P8">2:33:31 So it will ratchet up complexity in species. But I think, at least with the planet Earth and our biosphere, that humans are this sort of leading envelope of complexity. And so it really just is open ended with the most complex species.</text:p>
      <text:p text:style-name="P8">So the most complex species is the one that will evolve toward higher complexity and really there might be a limit. There are reasons to think there are limits to how far human biological intelligence can emerge. I mean, can evolve towards there's something called a supplementation limit, which is like how big our brain can get because of reasons like having to do with the skull.</text:p>
      <text:p text:style-name="P8">But what's interesting is part of this process, this evolutionary process, as Popper and newer people like Dennett have mentioned, continues with science and culture and technology.</text:p>
      <text:p text:style-name="P8"><text:soft-page-break/>2:34:35 So humans really have openended complexity because we're augmenting ourselves with technology. So while biological complexity may have limits, there's no limits once we start merging with our technology. And we shouldn't see technology as separate from life. It's an extension of biology.</text:p>
      <text:p text:style-name="P8">So the extended phenotype, Richard Falcons explains that Beaver Dams considers the dam that the beaver instinctually builds as part of the whole phenotype. So the ecosystem of the organism, there's really no clear division between the organism and the ecosystem. And David Chalmers has the extended mind hypothesis, which says that our phones are extensions of our minds and all of our devices are. And for that reason we need to be worried about privacy. But we also need to not be scared of technology.</text:p>
      <text:p text:style-name="P8">We just need to use technology to become more human so we're not transcending like humanity and biology.</text:p>
      <text:p text:style-name="P8">2:35:39 Technology will allow us to become biological.</text:p>
      <text:p text:style-name="P8"/>
      <text:p text:style-name="P8">2:35:45 Daniel:</text:p>
      <text:p text:style-name="P8">Very interesting note, perhaps to close it on anytime you want. The dot two too. We can make it happen. It can be any format. We can invite anyone else on.</text:p>
      <text:p text:style-name="P8">Really awesome and interesting to think about. Do you want any last words?</text:p>
      <text:p text:style-name="P8"/>
      <text:p text:style-name="P8">2:36:06 Bobby:</text:p>
      <text:p text:style-name="P8">If I come back to talk about freelance agency, it would be great to have like, Kevin Mitchell or maybe Eric Well, who's done a lot of work on Top Down Causation and Costa emergence. That was really influential in the book.</text:p>
      <text:p text:style-name="P8"/>
      <text:p text:style-name="P8">2:36:19 Daniel:</text:p>
      <text:p text:style-name="P8">If you know people, you can Twitter tag them or email us and email them and CC us or just contact us and we'll do that on our side.</text:p>
      <text:p text:style-name="P8"/>
      <text:p text:style-name="P8">2:36:30 Bobby:</text:p>
      <text:p text:style-name="P8">Thanks. It's been super fun. Thanks, Daniel. I appreciate it. Appreciate you reading a draft for the manuscript.</text:p>
      <text:p text:style-name="P8">Just like in a few days to give me some feedback that actually helps the little mistakes in the book. I heard you mentioned Marco. Thanks to Marco and anybody else who's been watching and chiming in with questions. Really appreciate it. Sorry for the impact information overload.</text:p>
      <text:p text:style-name="P8">Maybe watch this again. Maybe micro dose or maybe some legal stuff. Delta eight micro doses.</text:p>
      <text:p text:style-name="P8"/>
      <text:p text:style-name="P8">2:37:05 Daniel:</text:p>
      <text:p text:style-name="P8">Stay hydrated.</text:p>
      <text:p text:style-name="P8"/>
      <text:p text:style-name="P8">2:37:06 Bobby:</text:p>
      <text:p text:style-name="P9">Stay hydrated.</text:p>
      <text:p text:style-name="P9"/>
      <text:h text:style-name="P13" text:outline-level="1"><text:span text:style-name="T10">Session </text:span>0<text:span text:style-name="T11">1</text:span><text:span text:style-name="T12">5</text:span><text:span text:style-name="T11">.</text:span><text:span text:style-name="T14">2</text:span><text:span text:style-name="T11">,</text:span> <text:span text:style-name="T11">J</text:span><text:span text:style-name="T14">uly 26</text:span><text:span text:style-name="T10">, 2022</text:span></text:h>
      <text:p text:style-name="P17"><text:a xlink:type="simple" xlink:href="https://www.youtube.com/watch?v=mjL3cGYEMNg" text:style-name="Internet_20_link" text:visited-style-name="Visited_20_Internet_20_Link"><text:span text:style-name="T9"/></text:a></text:p>
      <text:p text:style-name="P17"><text:span text:style-name="T9">“</text:span><text:span text:style-name="T3">Universal Bayesianism: A New Kind of Theory of Everything”</text:span></text:p>
      <text:p text:style-name="P21"><text:a xlink:type="simple" xlink:href="https://www.youtube.com/watch?v=WEfc9X437yY" text:style-name="Internet_20_link" text:visited-style-name="Visited_20_Internet_20_Link">https://www.youtube.com/watch?v=WEfc9X437yY</text:a></text:p>
      <text:p text:style-name="P21"/>
      <text:p text:style-name="P21"/>
      <text:h text:style-name="P26" text:outline-level="2"><text:span text:style-name="T10">SESSION </text:span>SPEAKERS</text:h>
      <text:p text:style-name="P24">Daniel Friedman, Bobby Azarian; <text:span text:style-name="T15">questions submitted via Chat</text:span></text:p>
      <text:p text:style-name="P7"/>
      <text:p text:style-name="P5"/>
      <text:h text:style-name="P26" text:outline-level="2">CONTENTS</text:h>
      <text:p text:style-name="P2"/>
      <table:table table:name="Table2" table:style-name="Table2">
        <table:table-column table:style-name="Table2.A"/>
        <table:table-column table:style-name="Table2.B"/>
        <table:table-row table:style-name="Table2.1">
          <table:table-cell table:style-name="Table2.A1" office:value-type="string">
            <text:p text:style-name="P22">00:07</text:p>
          </table:table-cell>
          <table:table-cell table:style-name="Table2.A1" office:value-type="string">
            <text:p text:style-name="P15">The Integrated Evolutionary Synthesis</text:p>
          </table:table-cell>
        </table:table-row>
        <table:table-row table:style-name="Table2.1">
          <table:table-cell table:style-name="Table2.A1" office:value-type="string">
            <text:p text:style-name="P22">09:57</text:p>
          </table:table-cell>
          <table:table-cell table:style-name="Table2.A1" office:value-type="string">
            <text:p text:style-name="P15">Evolution and the Cosmic Connection</text:p>
          </table:table-cell>
        </table:table-row>
        <table:table-row table:style-name="Table2.1">
          <table:table-cell table:style-name="Table2.A1" office:value-type="string">
            <text:p text:style-name="P22">16:45</text:p>
          </table:table-cell>
          <table:table-cell table:style-name="Table2.A1" office:value-type="string">
            <text:p text:style-name="P15">The Paradigm of Cosmic Evolution</text:p>
          </table:table-cell>
        </table:table-row>
        <table:table-row table:style-name="Table2.1">
          <table:table-cell table:style-name="Table2.A1" office:value-type="string">
            <text:p text:style-name="P22">30:02</text:p>
          </table:table-cell>
          <table:table-cell table:style-name="Table2.A1" office:value-type="string">
            <text:p text:style-name="P15">Evolutionary Science: Knowledge Creation and Selection</text:p>
          </table:table-cell>
        </table:table-row>
        <table:table-row table:style-name="Table2.1">
          <table:table-cell table:style-name="Table2.A1" office:value-type="string">
            <text:p text:style-name="P22">43:17</text:p>
          </table:table-cell>
          <table:table-cell table:style-name="Table2.A1" office:value-type="string">
            <text:p text:style-name="P15">No, evolution isn't making organisms more complex or intelligent</text:p>
          </table:table-cell>
        </table:table-row>
        <table:table-row table:style-name="Table2.1">
          <table:table-cell table:style-name="Table2.A1" office:value-type="string">
            <text:p text:style-name="P22">45:09</text:p>
          </table:table-cell>
          <table:table-cell table:style-name="Table2.A1" office:value-type="string">
            <text:p text:style-name="P15">The Law of Requisite Variety</text:p>
          </table:table-cell>
        </table:table-row>
        <table:table-row table:style-name="Table2.1">
          <table:table-cell table:style-name="Table2.A1" office:value-type="string">
            <text:p text:style-name="P22">55:13</text:p>
          </table:table-cell>
          <table:table-cell table:style-name="Table2.A1" office:value-type="string">
            <text:p text:style-name="P15">The process of Self-Organization in Darwinian Evolution</text:p>
          </table:table-cell>
        </table:table-row>
        <table:table-row table:style-name="Table2.1">
          <table:table-cell table:style-name="Table2.A1" office:value-type="string">
            <text:p text:style-name="P22">1:07:24</text:p>
          </table:table-cell>
          <table:table-cell table:style-name="Table2.A1" office:value-type="string">
            <text:p text:style-name="P15">Studying human brains can tell us about the emerging global brain</text:p>
          </table:table-cell>
        </table:table-row>
        <table:table-row table:style-name="Table2.1">
          <table:table-cell table:style-name="Table2.A1" office:value-type="string">
            <text:p text:style-name="P22">1:20:46</text:p>
          </table:table-cell>
          <table:table-cell table:style-name="Table2.A1" office:value-type="string">
            <text:p text:style-name="P15">A Taste of The Romance of Reality</text:p>
          </table:table-cell>
        </table:table-row>
        <table:table-row table:style-name="Table2.1">
          <table:table-cell table:style-name="Table2.A1" office:value-type="string">
            <text:p text:style-name="P22">1:21:28</text:p>
          </table:table-cell>
          <table:table-cell table:style-name="Table2.A1" office:value-type="string">
            <text:p text:style-name="P15">What else is necessary for science? (Evolution)</text:p>
          </table:table-cell>
        </table:table-row>
        <table:table-row table:style-name="Table2.1">
          <table:table-cell table:style-name="Table2.A1" office:value-type="string">
            <text:p text:style-name="P22">1:28:44</text:p>
          </table:table-cell>
          <table:table-cell table:style-name="Table2.A1" office:value-type="string">
            <text:p text:style-name="P15">Inactive Inference and Survival of the Stable</text:p>
          </table:table-cell>
        </table:table-row>
        <table:table-row table:style-name="Table2.1">
          <table:table-cell table:style-name="Table2.A1" office:value-type="string">
            <text:p text:style-name="P22">1:31:46</text:p>
          </table:table-cell>
          <table:table-cell table:style-name="Table2.A1" office:value-type="string">
            <text:p text:style-name="P15">Inferring Learning and Adaptation</text:p>
          </table:table-cell>
        </table:table-row>
        <table:table-row table:style-name="Table2.1">
          <table:table-cell table:style-name="Table2.A1" office:value-type="string">
            <text:p text:style-name="P22">1:33:58</text:p>
          </table:table-cell>
          <table:table-cell table:style-name="Table2.A1" office:value-type="string">
            <text:p text:style-name="P15">Bayesian Inference and the Free Energy Principle</text:p>
          </table:table-cell>
        </table:table-row>
        <table:table-row table:style-name="Table2.1">
          <table:table-cell table:style-name="Table2.A1" office:value-type="string">
            <text:p text:style-name="P22">1:39:30</text:p>
          </table:table-cell>
          <table:table-cell table:style-name="Table2.A1" office:value-type="string">
            <text:p text:style-name="P15">Evolution and Constructivism</text:p>
          </table:table-cell>
        </table:table-row>
        <table:table-row table:style-name="Table2.1">
          <table:table-cell table:style-name="Table2.A1" office:value-type="string">
            <text:p text:style-name="P22">1:53:35</text:p>
          </table:table-cell>
          <table:table-cell table:style-name="Table2.A1" office:value-type="string">
            <text:p text:style-name="P15">In the Elevator With Popper</text:p>
          </table:table-cell>
        </table:table-row>
        <table:table-row table:style-name="Table2.1">
          <table:table-cell table:style-name="Table2.A1" office:value-type="string">
            <text:p text:style-name="P22">1:58:23</text:p>
          </table:table-cell>
          <table:table-cell table:style-name="Table2.A1" office:value-type="string">
            <text:p text:style-name="P15">Post-Writing The Science of Science</text:p>
          </table:table-cell>
        </table:table-row>
        <table:table-row table:style-name="Table2.1">
          <table:table-cell table:style-name="Table2.A1" office:value-type="string">
            <text:p text:style-name="P22">2:06:30</text:p>
          </table:table-cell>
          <table:table-cell table:style-name="Table2.A1" office:value-type="string">
            <text:p text:style-name="P15">Transdisciplinary collaboration and scientific pluralism</text:p>
          </table:table-cell>
        </table:table-row>
        <table:table-row table:style-name="Table2.1">
          <table:table-cell table:style-name="Table2.A1" office:value-type="string">
            <text:p text:style-name="P22">2:10:08</text:p>
          </table:table-cell>
          <table:table-cell table:style-name="Table2.A1" office:value-type="string">
            <text:p text:style-name="P15">The Future of Science Is Explored</text:p>
          </table:table-cell>
        </table:table-row>
        <table:table-row table:style-name="Table2.1">
          <table:table-cell table:style-name="Table2.A1" office:value-type="string">
            <text:p text:style-name="P22">2:12:37</text:p>
          </table:table-cell>
          <table:table-cell table:style-name="Table2.A1" office:value-type="string">
            <text:p text:style-name="P15">Is The Universe Pro-Life?</text:p>
          </table:table-cell>
        </table:table-row>
      </table:table>
      <text:p text:style-name="Standard"/>
      <text:p text:style-name="P2"/>
      <text:p text:style-name="P2"/>
      <text:h text:style-name="P26" text:outline-level="2">TRANSCRIPT</text:h>
      <text:p text:style-name="P10"/>
      <text:p text:style-name="P10"/>
      <text:p text:style-name="P10">00:07 Daniel:</text:p>
      <text:p text:style-name="P10">Hello, everyone. This is the active inference institute. It is <text:span text:style-name="T14">G</text:span>uest<text:span text:style-name="T14">Stream n</text:span>umber 15.2 on July 26, 2022. We're here with Bobby Azarian, and this is going to be the second part of a discussion that we opened some months ago and looking forward to it. Really appreciate your visit and please just set it up and continue however you see fit.</text:p>
      <text:p text:style-name="P10">I'll be documenting questions in the live chat and looking forward a lot to this discussion.</text:p>
      <text:p text:style-name="P10"><text:soft-page-break/></text:p>
      <text:p text:style-name="P10">00:40 Bobby:</text:p>
      <text:p text:style-name="P10">Okay, thanks for having me. So the talk isn't quite what I promised. It's not part two. I'd like to come back in the future and talk about that stuff.</text:p>
      <text:p text:style-name="P10">It's kind of what I talked about last time, but a little bit more focused, more specific. There was a recent Guardian article that came out that was talking about whether there's this need for a new evolutionary synthesis. We have the modern synthesis, and then the modern synthesis has been challenged by the extended evolutionary synthesis, which includes more mechanisms, things that weren't recognized by the modern synthesis. So things like Epigenetics and Lamarckian mechanisms like the Baldwin effect, multi level selection or group selection. So this is actually saying that that's not radical enough.</text:p>
      <text:p text:style-name="P10">The Integrated Evolutionary Synthesis has that name because it integrates evolutionary theory with thermodynamics and information theory and gives us, I think, a much clearer picture of how evolution works and why it's generating complexity in the biosphere.</text:p>
      <text:p text:style-name="P10">01:57 So originally this talk was also titled Something Different. It said a unifying theory of reality. And yet it's been kind of downgraded to something a little less ambitious because I did not have time to include slides that talk about there's an interpretation of quantum mechanics called quantum Darwinism and solution to the fine tuning problem called cosmological natural selection. So what I'm trying to paint today is a picture of a Darwinian reality, and those paradigms are consistent with this Darwinian framework, kind of a universal Darwinism type thing.</text:p>
      <text:p text:style-name="P10">Dean in it comes to mind. So this is just going to focus on the evolution of the biosphere, the evolution of life towards higher complexity, and in the future, we can talk about all that other stuff.</text:p>
      <text:p text:style-name="P10">02:58 Awesome.</text:p>
      <text:p text:style-name="P10"/>
      <text:p text:style-name="P10">02:59 Daniel:</text:p>
      <text:p text:style-name="P10">Sounds good.</text:p>
      <text:p text:style-name="P10"/>
      <text:p text:style-name="P10">02:59 Bobby:</text:p>
      <text:p text:style-name="P10">Yeah.</text:p>
      <text:p text:style-name="P10"/>
      <text:p text:style-name="P10">03:01 Daniel:</text:p>
      <text:p text:style-name="P10">Who would you say this is for? And how would you like to update their cognitive model?</text:p>
      <text:p text:style-name="P10"/>
      <text:p text:style-name="P10">03:08 Bobby:</text:p>
      <text:p text:style-name="P10">Yeah, so I love that you put it that way. I hope I'm updating people's model of reality today. So. It's for the active inference lab. So it's a bit more technical than it might be if I was giving it to a general audience, but I tried to not get too technical at the same time.</text:p>
      <text:p text:style-name="P10">In my last talk, I really just talked about everything and used a lot of terminology that I assume that your audience would know today. If anything is unclear or you want me to go into a little bit more detail, please feel free to ask. Jump in. I'll try to pause a few times throughout the presentation and see if anybody has any questions because it's really this story of evolution that's something that, you know, you can tell as a story.</text:p>
      <text:p text:style-name="P10">04:09 And I want people to understand the mechanisms better than giving like the perfect presentation.</text:p>
      <text:p text:style-name="P10">I just want people to see how all of these things work together. So it's from my book that just came out a month ago and that's available. So if you like what you hear, this is basically a kind of superficial version of the content in part two of the book. There's three parts. So there's this kind of famous quote from Dobzanski who did a lot of work creating the Modern synthesis.</text:p>
      <text:p text:style-name="P10">And the modern synthesis is basically taking Darwin's theory of natural selection and updating it with a modern understanding of genetics. So it's not really modern anymore. This was like the gene was DNA was discovered in the in the was formulated.</text:p>
      <text:p text:style-name="P10">05:13 So he said nothing in biology makes sense except in the light of evolution. I think it's a great statement.</text:p>
      <text:p text:style-name="P10">I think it's true. But the integrated evolutionary synthesis says that it doesn't go far enough, that nothing in biology or evolution makes sense except in light of thermodynamics and information. And Shannon's information theory is really the same theory as statistical thermodynamics. There's a lot of the same formalisms. And we're going to see today that biological information, really the role of information, is that it <text:soft-page-break/>allows life to sustain itself against this tendency toward decay described by the second law of thermodynamics.</text:p>
      <text:p text:style-name="P10">And basically there's just one evolution algorithm, one mechanism that is behind all this complexity correlation, and that has been called variation and selection.</text:p>
      <text:p text:style-name="P10">06:13 That's a term from evolutionary epistemology, which is based on the idea of Karl Popper. But it actually wasn't founded by Karl Popper. It was founded by cognitive psychologist named Donald Campbell, who was inspired by Popper's view and then Popper attributes to it later. But the idea is that variation in selection, the mechanism of evolution, is a form of trial and error learning.</text:p>
      <text:p text:style-name="P10">So evolution adaptation is the same as learning the learning mechanism and it creates biological knowledge. It creates knowledge in the biosphere. And David Dutch is one person who has written a lot about evolution as a knowledge creation process and I think that's how we need to understand it from now on. And this is arguing that evolution does have and arrow or a direction.</text:p>
      <text:p text:style-name="P10">07:15 It is progressive.</text:p>
      <text:p text:style-name="P10">In other words, in the 20th century, Stephen Jay Gould was very adamant about killing this idea that evolution is progressive. He, you know, saw it as being ecological, kind of implying that there's some mystical force driving evolution towards higher levels of complexity. And I think that is wrong. Evolution is progressive, but there's no mystical force driving it. It is just mechanisms that are completely intelligible and formalizable.</text:p>
      <text:p text:style-name="P10">And Richard Dawkins was one person who challenged Gold on that. He wrote a book review about Gold's book and basically said that this idea that evolution towards higher complexity was.</text:p>
      <text:p text:style-name="P10">08:18 This statistical illusion was wrong. And he cited evolutionary transitions as being a mechanism of complexity generation. And we're going to talk about evolutionary transitions today, which is left out of the modern synthesis.</text:p>
      <text:p text:style-name="P10">They don't talk about these transitions. This quote from Stewart Coffman, he says, there are things Darwin couldn't have known. One of them was self organization and complex dynamics systems. If the new science of complexity succeeds, it will broker a marriage between self organization and selection. It'll be a physics of biology.</text:p>
      <text:p text:style-name="P10">So that's part of what we're going to talk about today, how selforganization fits into the evolution picture, because it wasn't recognized by most evolutionary biologists for a long time. And Shanna Fe Institute was one place really doing the complexity research that has made this mechanism of self organization kind of famous.</text:p>
      <text:p text:style-name="P10">09:24 It started off with the cybernetics. So Ross Ashby had a principle of self organization in, I think, the 40s or 50s. So it's an old idea and it's time that, I guess, mainstream evolutionary theory incorporates selforganization into the picture and we'll see that selforganization is really the process that creates the evolutionary transitions that I mentioned.</text:p>
      <text:p text:style-name="P10">So we're going to start off with some quotes just to give some context before getting into the details. Thomas Huxley, 19th century English biologist known as Darwin's bulldog for his advocacy of evolutionary theory, said that the question of all questions for mankind, the problem which underlies all others is more deeply interesting than any other, is the ascertainment and of the place which man occupies in nature and of his relations to the universe of things.</text:p>
      <text:p text:style-name="P10">10:29 So what's our relationship to the cosmos? Do we have one? Is life completely insignificant?</text:p>
      <text:p text:style-name="P10">Or could it have deep cosmic significance? Could it influence the future evolution and developmental trajectory of the universe? So here's one answer to that question, the kind of pessimistic answer man at last knows that he is alone in the unfeeling immensity of the universe, out of which he emergence only by chance. So this quote comes from Jacques Monod, nobel Prize winning French biochemist, really smart guy. This book is really influential and kind of painted this nihilistic picture of reality that was consistent with the reductionist model of the world, which was the reigning view in the 20th century.</text:p>
      <text:p text:style-name="P10">And today we're going to challenge that idea. Christian Deduce, another Nobel Prizewinning biological, said that the natural constraints within which chance operates are such that evolution in the dimension of increasing complexity was virtually bound to take place if given the opportunity.</text:p>
      <text:p text:style-name="P10">11:45 Chance does not exclude inevitability. So there's certainly chance and contingency and randomness operating in evolution processes. You have genetic mutation, which is at least partially a random blind process.</text:p>
      <text:p text:style-name="P10">And that's okay. That doesn't mean the whole thing is random. So there's a lot of evidence from convergent evolution, the work of Simon Conway Morris, that shows that certain designs, organism designs, are regularities. So we see them emerge kind of expectedly. So David Dutch, founder of Quantum Computation <text:soft-page-break/>and author of some great books, Fabric of Reality and his newer The Beginning of Infinity, said narrowly conceived evolutionary theory considers as mere vehicles for the replication of our genes or memes.</text:p>
      <text:p text:style-name="P10">12:50 And it refuses to address the question of why evolution has tended to create ever greater adaptive complexity or the role that such complexity plays in the wider scheme of things. So you see right here he was hinting at life, which he calls adaptive complexity, as having this larger cosmic role. And I think adaptive complexity is a great term for life, kind of replacing the word life. That would be a good idea because life has these mystical connotations. So as soon as you say something like life is in some sense, some statistical sense destined to spread through the Universe, it sounds mystical.</text:p>
      <text:p text:style-name="P10">But when you say adaptive complexity will spread, you get a lot less groans because it makes it clear that what life is is this phenomenon that learns living systems are complex active states.</text:p>
      <text:p text:style-name="P10">13:53 So adaptive complexity is just a way to talk about the network of complex active states that make up the biosphere. And once you learn that life is really this phenomenon that is continuum learning and self correlation, then you see why it's so robust and why it seems like there is this inevitability to evolution and life getting off of its planet of origin. So we're going to kind of demystify that process. But in demystifying it, we see a natural process that is pretty mystical as far as, like, you know, just I think it doesn't make sense to use the term to not say that there's not this like, kind of magical or mystical quality of the process just because we can understand it.</text:p>
      <text:p text:style-name="P10">Mechanistically, to me, this paints a picture of nature that's more wondrous than any sort of conception of nature that involves supernatural things.</text:p>
      <text:p text:style-name="P10">14:57 I think the natural self organizing process is as interesting as any supernatural concept. And then you see this really bold quote by the great physicist Freeman Dyson who just passed away like a year or two ago. It is conceivable that life may have a larger role to play. Sorry, I can't see the quote then we have yet imagined life may succeed against all odds in molding the Universe to its own purpose.</text:p>
      <text:p text:style-name="P10">So we're going to see if we can make an argument for that last quote. Paul Davies says, we now see how it is possible for the Universe to increase both organization and entropy at the same time. The optimistic and pessimistic errors of time can coexist. The universe can display creative. You need directional progress even in the face of the Second Law.</text:p>
      <text:p text:style-name="P10">So nothing in this story in any way violates the second law of thermodynamics.</text:p>
      <text:p text:style-name="P10">16:02 And it's important that that's emphasized because a lot of people had this just superficial interpretation of the Second Law that the universe is growing increasingly disordered, on average, over time. And this presentation will say that that popular understanding of the second law is wrong and that the universe is becoming more organized at the largest scales. Okay, let's get into it. If anyone has any questions about that interoception nope.</text:p>
      <text:p text:style-name="P10">Okay, so the paradigm of emergence and cosmic evolution says each emergence in the cosmic self communication process is brought together by a metasystem transition or an evolutionary transition that moves life further away from a state of thermodynamic equilibrium.</text:p>
      <text:p text:style-name="P10">17:05 And total disorder through a nested series of such phase transitions where functional things come together to make larger functional things which come together to make even larger ones and so on. Adaptive complexity becomes better equipped to dominate the cosmos. Life acquires an organization that is increasingly hierarchical and integrated and therefore more resilient and computationally powerful. So this is what that process looks like.</text:p>
      <text:p text:style-name="P10">You see this structure of hierarchy and of matter, which continues with the hierarchy of life. So we're going to show how these new levels emergence. And on the right here, you see that there's this hierarchy of science that has tried to model this natural phenomenon phenomenon, and you get these levels that represent these different emergences. So with biology, we have life. Then we have the emergence of mind, and we get psychology, and then we have the emergence of civilization, and we get culture.</text:p>
      <text:p text:style-name="P10">18:14 So this framework says that and it's really the framework of evolution, epistemology and universal Darwinism. It says that the emergence and evolution of life Ines society and technology are all part of one thermodynamic process, one evolution process, one computational process unified by the concept of knowledge. And it says that humans are neither a cosmic accident nor the end goal of evolution. Humans are a step on the evolutionary ladder of becoming and an essential driver of increasing complexity. And it says the universe is undergoing a grand and majestic self organizing process.</text:p>
      <text:p text:style-name="P10">And at this moment in time, in this corner of the universe, we are the stars of the show. So this is what this process of cosmic evolution looks like. This comes from a book called Cosmic Evolution by the Harvard astrophysicist Eric Chaisen.</text:p>
      <text:p text:style-name="P10"><text:soft-page-break/>19:17 And these are some unifying paradigms of the past and present. So the integrated evolutionary synthesis is not really a novel thing.</text:p>
      <text:p text:style-name="P10">It's sort of an update to all of these unifying paradigms that have come before it. So general systems theory came out of cybernetics. It was founded by Ludwig von Bertalanfi and basically says that all complex systems have similar organizing principles that can be described conceptually and modeled mathematically. The problem with this theory was that it was a little too broad and not specific enough. Evolutionary epistemology came after that, and it emphasizes that the evolutionary process is a problem solving procedure that creates knowledge.</text:p>
      <text:p text:style-name="P10">So the growth of complexity and the emergence of intelligence in the biosphere arises out of a knowledge accumulation process.</text:p>
      <text:p text:style-name="P10">20:25 In this view, when I say knowledge accumulation, this knowledge is encoded in the different forms of memory that life allows for. So genetic memory, neural memory, cultural memory, and we'll talk about that more later. Universal Darwinism came after evolutionary epistemology. It was basically the same theory, though.</text:p>
      <text:p text:style-name="P10">So Richard Dawkins and Dean are people that are associated with Universal Darwinism and emphasizes that the universe is evolving at all these different scales and levels of complexity. So universal Bayesianism is a term that some people are using and it's just basically an update of the previous paradigms. So it basically says the same things, that evolution is knowledge creation process, but it specifically says that this knowledge is encoded in biological systems, that knowledge is stored in the form of a world model and that the model is an internal representation and statistical mapping of the environment which gets updated through adaptation and learning.</text:p>
      <text:p text:style-name="P10">21:36 And we're going to see that adaptation is a form of learning and that learning is a form of adaptation.</text:p>
      <text:p text:style-name="P10">So to kind of frame this story earlier I said it's, you can tell the story in a kind of like mythological way. So David Deutsche says if one can speak of a cosmic war, it's a war between monotony and novelty, between stasis and creativity. And in this war, our side is not destined to lose. If we choose to apply our unique capacity to create explanatory knowledge, we could win. So it's a pretty optimistic quote and a story that I think is probably a lot more comforting, satisfying than the old view that the universe is becoming increasingly disordered and that life is just a transient phenomenon.</text:p>
      <text:p text:style-name="P10">We'll see that adaptive complexity isn't transient.</text:p>
      <text:p text:style-name="P10">22:41 So you could frame this as this battle between order and disorder, or life versus entropy, or knowledge versus ignorance. And so the story starts with the Second Law of Thermodynamics, which is kind of a nice way to frame the evolutionary story, since the Second Law of Thermodynamics is this kind of ironclad law that everybody accepts. So it's kind of built on a really firm theoretical foundation. So to understand life and its role in cosmic evolution, we have to understand the Second Law, which says that the entropy of the system naturally increases over time, at least on average.</text:p>
      <text:p text:style-name="P10">You could sum this up by the quote, things fall apart. So it's describing this tendency toward decay and disorder and we see that in this little simple cartoon below. So in our everyday experience, things don't typically organize themselves. Rooms get messier and buildings erode not the opposite.</text:p>
      <text:p text:style-name="P10">23:47 This is just a depiction of that same process, which was the model that the founder of the statistical interpretation of the Second Law used. So Ludwig Boltzmann imagined a simple system, so an ideal gas in a box. And you see that if this system is just left to evolve over time, these molecules spread out simply because if they're just all moving at random then there are many more configurations that the system can be in that are disordered compared to pattern arrangements. So just due to this statistical tendency you will get a system evolving toward a more disordered state if it's a closed system and there's no way for the system to access any energy from the outside.</text:p>
      <text:p text:style-name="P10">24:56 So this model is looking at a gas in a box.</text:p>
      <text:p text:style-name="P10">It's not looking at the universe. But people were quick to jump to apply this to the universe as a whole under the assumption that the universe is a closed system. But it ignores a lot of things. So this model ignored the effect of gravity because gravity doesn't really have a noticeable effect on things that small. So it was just seen as negligible.</text:p>
      <text:p text:style-name="P10">And it also assumes that these particles stay uncorrelated after they interact. And we know that with certain chemical systems in life the molecules are held together by chemical bonds and forces. So this model ignores a lot of things which make it probably not very useful to apply to the universe as a whole.</text:p>
      <text:p text:style-name="P10">25:58 And it leaves out this phenomenon of life that we've called adaptive complexity.</text:p>
      <text:p text:style-name="P10">So if systems naturally become more disordered than what's going on with life we see life maintaining its structure and has the capability of regenerating itself and making copies of itself and producing all of this <text:soft-page-break/>order that we see around us in the biosphere. And so adaptive complexity is this local reversal of the second law and Schrodinger was one of the first people to really talk about this mystery and give us one piece of the puzzle. So life is able to evade this tendency towards disorder because it is an open system. The planet is receiving all of this free energy from the sun and that energy allows an active states to stay far from thermodynamic equilibrium.</text:p>
      <text:p text:style-name="P10">27:14 So the trick to life evading, the tendency toward decay is that it has the ability to extract energy that allows it to do work and that work is maintaining its stable non equilibrium, steady state.</text:p>
      <text:p text:style-name="P10">And so you can think of life as playing a game. So the game of life is this battle between order and disorder. So the challenge that life has that any system, any adaptive system, any conceivable sentient system in any universe abiding by the Second Law has this intrinsic problem and that's it has to be able to resist the natural tendency toward disorder which requires work. So this intrinsic challenge gives life an intrinsic goal.</text:p>
      <text:p text:style-name="P10">28:14 So life does have a goal and the goal is simply to continue to persist to stay far from thermodynamic equilibrium or to survive.</text:p>
      <text:p text:style-name="P10">Now, what must life do in order to achieve that goal? It has to be able to extract energy from the environment and that's not a trivial task. In order to be able to navigate its environment and actually extract or absorb this energy it has to acquire information about the environment that it's in. It has to model the world. And life strategy is to search the space of possible configurations for structural and functional solutions.</text:p>
      <text:p text:style-name="P10">We call those annotation to the problem of survival. And so evolution is this process of life. Exploring the design space and Dennett made this way of looking at it popular in his book Darwin's Dangerous Idea.</text:p>
      <text:p text:style-name="P10">29:23 So on an abstract level, we can imagine a certain practical problem or challenge.</text:p>
      <text:p text:style-name="P10">So any challenge, we can imagine a challenge as having a solution that exists somewhere out there in the space of possibilities, just waiting to be found by adaptive complexity. So it may take some time, but if the possibility space, the space of possible solutions, is continuously explored in an efficient way, eventually a solution will be discovered. So Darwinian evolution is a problem solving algorithm, and that algorithm is called variation in selection. Yeah, this slide was old. I meant to update that.</text:p>
      <text:p text:style-name="P10">So this is supposed to show that variation and selection is the method of annotation and that this is a trial and error learning process. So trial and error is the mechanism for learning. Those are the same thing. So annotation is equivalent to problem solving, is equivalent to learning, is equivalent to knowledge creation.</text:p>
      <text:p text:style-name="P10">30:25 And we're going to see and illustration of that to make it a lot clearer.</text:p>
      <text:p text:style-name="P10">So this is an evolutionary epistemology inspired picture that David Dutch supports. He says that the whole scientific process resembles biological evolution. A problem is like an ecological niche, and a theory is like agent or a species which is being tested for viability in that niche. So the way we should think about organisms now is that they are embody theories about how to survive in a particular niche. So a genome is basically a strategy for survival.</text:p>
      <text:p text:style-name="P10">Okay, so this picture looks complicated at first, but it's pretty simple once you break it down. So here on the left, we see one of the most simple organisms we have, a single celled organism.</text:p>
      <text:p text:style-name="P10">31:32 And this says that an adaptive system is an embodied theory about how to stay far from equilibrium. And that basically it's searching for a winning design. So a winning design is specifically one that allows for energy extraction from the environment.</text:p>
      <text:p text:style-name="P10">So now we're just really understanding life as having to solve a thermodynamic problem. It has to find free energy to maintain its nonquilibrium steady state. And it does this without any consciousness or conscious intent at first. So let's imagine that this is the origin of life, that we start with this one organism. It's a replicator, so it makes copies of itself.</text:p>
      <text:p text:style-name="P10">And because genetic function is unavoidable, the copying process will always make errors.</text:p>
      <text:p text:style-name="P10">32:33 Then you get a generation of new designs that are variations on the original design. So here you see design one, two, three and four. And you can have as many designs as copies that this organism can make. So just through replication with mutation, you get this variation in selection mechanism that will create learning.</text:p>
      <text:p text:style-name="P10">So natural selection is a filter and natural selection filters out the dysfunctional designs. So we see that you could image that. So some bacteria perform a process known as chemotaxis. So they will swim towards molecular food and away from toxins. So they have some sort of very basic abstract world model of the environment, some statistical mapping that allows the system to basically swim towards food and away from threats.</text:p>
      <text:p text:style-name="P10"><text:soft-page-break/>33:46 And you can imagine that this first one, maybe it swims in random directions, it doesn't swim towards food yet it just moves around randomly. So it makes a copy of itself. Let's say that copy still has that same behavior and then you have another copy, let's say this one, because of random function, swims toward poisons and away from food. And this one third one, just by chance, has a better design, a more optimal design, where it swims towards food and away from toxins. And you can imagine, however, many types of different designs with different function.</text:p>
      <text:p text:style-name="P10">And so some of these designs will die out because they can't fulfill this task of extracting energy, so they can't stay far from equilibrium, they get filtered out and this winning design gets to make copies of itself.</text:p>
      <text:p text:style-name="P10">34:53 And so this winning design is the one that can best predict its environment. So it's the one that's best at extracting energy because it has the ability to predict its environment. And so this process continues with a second iteration and it creates this new generation of designs. And again, some of these designs will be dysfunctional or at least not optimal.</text:p>
      <text:p text:style-name="P10">And especially if they're competing, the distinctions ones will die out. So natural selection acts as a filter. Again and again we have another generation. So this iterative process is how basically the species design gets optimized and it is also a knowledge creation process because this organism has a genetic code that codes for these functional designs or distinctions designs.</text:p>
      <text:p text:style-name="P10">36:06 And random mutation is creating random bits of Coda, it's creating like random changes.</text:p>
      <text:p text:style-name="P10">And some of that code will produce functional designs. So while it's producing all this information, some of it is information that's not predictive of the environment. It's useless information. The information that survives the filter of natural selection has proved itself to be knowledge. And the reason I call the information in these systems that survive knowledge is because they contain information that reduces the organisms uncertainty regarding the environment.</text:p>
      <text:p text:style-name="P10">So you can look at this whole process as basically world model and there's variations being created to this embodied internal model and that with these iterations, the model is getting updated to be more accurate.</text:p>
      <text:p text:style-name="P10">37:18 So I'm not going to go into active inference and the free energy principle and the Bayesian brain hypothesis here, but I will mention some things for people who already are familiar with it. Since this is active inference lab channel that this whole process would be minimizing free energy or prediction errors. So as adaptation occurs and you have these different generations, the model is getting updated in a Bayesian fashion. And John Campbell has done work showing that the evolutionary process is a process of learning, and specifically Bayesian inference.</text:p>
      <text:p text:style-name="P10">And Karl Friston has worked with him on that.</text:p>
      <text:p text:style-name="P10">So I'm calling this knowledge the information that encodes these structures, knowledge that comes from evolutionary epistemology. So what do I mean by that? So, a dolphin streamlined design, which is a product of the information stored in its genome, contains a knowledge of dynamics.</text:p>
      <text:p text:style-name="P10">38:21 And similarly, an eagle's wing design contains a knowledge of aerodynamics. So not only can we be certain that engineers see knowledge in these functional structures, there should be little doubt that these designs provided the original inspiration for our aircraft and submarine technology.</text:p>
      <text:p text:style-name="P10">So, yeah, you can think of evolution as a knowledge creation process, and you can think about all of the species that exist as being solutions to different types of environmental challenges. And so humans, scientists studying these species can learn a lot about how to better manipulate the universe and better solve our challenges by looking at how evolution has solved challenges in the past. So this process of adaptation that's creating this knowledge is also creating statistical correlation between the organism and its environment.</text:p>
      <text:p text:style-name="P10">39:32 And when you understand this, you see that natural selection is something like an information channel. You can think of as pumping in information from the environment into life.</text:p>
      <text:p text:style-name="P10">Life models its environment. It's isomorphic to its environment. So an organism is a model of its environment in the way that a key is a model of the lock it opens. So as this process that we see here takes place and you have these different iterations of the adaptation process, it's becoming more correlated with its environment. So we talked about the different designs and being different types of bacteria, some that swim towards poisons and some that swim away and towards food.</text:p>
      <text:p text:style-name="P10">40:32 And so we see this is the work of physicist Carlos Rivelli, who is now interested in evolution and how evolution creates information. His work builds on the work of David Wolford and Artem Kolchinsky at the Santa Fe Institute. So just to explain this concept of adaptation creating statistical correlation and mutual information, and this is really what underlies its ability to predict its environment, we have this simple example. So a well adaptive organism is one that is statistically correlated with this environment. So a <text:soft-page-break/>bacterium that swims to the left when nutrients are on the left and swims to the right when nutrients are on the right, prospers a bacterium that swims at random has less chances.</text:p>
      <text:p text:style-name="P10">So increasing statistical correlation represents the creation of mutual information. And that comes from Shannon's information theory. So basically, when you have this correlation, basically the information in these organisms is predictive of the environment.</text:p>
      <text:p text:style-name="P10">41:44 And this quote from Fred Drewski, who did. A lot of the pioneering work applying information theory to natural selection.</text:p>
      <text:p text:style-name="P10">This is from the biologist John Maynard Smith's essay on biological information. Jet Ski argues as follows if some variable A is correlated with the second variable B, then we can say that B carries information about A. For example, if the occurrence of rain is correlated with a particular cloud, then the type of cloud tells us whether it would rain. So we see here that adaptation equals statistical correlation equals mutual, information equals model, optimization equals knowledge creation.</text:p>
      <text:p text:style-name="P10">Let me just skip some of this stuff. So we see how knowledge is created in this example and species are becoming optimized for extracting energy in their niche, but they're not becoming more complex per se.</text:p>
      <text:p text:style-name="P10">42:59 So since an organism is an embodied theory about how to extract energy from the environment, it kind of follows Occam's razor. So it's really trying to be the simplest solution to a thermodynamic problem. So at the beginning of this talk, I said that this was going to explain mechanisms of complexity generation and this tendency towards higher intelligence that we've seen in our biosphere.</text:p>
      <text:p text:style-name="P10">But it's not the case that natural selection is making every species more complex and more intelligent. And Stephen Jay Gould is right about that. If and organism is extracting energy and avoiding threats just fine in its niche, it doesn't need to become more complex. So crocodiles and sharks are common examples of organisms that haven't become more complex over millions of years of evolution.</text:p>
      <text:p text:style-name="P10">44:05 And there are examples like cave fish that fish that weren't previously existing in caves, got trapped in caves or some sort of underground environment where having eyes was no longer a selective advantage.</text:p>
      <text:p text:style-name="P10">You saw this organisms actually become more simple. So if evolution isn't making organisms more complex and more intelligent or certain species, then how do we argue that intelligence is inevitable? Like, how does that work? So it's not that evolution makes every species more complex, it's that evolution will create new species and there will be this growing ladder of complexity such that the new species that emerge have to solve more complicated energy exteroception problems. And that is basically what ratchets up complexity.</text:p>
      <text:p text:style-name="P10">45:09 So we're going to talk about that now, this tendency towards intelligence. So we can think of each niche on Earth as a sort of energy slot, a thermodynamic slot for a given species. And an evolving population of organisms efficiently searching the space will discover a solution to a thermodynamic problem that it didn't know existed. So the discovery of a novel energy source or energy exteroception technique is both how a new niche and a new species come into existence. So this Darwinian evolution process, which is also called phylogenetic learning, this iterative learning process, it's generational learning will naturally lead to expectation because organisms will stumble upon ways to exploit thermodynamic niches that were previously inaccessible to life purely for design reasons.</text:p>
      <text:p text:style-name="P10">So let's look at that picture Ronen more time.</text:p>
      <text:p text:style-name="P10">46:12 So when this organism self replicates, it's making these different designs. Some of them will be better at extracting that source of energy. For the first organisms, it was thought to be the geochemical energy that was around these hydrothermal vents, these deep sea volcanoes. And you can imagine, just by chance, that it creates a copy of itself and that it discovers a configuration that can suddenly absorb sunlight.</text:p>
      <text:p text:style-name="P10">So that's how we get the generation of photosynthetic bacteria. And when you get this new source of energy unlocked, then that is basically what creates a new species. And then you don't just have this one species exploring this solution space, you have a growing problem space.</text:p>
      <text:p text:style-name="P10">47:17 So you will have organisms discovering new sources of energy that weren't available. So basically, if life is something like a game, and it's trying to find these configurations that are best action, prediction, the environment, it will kind of just by chance discover that there's like a different aspect of the game.</text:p>
      <text:p text:style-name="P10">So there it will unlock a new source of free energy, which creates a new species and a new niche.</text:p>
      <text:p text:style-name="P10">Okay, so just to make that idea a little more clear, there's a great paper called The Energy Expansions of Evolution by Olivia Judson. And she says the history of the life Earth system can be divided into five energetic epochs, each featuring the evolution of life forms that can exploit a new source of energy. These sources are geochemical energy, sunlight, oxygen, flesh and fire.</text:p>
      <text:p text:style-name="P10"><text:soft-page-break/>48:21 The first two are present at the start, but oxygen, flesh and fire are all consequences of evolution events. Since no Calgary of energy sources disappeared, this has, over time, resulted in an expanding realm of the sources of energy available to living systems and a Conor commitment increase in the diversity and complexity of ecosystems.</text:p>
      <text:p text:style-name="P10">So why do increasingly intelligent species emerge? So first we have these organisms around the hydrothermal vents I mentioned, reductive chemo autotrophs their solutions to the problem of how to extract energy from geochemical gradients. Photosynthetic bacteria, the single cell ancestors of plants, are a solution to the problem of how to extract work from all the solar energy that was flowing through the planetary system. And heterotrophic organisms then emerge, which are organisms that eat other organisms, and their solution to the problem of how to extract energy from life itself.</text:p>
      <text:p text:style-name="P10">49:23 And this explains how intelligence emerges, because once life starts having to model life other agents with causal power and adaptive behavior, the computational task of extracting free energy gets increasingly difficult as increasingly complex species arise.</text:p>
      <text:p text:style-name="P10">By virtue of having to model each other, the complexity of some species gets ratcheted up by what's known as an evolutionary arms race. So here I'll mention this law from Cybernetics created by Ross Ashby called the Law of Requisite Variety and applied to evolution. It basically says that an adaptive system must have as many states, like cognitive states, behavioral states, as there are challenges in its environment. And so when you have this process of new species emerging that are able that basically discover configurations that allows them to extract a new source of energy or eat a new source of energy, you get this pressure towards or this tendency towards species that have a larger repertoire of cognitive states, and so they can deal with more challenges.</text:p>
      <text:p text:style-name="P10">50:46 And so this increases an agent's empowerment.</text:p>
      <text:p text:style-name="P10">That's a term from the computational neuroscience literature. Harvard AI researcher Alex Wisner Gross has this concept of a causal entropic force. But basically, we can see that the biosphere as a whole is increase its repertoire of interface states, and the most complex species is also possessing a repertoire of larger internal states. And this is one explanation for this tendency towards higher intelligence.</text:p>
      <text:p text:style-name="P10">So, just to reiterate those points once more, why has the evolution record shown a trend of the emergence of increasingly complex forms? When all cognitive niche on the Earth were filled, that wasn't the in for complexification.</text:p>
      <text:p text:style-name="P10">51:47 New species create new niches because the free energy slot they provide is themselves. So they become food for any sort of other organism that, through blind variation and natural selection, discovers a configuration that allows them to exploit that new source of food. So the cybernetics Francis Hayleyn said, it is well documented by evolutionary biologists that ecosystems tend to become more complex.</text:p>
      <text:p text:style-name="P10">The number of different species increases, and the number of dependencies and other linkages between species increases. Yo Wilson said, not only do ecosystems contain typically lots of niches that will eventually be filled by new species, there's a self reinforcing tendency to create new niches.</text:p>
      <text:p text:style-name="P10">And Stu Kaufman actually has shown this parallel between niche emergence and the auto catalytic process that we see with basically the precursor to life was this chemical autocatalytic set.</text:p>
      <text:p text:style-name="P10">52:57 So Stupid says ecosystems are autocatalytically closed, self sustaining reaction networks that reliably drive up biological diversity and complexity as they self amplify and evolve.</text:p>
      <text:p text:style-name="P10">Okay, so that tells us how we get species of increasing intelligence, but it doesn't answer everything about how that happens, because it isn't telling us how you go from singlecelled organisms to multicellular organisms, and it's not address the complexity that we see with these collectives with societies. So how do we go from multicellular organisms to these larger societies? And we've seen that because of the Internet, that human societies have become integrated into this larger computational network that some have called a global brain, because humans are basically nodes exchanging information in the same way that neuronal populations or neurons are exchanging information in the brain.</text:p>
      <text:p text:style-name="P10">54:07 So we need to talk about more than normal Darwinian evolution, competitive evolution, and we need to include selforganization in this model. So before I start talking about selforganization and that will kind of be the second half of this, and it's a bit shorter any questions about any of the mechanisms that have been presented so far?</text:p>
      <text:p text:style-name="P10"/>
      <text:p text:style-name="P10">54:40 Daniel:</text:p>
      <text:p text:style-name="P10">Yeah, there's definitely a few questions. Would you like me to ask them now or do you think it makes more sense to just present everything you'd like to get out and then we can have just a full Q and A?</text:p>
      <text:p text:style-name="P10"/>
      <text:p text:style-name="P10"><text:soft-page-break/>54:52 Bobby:</text:p>
      <text:p text:style-name="P10">If the questions are like broad questions that aren't specifically asking about the mechanisms that were just described, then we could wait. But if it's about this stuff, maybe it'd be good to talk about now.</text:p>
      <text:p text:style-name="P10"/>
      <text:p text:style-name="P10">55:06 Daniel:</text:p>
      <text:p text:style-name="P10">Let's go through the whole presentation and then I'll have compiled questions by then.</text:p>
      <text:p text:style-name="P10">Thank you.</text:p>
      <text:p text:style-name="P10"/>
      <text:p text:style-name="P10">55:13 Bobby:</text:p>
      <text:p text:style-name="P10">Okay, great. All right, so this is the same thing that we were looking at earlier. It was an older version, looks a bit different on these arrows. But yeah, this is showing the same process, this phylogenetic learning process that happens through competitive evolution.</text:p>
      <text:p text:style-name="P10">So this is normal Darwinian evolution. But you see here at the bottom, this part at the bottom right is showing that these organisms down here, these different designs, they don't have to computer, they can cooperate, they can find a synergistic collective configuration and form a larger unit. And so this is the process of self organization right here. And basically that creates a new level of complexity. So if you think of life as a game and it's this game where life's trying to life's exploring the design space, looking for configurations that solve its thermodynamic problem of staying far from equilibrium.</text:p>
      <text:p text:style-name="P10">56:27 This process of self communication is how life graduates to a new level in the game. So you don't always have to computer, you can cooperate. And we're gain to talk about self organization as a Darwinian process. This marriage of self organization and selection that stuck often talked about in that quote at the beginning. So Richard Dawkins says Darwin's survival of the fittest is really a special case of a more general law of survival of the stable.</text:p>
      <text:p text:style-name="P10">And this concept of evolution being about survival of the stable will allow us to understand how self organization is the Darwinian process. And by a Darwinian process, I Dean that it works through the evolutionary algorithm that we've called variation and selection.</text:p>
      <text:p text:style-name="P10">So here you see that the self communication process.</text:p>
      <text:p text:style-name="P10">57:28 Up top, there's just a couple of examples of collective of higher level systems that are made of many units. So it can be a collection of molecules forming something like an autocatalytic set or it can be a collection of agents, it can be people in a society. But basically this is the evolution process. It works through variation and selection because to have variation on a design or structure, you don't need replication, you don't need a system that's making copies of itself, that makes the process more efficient in ways.</text:p>
      <text:p text:style-name="P10">But you can have a single system that's exploring a variety of internal configurations. And so you see this flowchart here where it says system blindly explores various configurations in the space of possible designs via trial and errors.</text:p>
      <text:p text:style-name="P10">58:29 So it's just being pushed by a flow of energy. With humans, we're powered by metabolism, so it's still a flow of energy pushing us technically. And it's basically causing the system to randomly explore different states in the configuration space.</text:p>
      <text:p text:style-name="P10">Now, those configurations that it discovers that allows the system to extract sufficient energy to stay out of equilibrium are the ones that get retained and the system is able to persist for longer. So it's the same variation and selection mechanism, but here, since there's only one system, donald Campbell, the inventor of evolutionary epistemology, being influenced by the cybernetics, called this blind variation and selective retention. So the stable states are selectively retained.</text:p>
      <text:p text:style-name="P10">59:32 So those states that the system moves into that does not allow the system to persist, are filtered out. So really, you can explain evolution with this simple kind of tautological phrase, what works persists.</text:p>
      <text:p text:style-name="P10">And that dawkins simplification of Darwin's law as really being about the survival of the stable shows us why this integrated evolutionary synthesis is important. We can see the second laws tendency toward disorder as being a selection pressure. It's the second law that filters out the unstable designs. And they're not just filtering out the unstable designs. It's specifically filtering out designs that are less function.</text:p>
      <text:p text:style-name="P10">So the stable designs, because of this constraint, this thermodynamic constraint that systems must be able to extract energy to maintain their order, it is really discovering the most functional designs, the designs that are best at predicting the environment and the designs that are most robust and most functional.</text:p>
      <text:p text:style-name="P10">1:00:56 So this process explains the origin of life. So you have all these interacting components. These are molecules, the molecules that are involved in organic chemistry. And Jeremy England, who did this work when he was at MIT, named this process dissipative adaptation.</text:p>
      <text:p text:style-name="P10"><text:soft-page-break/>So he was showing how, basically, flow of energy pushing a system of molecules far from thermodynamic equilibrium will lead to this increasingly ordered state, because the system is exploring configurations and finding those information, getting stuck, basically, in the configurations that allow the system to extract and dissipate more energy.</text:p>
      <text:p text:style-name="P10">1:01:59 So the book discusses this principle of recursive self organization. The name was inspired by Ross Ashby's principal self organization. But this is basically explaining why interacting agents will consistently link up to form stable wholes. And that's because working together allows the individual systems to extract more energy with less work. So there's this effect that has been called synergy.</text:p>
      <text:p text:style-name="P10">So nature promotes cooperation because it's thermodynamically beneficial for all parties. And for that reason, synergistic collective configurations will eventually be discovered by a mini component system that's exploring various states or configurations through the blind variation and selective retention mechanism. So agents will compete until they discover that working together makes everyone's task easier.</text:p>
      <text:p text:style-name="P10">1:02:59 And this is a lesson for humanity because the challenges, the sustainability challenges, which is an entropy problem, can only be solved these global sustainability challenges can only be solved if we work together. Working together increases the computational power of the system.</text:p>
      <text:p text:style-name="P10">Self organization, I think, was kind of ignored by evolution biologists for a long time because they didn't want to recognize anything that sounded like a ecological mechanism, like something like kind of mystical. And it was like, there's a second law of thermodynamics. How can there be spontaneous self communication? Well, the answer was it's not exactly spontaneous. It requires energy flowing through the system, pushing the system far from equilibrium and forcing it to explore the configuration space.</text:p>
      <text:p text:style-name="P10">1:04:01 And that's how we see that it's a Darwinian process that it explores these different configurations. And the configurations that are most functional are the ones that survive and pass the filter of natural selection. So here's just illustration showing that selforganization is something that can happen at all of these levels. So complex adapted systems are nested systems. They're systems made of smaller systems that are interacting and they build on one another.</text:p>
      <text:p text:style-name="P10">So you have single cell organisms coming together to form this multicellular unit like a slime mold. Humans are multicellular organisms that come together and make societies.</text:p>
      <text:p text:style-name="P10">1:05:01 You have ant colonies here which do the same. And so these form a collective unit that function very much like the units that they're made of. So you see that adaptive systems can exist in all these levels and these active states have similar dynamics and work through these same variation and selection mechanisms.</text:p>
      <text:p text:style-name="P10">And that's how they evolved toward increasing robustness and complexity and computational power. Jeffrey west book Scale is a great book about that. So this principle of recursive organization says that as long as the biosphere is creating a growing variety of complex adaptive systems some of those systems will interact to produce higher level, complex adaptive systems which will come together to form even larger complexity. This process continues at higher and more computationally sophisticated levels as time marches on.</text:p>
      <text:p text:style-name="P10">1:06:02 Many examples of superorganisms include ant colonies, termite mounds, human societies and the ecosystems that make up the biosphere.</text:p>
      <text:p text:style-name="P10">And all of these distributed networks process information and fight to maintain their organization in ways that are surprisingly similar to the organisms they're made of. So it tells us that knowledge of the dynamics and mechanisms at one level can be information of isomorphic phenomena at other levels. So it's kind of interesting here because you see that this theory has predictive power that no reductionist model has. This reductionist model where it's trying to look trying to understand reality and predict reality by looking at this most base level, such as the interactions of, like, basic particles and forces don't give us this predictive power that this paradigm does because it basically says that we can use adaptive systems, we can look at those patterns at one level, and then we can use that to understand things that might not be easy to see at another level.</text:p>
      <text:p text:style-name="P10">1:07:10 So, for example and we saw that paper with Stu Kaufman saying that ecosystems were autocatalytic sets setting autocatalytic sets can tell us about ecosystem dynamics and vice versa.</text:p>
      <text:p text:style-name="P10">Studying human brains can tell us about the emerging global brain. So this is something that I won't go into here maybe in the next talk. But there's this question of if there is a global brain, is a global mind emerging? Could the global mind even be like a conscious mind? And I think that something at this paradigm, some sort of predictive power that it has, would say that for that mind to emerge, the system might have to duplicate the dynamics that you see underlying conscious brain states.</text:p>
      <text:p text:style-name="P10"><text:soft-page-break/>So not all brain states are conscious states.</text:p>
      <text:p text:style-name="P10">1:08:12 When you go to sleep before you enter a dream, there are periods where consciousness ceases to be, but the brain state is still functioning physiologically. It's keeping you alive. So to understand how a global mind emerges from a global brain, we probably want to look at like human brains and looking at this cognition between unconscious to conscious states. And every level has novelty and so they're not going to be exactly the same.</text:p>
      <text:p text:style-name="P10">New properties will emergence. So it's not certain that these predictions will tell you everything about the higher level that hasn't emerged, but it will give you a sort of outline of the dynamics that could be really useful. So this process of recursive self organization creates this hierarchical emergence that we saw at the beginning.</text:p>
      <text:p text:style-name="P10">1:09:16 Now we see exactly why it happens. These things come together, these units come together to make larger units because Cooperating makes the, thermodynamic task of staying far from equilibrium easier.</text:p>
      <text:p text:style-name="P10">And you get the emergence of new properties as these higher levels emerge. And so with brains, which is left out of this, but with the emergence of brains, you have a system that can encode the causal consequences of its actions in real time, and that allows the system to create a variable for itself. Before brains, an organism that does something like interacts with the environment, there's no synaptic plasticity, there's no mechanism for creating a memory of the affect on the environment in real time.</text:p>
      <text:p text:style-name="P10">1:10:18 And so what brains allow is the system to encoding the consequences of its action, which gives it an understanding of itself. It's really the beginning of selfmodelling.</text:p>
      <text:p text:style-name="P10">And so something that's in addition to this concept of intelligence being about like the size of the repertoire of mental states, which is increased by this niche emergence process that we discussed, you also need to think about these levels of awareness that come from self inference in the form of self modeling. So that would be for another talk where we talk about like how does consciousness emerge from this. But I just wanted to point out that these levels of awareness are another important factor of the emergence and growth of intelligence that we can't leave out.</text:p>
      <text:p text:style-name="P10">1:11:23 And it's an emergent property. So this process of multilevel self organization and recursive emergence is creating more complexity structures. These hierarchical adaptive systems. And these systems are these evolutionary transitions are also revolutions in information storage and processing machinery. So we start out with genetic material and then brains emerge and we have neural memory that sits on top of the genetic memory and then we have cognitive form and then we get culture memory.</text:p>
      <text:p text:style-name="P10">So memory that's shared among all the brains of the individuals in the system. And then we get things like books and journals and then eventually ecological memory, digital memory. So you can see that this process is a process of knowledge accumulation and that the biosphere and technology, the technosphere, you could call it this is all one continuous process.</text:p>
      <text:p text:style-name="P10">1:12:43 I didn't talk about it here but one of the big insights of Karl Popper's evolutionary epistemology was that science and adaptive learning all work through this variation in selection mechanism. So it's called trial and error learning in the developmental psychology literature and you can understand science as competing theories that works through like this Darwinian process and the mechanism, the name for that was called conjecture and reputation.</text:p>
      <text:p text:style-name="P10">But it's all trial and error learning. It's all variation and selection. You have these different models and then these models get tested and natural selection weeds out the models that aren't predictive of the environment.</text:p>
      <text:p text:style-name="P10">So what does the integrated evolution synthesis show us? This theory of knowledge correlation. It shows us that knowledge is power.</text:p>
      <text:p text:style-name="P10">1:13:45 So this Utor was just an acronym for unifying theory of reality shows us that knowledge is power is not just a hollow buzz phrase from the digital age. It's true in the most fundamental way uncertainty reducing information is life's first and last weapon in the encoding war with disorder and it infuses organic matter with control and causal power.</text:p>
      <text:p text:style-name="P10">Without knowledge, life cannot exist for more than a moment much less colonize the galaxy and beyond. This suggests that setting out on the path toward cosmic superiority is not a choice that intelligent agents like Homo sapiens make upon careful reflection. Nor is it just some quirky ambition we stumbled onto by chance humanity's collective desire to transcend mortality and expand outward into space. So apparent from our current scientific and technological endeavors emergence not incidentally, but as an inevitable consequence of the fact that continual knowledge acquisition is a fundamental biological imperative.</text:p>
      <text:p text:style-name="P10">1:14:46 So the sun is our source of energy.</text:p>
      <text:p text:style-name="P10"><text:soft-page-break/>It's what allows us to stay far from equilibrium. Intelligent species that are modeling the world with increasing sophistication will realize that there's this thermodynamic game clock that if life is to persist in the long term it has to leave the planet. So SpaceX isn't Elon Musk's creative idea. This is an imperative that any sufficiently intelligent species will recognize. And this has hopefully shown how natural selection is an information channel that pumps information from the inanimate world into life.</text:p>
      <text:p text:style-name="P10">And through that process, nature begins modeling itself. So matter starts finding a configuration that allows it to model the world around it that it's part of. So it's encoding its own structure.</text:p>
      <text:p text:style-name="P10">1:15:47 Reality is encoding its own structure and the Universe begins to wake up. So some of the other wording was life ascending to this cosmic superiority and Beni able to dominate the cosmos.</text:p>
      <text:p text:style-name="P10">But you can similarly look at this whole story not as a battle between life and entropy and order and disorder, but that those things are complexity. So they sort of need each other and they work together. And so it's not the case that life is dominating the cosmos. It's that the universe itself is self organizing through this process and that basically life is and agents are these kind of sensory modalities of the Universe. I think it's appropriate to look at it that way.</text:p>
      <text:p text:style-name="P10">I don't think there's anything wrong with it.</text:p>
      <text:p text:style-name="P10">1:16:50 So here's a quote from Harold Morwitz, who was founding member of the Santa Fe Institute. He was a professor of mine and it was a big inspiration on the book. He says we start with observations and if the evolving cosmos has an observed direction, rejecting that view is clearly none. Empirical.</text:p>
      <text:p text:style-name="P10">There may not necessarily be a knowable endpoint, but there may be an errors. So Christopher Koch, one of the world's most respected neuroscientists, wrote the rise of sentient life within times wide circuit was inevitable. Tilharde Shardin is correct in his view that islands within the universe, if not the whole cosmos, are evolving toward ever greater complexity and self knowledge. The Universe is a work in progress. The evidence from cosmology, biology and history is compelling.</text:p>
      <text:p text:style-name="P10">So we're seeing a kind of change in sentiment and it's been brewing for a long time. But that this idea, this paradigm of the Universe being self organizing and becoming increasingly complex is completely scientific.</text:p>
      <text:p text:style-name="P10">1:18:01 And I think given what we know, it has predictive power too. We can predict things about future emergence. So I would like to see this paradigm of emergence replace the reductionist paradigm.</text:p>
      <text:p text:style-name="P10">Where is this taking us? So this is a kind of far out expectation, but I think given the story told so far, it's okay to go here. Paul Davies, super respected theoretical physicist, says many scientists have sorry, I ant see that there was stuff over the text. Many scientists have speculated that as the timeline stretches toward infinity, so an emerging super intelligence will become more and more godlike. So that in the final stage I can't see that the mind will emerge with the that's kind of anticlimactic for me to mess up here.</text:p>
      <text:p text:style-name="P10">1:19:12 So that in the final stage the super mind will merge with the Universe mind and cosmos will be one. He goes on then the whole character of the Universe, including the emergence of its laws and the nature of its state sorry, of its states become inextricably intertwined with mentality, with its mindfulness. And so what would that look like? This is from where it occurs. While the singularity is near, where it shows this trajectory where life creates technology and emerges with technology and you get the universe waking up.</text:p>
      <text:p text:style-name="P10">What about heat death? Does this process happen and then fade out because the universe is going towards thermodynamic equilibrium? Well, people like Stu Kaufman and David Deutsch have challenged the heat death scenario. More and more physicists are with different alternative models, but some of these models basically say that the expanding universe allows for continual free energy supply.</text:p>
      <text:p text:style-name="P10">1:20:28 I will get into that in another talk, but yeah.</text:p>
      <text:p text:style-name="P10">So where is this heading? Maybe something like this, maybe something like a cosmic mind can't rule that out. And yeah, this comes from that book. The Almighty. Karl Friston was nice enough to give me a blurb for it.</text:p>
      <text:p text:style-name="P10">If you email The Romance of Reality, if you buy it from Amazon or wherever and send me a screenshot of the receipt with your address, I'll send you a sign, a number, ant bookpoint. It's like a sticker that goes inside the book and yeah, thank you so much for having me again. Nice.</text:p>
      <text:p text:style-name="P10"/>
      <text:p text:style-name="P10">1:21:12 Daniel:</text:p>
      <text:p text:style-name="P10">Thank you very much. Bobby okay, let's take a deep breath and then to the questionnaire answer.</text:p>
      <text:p text:style-name="P10"/>
      <text:p text:style-name="P10">1:21:22 Bobby:</text:p>
      <text:p text:style-name="P10">Yeah.</text:p>
      <text:p text:style-name="P10"/>
      <text:p text:style-name="P10">1:21:23 Daniel:</text:p>
      <text:p text:style-name="P10"><text:soft-page-break/>Awesome.</text:p>
      <text:p text:style-name="P10">Okay. Wow. Lot there. So I'm just going to ask some questions that were asked in a live chaos during the stream and also just some other ones I wrote down. Okay, so I'd like to start with one of the first parts of the stream.</text:p>
      <text:p text:style-name="P10">You read the Dubzansky quote, nothing in biology makes sense except in the light of evolution. So famous and memorable quote.</text:p>
      <text:p text:style-name="P10"/>
      <text:p text:style-name="P10">1:21:53 Bobby:</text:p>
      <text:p text:style-name="P10">Yeah.</text:p>
      <text:p text:style-name="P10"/>
      <text:p text:style-name="P10">1:21:53 Daniel:</text:p>
      <text:p text:style-name="P10">My question was what else is necessary and or sufficient for sense making in biology? Like, is evolution the only light or what are the lights that help us bring light to those issues?</text:p>
      <text:p text:style-name="P10">So first part is about what else is necessary or sufficient? And the second part is how should we move forward knowing what is necessary to make light of evolution?</text:p>
      <text:p text:style-name="P10"/>
      <text:p text:style-name="P10">1:22:21 Bobby:</text:p>
      <text:p text:style-name="P10">Well, I guess it depends on how you define evolution, because some people might be defining evolution very narrowly in terms of, like, the modern synthesis. And someone might say we need to understand selforganization, we need to understand emergence. But with this framework, all of those things are included under the umbrella of evolution. So I'd say that you need evolution to understand the generation of complexity and intelligence, but it needs to be expanded to include these ideas about multilevel emergence and this process where you have self modeling. So we need to understand how self inference fits into this picture.</text:p>
      <text:p text:style-name="P10">Brains allow self modeling. And first you have the emergence of consciousness, which in this definition I would be talking about subjective awareness, not necessarily like self awareness or self conscious.</text:p>
      <text:p text:style-name="P10">1:23:25 So self awareness would be a higher level of self reference. So those basically to explain all of this stuff, the evolutionary model would have to be this model of cosmic evolution where you talk about adaptation through Darwinian, competitive evolution, but. You also have this cooperative evolution with self organization creating these new emergence and these emergence bringing about new properties, new causal powers and higher levels of awareness.</text:p>
      <text:p text:style-name="P10">But it's like reductionistic to be like is it all evolution? So I think it's important. There a are lot of trends today. You're seeing like Whiteheads process ontology coming back and this understanding of systems as processes rather than things I think that's enlightening.</text:p>
      <text:p text:style-name="P10">1:24:28 I think that we need to talk about philosophy and metaphysics. Even so, for example and I talked about this in my last talk, but we need to think about is hard determinism true or is reality a little bit? More complex where reality fundamentally has this probabilistic element at the lowest level but then these higher level systems emergence with these deterministic trajectories. And you get yeah, because the hard determinism model that comes kind of from this Laplacian model of reality, this idea that there's just particles following these trajectories it has metaphysical and philosophical implications. Like we have no agency, that there's just one future and it's completely determined.</text:p>
      <text:p text:style-name="P10">1:25:30 And if we had a powerful enough computer, we could even predict that. Turns out that that's wrong. And this new model allows for true agency and it allows for organisms that emergence that have something like free will. And that term opens up a different bag of worms. I'd like to talk about that in the next presentation.</text:p>
      <text:p text:style-name="P10">But when I say free will, I'm talking about biological agency and the fact that organisms making decisions. We're not just particles following trajectories, we're actually cybernetic control units that have emerged through these evolutionary processes that I explained this time. Basically those processes that are pumping information into the system, that information gives agent causal power such that you will see systems behave very differently than inanimate systems.</text:p>
      <text:p text:style-name="P10">1:26:45 So an inanimate system, like a rock only moves if it's pushed by a force. But living systems, because they metabolize and store energy, they have selfgenerated motion and they're not predictable.</text:p>
      <text:p text:style-name="P10">With classical mechanics, you have to have some sort of higher level theory, like for instance, Bayesian brain hypothesis, the free energy principle. So it's not that organisms aren't predictable at all. You can actually predict what they will do based on saying, for example, that they're going to behave in a way that <text:soft-page-break/>minimizes their models prediction error. And that's very different than trying to calculate what the system is going to do based on microphysics. First of all, you can't do it.</text:p>
      <text:p text:style-name="P10">Second of all, I'm saying that that idea is misguided to begin with because this process for natural selection pumps information. Hinton these adaptive systems creates systems that have what people like Sarah Walker and Paul Daniel have called informational control.</text:p>
      <text:p text:style-name="P10">1:27:54 So it creates these cybernetic systems which use feedback mechanisms to stay far from equilibrium. And we can't understand causality without understanding the role that information plays in biology.</text:p>
      <text:p text:style-name="P10">Evolution can explain a lot, but it requires us to talk about thermodynamics and information and really what information allows systems to do is to continue to persist in the world against this tendency towards decay.</text:p>
      <text:p text:style-name="P10"/>
      <text:p text:style-name="P10">1:28:28 Daniel:</text:p>
      <text:p text:style-name="P10">Okay, I've noted it down. I have fossil powers, free will agency the role of information, evolution energy thermodynamics for the part three. So let's leave a little footnote there. I wanted to add a few kind of resonances that I saw with active inference, like places where there was a nice plug in or like a saddle point between the way that you framed it just in this nice presentation and in some of the ways that people are modeling in active inference today.</text:p>
      <text:p text:style-name="P10">So you provided a dawkins quote with survival of the stable. And that is kind of like and computational definition for the related claim survival of the fittest. And people sometimes say, well, that's circular and survival of the stable almost as like it steps Hinton that circularity. It's like, yes, in fact it is that way.</text:p>
      <text:p text:style-name="P10">1:29:29 And that's what our operational definition is.</text:p>
      <text:p text:style-name="P10">Repeated measurements is going to be what a thing is over a given time scale. So there might be some spatial or temporal scale where a gradient or a boundary or a blanket does exist, but that's going to be like an observer and a relational specific situation rather than an all or none question about what kinds of things and processes exist. So I just ant to give that one and then I have a few more. But what do you think about that? Like where does this survival of the stable come in?</text:p>
      <text:p text:style-name="P10">And how do you think that's different than how sometimes people have framed evolution and ecology in the past?</text:p>
      <text:p text:style-name="P10"/>
      <text:p text:style-name="P10">1:30:13 Bobby:</text:p>
      <text:p text:style-name="P10">So yeah, there is this criticism of the survival to fitness being this kind of tautological hollow statement because what survives is what's fit, but what's fit and you define it as what survives. So you're not really getting to the bottom of it. But that's one thing that's one of the, I guess, highlights of this interface synthesis is we get an answer to that and you're right saying what's stable? It actually kind of embraces that thing like what works persist or what stable persists kind of has that same problem.</text:p>
      <text:p text:style-name="P10">But the thermodynamic perspective gives it a specific answer. It says what is stable is what's able to extract energy from the environment. So it's what's function. So we finally have an answer to what fitness is that isn't tautological. It's a system's ambiguity to extract energy to stay far from equilibrium, but also avoid threats because if something kills you, it's going to rupture the mark off blanket and you are going to collapse to equilibrium, you're going to die.</text:p>
      <text:p text:style-name="P10">1:31:34 The answer to what fitness is is this ability to evade thermodynamic decay.</text:p>
      <text:p text:style-name="P10"/>
      <text:p text:style-name="P10">1:31:45 Daniel:</text:p>
      <text:p text:style-name="P10">Okay, thank you. Let me go to the next one of these evidence again. I really like how it was laid out and I guess how many paths we walked around some core points you mentioned learning and adaptation and seeing those in a new light, like on part of a new continuum. And so that's a lot like an active inference, how there's similarity in how perception is modeled and in how slower and even slower processes of learning and memory happen. And all of that is framed as a type of parameter finding.</text:p>
      <text:p text:style-name="P10">Whether that's what organisms are doing, which is realism, that's one perspective. Or whether it's just a way that we can model organisms, that's another perspective instrumentalism. So, like, when the perception of the ball crossing the visual field is happening, is that perception of the location, especially if we think from this generative approach, like the Bayesian brain, is it exteroception? Yes.</text:p>
      <text:p text:style-name="P10">1:32:45 Is it learning the parameter, like in a technical sense, like machine learning of a parameter?</text:p>
      <text:p text:style-name="P10">Is it learning the parameter representing the location also? Yes. So there's kind of a connection between learning and adaptation. And because data and observations coming in through the blanket are sometimes like sparse conflated related through causal mechanisms that are directly observed, all these challenges <text:soft-page-break/>with them, evolution shapes systems ability for their sense making with the statistical regularities of the niche. And that's been something that has been approached from people outside of the free energy principle.</text:p>
      <text:p text:style-name="P10">Occupancience, just from different angles. For example, like collective behavior with the work of Deborah Gordon and thinking about how collective behavior evolves to be fitting statistical regularities of different niches, like four ant colonies, like you mentioned. And then also, on the other hand, this imperative to be fitting literally the statistical regularities of the niche leads directly to the embedded and the inactive, all the four Es, et cetera.</text:p>
      <text:p text:style-name="P10">1:33:58 And then the kind of piece that ties that all together is you talked about the need to extract free energy, like in a chemical sense, in a dissipative situation, you need to extract chemical free energy liberatable work from the environment. And then in order to navigate the uncertainty at higher and higher levels, more and more planning has to come into play.</text:p>
      <text:p text:style-name="P10">And then that is like modeled with variational free energy in active inference, which isn't exactly like that liberatable biochemical energy, but it seems to be, and people interpret it differently, but they overlap in certain situations because the systems that are planning well are planning well to extract energy. The systems that are not planning well are not succeeding at extracting effective energy. So there is a relationship, even though those variables are not formally the same.</text:p>
      <text:p text:style-name="P10"/>
      <text:p text:style-name="P10">1:34:51 Bobby:</text:p>
      <text:p text:style-name="P10">Yes. Very cool.</text:p>
      <text:p text:style-name="P10">So it's this story of free energy that the active inference paradigm is explaining, but it becomes literal. So minimizing information, theoretic free energy, or predictive model error is exactly what allows the system to minimize actual thermodynamic free energy. So if you look at the biosphere as a whole system, you could look at individual agents, individual organisms, or these collectives maxwell reminded and first and have done work showing that at these talking about complex adaptive systems, that our societies, these things are minimizing free energy as well. So, yeah, basically you have this story, this kind of neat little story where you can explain it all in terms of different types of entropies.</text:p>
      <text:p text:style-name="P10">1:35:53 So life is trying to keep internal entropy low.</text:p>
      <text:p text:style-name="P10">And to do that, it needs to extract free energy. But by extracting free energy, it's dissipating more of the world's free energy supply. So it's keeping internal entropy low and increasing external entropy. And it does that by minimizing its prediction error. And that's minimizing Shannon entropy or uncertainty or ignorance.</text:p>
      <text:p text:style-name="P10">So, yes, I think one kind of goal of this integrated synthesis is to basically it can incorporate the free energy principle because to minimize actual thermodynamic free energy to stay far from equilibrium, you have to minimize your uncertainty of the environment.</text:p>
      <text:p text:style-name="P10">1:36:54 And that's what Bayesian inference is doing.</text:p>
      <text:p text:style-name="P10">There's one other point I was going to make about that. Yeah, well, yeah, the free energy principle, I think on its own, it's just saying that systems will minimize the model's prediction errors, but it doesn't talk about how you get a more complex species or anything. It doesn't really tell us this whole story of evolution. It just talks about minimizing free energy. So what this story does is starts to get us thinking about niches and that each niche represents this set of challenges and this set of computational problems.</text:p>
      <text:p text:style-name="P10">And that systems basically, when you want to think about why complexity increases well, so minimizing free energy, like trying to reduce surprise, will keep you far from equilibrium only for so long.</text:p>
      <text:p text:style-name="P10">1:38:12 So if the environment changes, then that species will die. That species will get filtered out by natural selection. So there is a benefit to being curious, there's a benefit to seeking out surprise. And that's because basically, if you can find a new niche to explore, then you don't have to computer with everyone else in the species or whatever group that is.</text:p>
      <text:p text:style-name="P10">So it's not just about minimizing surprise. In many cases, more complex species, the most complex species, especially like humans, it's beneficial to be curious and do epistemic foraging and try to imagine the space of possible configurations where society is headed.</text:p>
      <text:p text:style-name="P10">1:39:13 So there's this real benefit to seeking out new knowledge that I think the free energy principle may kind of leave out or hint at.</text:p>
      <text:p text:style-name="P10"/>
      <text:p text:style-name="P10">1:39:30 Daniel:</text:p>
      <text:p text:style-name="P10">Awesome. Thanks for sharing that. Just to add a few more points, so you mentioned Daniel Dennis book Darwin's Dangerous Idea. And one of the really memorable parts in that book is this distinctions between <text:soft-page-break/>the cranes and the skyhooks and the image. Like a building is constructed and then we're going to see the artifact, but not the process of how it was made.</text:p>
      <text:p text:style-name="P10">And then ask like, was this likely constructed by a crane that put the last windows on the top, or put the last piece of building on top? Or was there a skyhook that built kind of a castle in the sky and then built down. And the constructivist answer just to be a construction site, but like a biological constructivist answer, which is to say, like a developmental perspective. It's like, well, it was cranes all the way down, and smaller cranes are basically constructing larger cranes if needed.</text:p>
      <text:p text:style-name="P10">1:40:30 And then at some level, there's, like, some way for the seething of tiny, tiny cranes somehow to facilitate larger cranes arising.</text:p>
      <text:p text:style-name="P10">So I was reminded of the cranes and skyhooks and then, as you just brought up in that last answer and in some of the figures, the design approach connects us with that kind of Darwinian constructivism that Dennett laid out. But also you connected that to process ontology. And that, in a sense, this constructivism, this niche constructivism and the way that the bottom up forces are leading to increasingly powerful large scale organizations of systems like whether we call it life or adaptive complexity like you laid.</text:p>
      <text:p text:style-name="P10"/>
      <text:p text:style-name="P10">1:41:19 Bobby:</text:p>
      <text:p text:style-name="P10">It out.</text:p>
      <text:p text:style-name="P10"/>
      <text:p text:style-name="P10">1:41:21 Daniel:</text:p>
      <text:p text:style-name="P10">I'm seeing a sort of omega point direction towards instead of, like, finite competition, curiosity driven niche creation for certain systems or maybe something involving other scales where, like, there's a rebalancing of the relevance of different mechanisms because we're seeing the adaptive complexity process playing out in a different way.</text:p>
      <text:p text:style-name="P10">But that was what I was thinking and wondering how this framing influences how we act.</text:p>
      <text:p text:style-name="P10"/>
      <text:p text:style-name="P10">1:41:58 Bobby:</text:p>
      <text:p text:style-name="P10">Yeah. So I think it basically demystifies what looks like teleological process. And I still think it's okay to call it ecological because it is goal directed, but it's not ecological the way some theologians have used it to mean that there's this mystical force or something like well, it's really interesting. It gets into, like, language issues because Henry Bergson, who coined that term elon vital, and Bijan Deshardin, who had a similar concept of radial energy, and even going back to Aristotle and his intellecti and telos, these people claim to be talking about something natural, even teal ant.</text:p>
      <text:p text:style-name="P10">And so what we're seeing is that you can have this directional evolutionary process without there being any mystical force. So it's not the case where we're demystifying everything and then getting because we got rid of this ecological force, we show that it doesn't exist, this mystical immaterial force, like pushing things toward progress by showing that doesn't exist.</text:p>
      <text:p text:style-name="P10">1:43:18 We're not killing the argument that evolution is progressive. We're actually showing that this idea can exist in a completely naturalistic framework. And to me, it makes it more interesting.</text:p>
      <text:p text:style-name="P10">But you do clearly see this statistical tendency towards higher intelligence. And not only that, evolution advances at a rate that allows life to leave the planet before its star dies. And that's specifically because the process creates consciousness and higher levels of awareness that basically create this imperative in the most intelligent species of a biosphere, such that they understand that long term persistence requires getting off the planet. So, yeah, it is the case that a lot of species just evolved to be as complex as their niche.</text:p>
      <text:p text:style-name="P10">1:44:25 And if they're getting their energy just fine, like bacteria, there's no reason for there to be any pressure towards higher complexity.</text:p>
      <text:p text:style-name="P10">But with humans, for example, we start to construct our environment. We construct niches, we build all of this order around us and we create these new selection pressures and we increase all of these new biologically relevant variables. So there's a tendency where the most complex species, basically how many variables they have to model is open ended. And anyone who is willing to kind of go beyond the amount of things that most people model is going to have some sort of advantage. Let me make that a little bit more clear.</text:p>
      <text:p text:style-name="P10">So someone in some very simple, let's say small, rural, conservative town I'm not saying that in a bad way, but you can imagine a culture with a simple lifestyle.</text:p>
      <text:p text:style-name="P10"><text:soft-page-break/>1:45:31 It might not be adaptive to be someone like Roger Pinrose, like some freak genius. I think I read that Pin Ronen gets lost, like walking around like his office and stuff. Like he's just really absent minded because his head is probably in the clouds thinking about mathematics. He might not do well.</text:p>
      <text:p text:style-name="P10">He might even be considered like the town's crazy person in a small conservative town. So if your niche is simple, you don't have to have a complex world model and something simple like worldview like a religion can serve you just fine. It might actually be better because it's this sense making lens that simplifies reality. But if you're motivated and you're someone who wants to take on this modeling more variables in the world, there will always be niches for you to exploit.</text:p>
      <text:p text:style-name="P10">1:46:33 Ant places like academic universities and corporations where there are these niches that create this environment, where there's actually this pressure towards more complex models.</text:p>
      <text:p text:style-name="P10">And that means there will be this evolution tendency towards organisms with a larger mental repertoire. So this niche emergence process where you get these increasingly complexity species, you can actually measure that increase using something like integrated information theories, phi, which measures basically the size of the mental repertoire. And so that's what this niche emergence process is doing is creating increasingly complexity species that are more intelligent because they have a larger repertoire of accessible mental states. But on top of that, you have this other component of intelligence which relates to how the system is reflecting on itself.</text:p>
      <text:p text:style-name="P10">1:47:42 So you get these emergence of higher levels of awareness.</text:p>
      <text:p text:style-name="P10">And I didn't talk about this, but that's really what the prefrontal cortex in the brain does. It's a module that unites these other computational modules which often do processing individually. There's this goal workspace that emerges and basically that's a meta system transition as well. So as far as kind of lessons for society, I think part of intelligence is these levels of awareness where you have consciousness and then you have selfconsciousness or self awareness that leads to different types of behavior. But then there's another level that you might call meta awareness, and it's realizing that you're a conscious agent in a network of conscious agents that form this higher level meta system that we call society, basically.</text:p>
      <text:p text:style-name="P10">1:48:57 And I hinted at this during the talk to overcome our existential challenges, our sustainability challenges, ensuring that artificial intelligence isn't used in this way that destroys civilization. All of these big problems require us coming together in the nation's, working cooperatively, because solving those problems requires the computational power of the full system. So we need to cooperate to basically explore this synergistic effect that occurs when you work with others rather than working alone. The other thing I guess I'd say right now about kind of lessons for society is that complexity is really a function of two things. You need a lot of parts, and the parts need to be highly connected.</text:p>
      <text:p text:style-name="P10">1:50:00 The more connections between the parts and the more diversity there is among the components, then the more complex that system is and the more computational power it can have. So that's basically why you can't have life emerge. If you only have, like, all hydrogen elements or all oxygen elements. Like, you can't just have, like, one or two types of atoms. You need this distribution of molecules because they function as something like a division of labor.</text:p>
      <text:p text:style-name="P10">So at the society level, a society full of exclusively made of engineers or made of doctors or made of artists, like, none of those societies would be function if they had one type of person. So you need a diversity among the component parts, and you want a lot of connections between those parts. So technology that connects us, not just the Internet, but social media and blockchain technology, anything that bypasses middlemen and is starting to make all these connections between the units, those things are good.</text:p>
      <text:p text:style-name="P10">1:51:15 They can also be bad as well. We don't want to connect in a way where we become some sort of homogeneous hive mind.</text:p>
      <text:p text:style-name="P10">I know when I say the global brain, a lot of people express problems with that fears over becoming this kind of hive mind, which I think China's government is basically trying to create. And they have this philosophy of the citizens, recognizes that they're part of an independent whole, and they kind of use this to convince people that surveillance and all these other things that take away freedoms is good because you're doing it for the greater good. So what this paradigm says is that we want to become increasingly connected, but we don't want to be homogenous because we want diversity among the component parts. And a system like that, especially a system that doesn't allow criticism, doesn't allow for a diversity of ideas, a system that's homogenous doesn't allow for cultural diversity.</text:p>
      <text:p text:style-name="P10">1:52:22 So diversity and interoception is good.</text:p>
      <text:p text:style-name="P10">We want to come together. We want to bring the action together, but we also want to keep the identities of the nations at the same time we want to preserve the cultures. A brain is super integrated with 80 billion neurons and 10,000 connections between each of those neurons, but it's also structured hierarchically. And <text:soft-page-break/>you have these different levels of modules and you have like the fusiform face, Brea processing faces. You have like, the visual cortex doing visual stuff.</text:p>
      <text:p text:style-name="P10">All these things are specialized, but they're working together. And I think that provides a model for optimizing society and that evolution principles can inform how we structure our governance systems, our economic systems.</text:p>
      <text:p text:style-name="P10"/>
      <text:p text:style-name="P10">1:53:29 Daniel:</text:p>
      <text:p text:style-name="P10">And a few more questions if you'd like. Is that cool?</text:p>
      <text:p text:style-name="P10"/>
      <text:p text:style-name="P10">1:53:33 Bobby:</text:p>
      <text:p text:style-name="P10">Sure. Yeah, totally.</text:p>
      <text:p text:style-name="P10"/>
      <text:p text:style-name="P10">1:53:33 Daniel:</text:p>
      <text:p text:style-name="P10">Right.</text:p>
      <text:p text:style-name="P10">So you've mentioned a few things about the trajectory towards interactions. What do you say to you see that where you see it up until you don't and where you don't see it. So how do we really assess what must happen or what probably happens given our really limited knowledge? And how do we sort of balance this optimization across multiple points in a design space with this N equals one trajectory, that our one body, one spaceship, Earth, all this sort of stuff is limited by in the scenario that we're in.</text:p>
      <text:p text:style-name="P10"/>
      <text:p text:style-name="P10">1:54:18 Bobby:</text:p>
      <text:p text:style-name="P10">Yes.</text:p>
      <text:p text:style-name="P10">So we can't see what we don't know. So I'm definitely not arguing that this process is inevitable in the way that would make our implication incapable of failing. Evolution towards higher progress occurs because life is always learning from its mistakes. So it's failing constantly. And I didn't mention this principle in the book.</text:p>
      <text:p text:style-name="P10">I call it Popper's principle. But it says problems create progress. So it's a story of this eternal thermodynamic challenge of staying far from equilibrium, which requires extracting energy, which requires also avoiding threats and just maintaining the stable state in the face of a chaotic and noisy world.</text:p>
      <text:p text:style-name="P10">1:55:20 It's basically the challenges that we face that force us to find solutions. So it's not the straight march of progress. It's not teleological in that way where there's like nothing stopping our failure. We're actually going to fail over and over. But because there's memory, we learn from our mistakes.</text:p>
      <text:p text:style-name="P10">As long as those failures are encoded in memory in some way, you get this progressive process. And as far as how do we handle what we don't know, we have to actually engage in this process that I would say is very Bayesian. We have to try to imagine all of the possible futures. We have to map out all of the counterfactuals because that sort of allows us to see the possibility space.</text:p>
      <text:p text:style-name="P10">1:56:23 And if we don't do this, we're like sitting ducks.</text:p>
      <text:p text:style-name="P10">There's no way for us to be able to handle the challenges that are coming. And it was interesting, like writing the book and thinking about these ideas and going from nonequilibrium thermodynamics to finding out about the free energy principle and that it's basically part of this nonquilibrium story, like how systems persist in a universe abiding by the second law of thermodynamics. I was telling a friend about it. Who was in design school? I think it was Parsons Design School.</text:p>
      <text:p text:style-name="P10">And they had this class they were teaching on future foraging and it was literally, I guess it was for people like architectures, all types of jobs, but their job was to map out the different possibilities of reality, the different trajectories of ways we could go. And they had to map out what was likely and less likely and at all these different levels of likelihood. But if one thing, if current events have shown us anything, it's that things don't always happen that we predict are likely.</text:p>
      <text:p text:style-name="P10">1:57:35 I don't think Trump encoding president would have seemed likely ten years ago. I don't think the pandemic, I don't think the storming of the capital would have seemed likely.</text:p>
      <text:p text:style-name="P10">So we actually have to do the work of mapping out the space of all possible futures. And this is part of planning. I mean, this is what good planning does. This is made possible by the prefrontal cortex. We can uniquely do this process because we're at the leading edge of intelligence, but it's a practice that we have to engage in now if we want to be prepared for the future.</text:p>
      <text:p text:style-name="P10"/>
      <text:p text:style-name="P10">1:58:23 Daniel:</text:p>
      <text:p text:style-name="P10">Awesome. I just wanted to post this out on a little bit more of a general or personal note, perhaps. Wanted to hear your view on how the writing and the exteroception of your book, as opposed to say, other live <text:soft-page-break/>stream appearances or articles you've written. How did that process of writing the book update your sense of science's direction, especially in terms of global participation and education and research? Like where are we at with science inclination, participation and just where is science going with all these topics that you thread together in the work?</text:p>
      <text:p text:style-name="P10">Like where does that bundle of evidence go and how to writing the book update the way that you are seeing that?</text:p>
      <text:p text:style-name="P10"/>
      <text:p text:style-name="P10">1:59:18 Bobby:</text:p>
      <text:p text:style-name="P10">Yeah, so I guess the first thing I would say was that it became very apparent, especially reading about evolutionary epistemology and Karl Popper because his work was the philosophy of science and epistemology and it became really clear that academia kind of you know, you can't think of an idea like too radical. Everything you do has to be based on past research. You can't just invent a question and write a paper about some. Like if you tried to submit a paper to a journal that didn't inference past work, it would not have any chance of getting accepted.</text:p>
      <text:p text:style-name="P10">And this is good in a way because it forces people to read the literature and understand what's out there. But it's really constraining and you have this publisher perish game that makes it such that people are just going where there's easy publication and you're being conservative, you want to just build very small incrementally on the work that has come before.</text:p>
      <text:p text:style-name="P10">2:00:31 But the problem is that if you have this big integrated view, because you've looked at all of these different fields, like if you look at from biology to neuroscience to thermodynamics to information theory cybernetics, you're going to be seeing connections that people that are just like biologists working in the field and paying attention to those mainstream biology journals that they just don't see. And so there's not enough interdisciplinary connection, collaboration, there's not enough appreciation for literalist. Everybody's basically pressure to be a specialist in science.</text:p>
      <text:p text:style-name="P10">And we really need literalist right now to step back and look at all the different fields and not just fields of science, but philosophy. Because any time you do science, you're making philosophical and metaphysical assumptions the hardest problems that you haven't understood, the hard problem of consciousness.</text:p>
      <text:p text:style-name="P10">2:01:46 It's always philosophy at first that's going to kind of define, like, the territory, make you understand what the problem is and how to approach it. So we need generalists, we need scientists working with philosophers, we need scientists becoming philosophers. We need philosophers caring more about science and all these mechanisms rather than just like, picking panpsychism as a stance because it seems cool to you and then you just defend it for the rest of your career.</text:p>
      <text:p text:style-name="P10">I also see a lot of philosophers just picking like, illusionism or something and sticking to it. I think that's bad too. We should all be excited about updating our model when new evidence comes in. So, yeah, we shouldn't get tied to any one idea too much. And there's a role for specialist.</text:p>
      <text:p text:style-name="P10">I mean, people solve these really hard problems in their fields because they're just kind of have this one track mind and tunnel vision.</text:p>
      <text:p text:style-name="P10">2:02:46 But at the time we're at right now to make progress and really, like, apply this stuff to society because societies are complex adaptive systems. Like, it's a big mistake to think, like, these things can't like, these scientific understanding of evolutionary mechanisms and emergence can't inform, like, our institutions and our sense of morals. That's a big mistake that just became very apparent. And I was lucky enough to have I mentioned before Held Marwitz as a professor and he was just someone, you know, it was a neuroscience department, but he was the origin of life researcher.</text:p>
      <text:p text:style-name="P10">So he got his understanding that we had to start thinking about energy, like free energy and staying far from equilibrium, that information theory is important. And Epistemology Shanna Fe Institute is a good place to mention because their work is interdisciplinary by nature.</text:p>
      <text:p text:style-name="P10">2:04:01 We need to be that way, and we need to push back on the culture that like, actually, some scientists are threatened by this and like the extended evolutionary synthesis. Like, if you read a Guardian article I mentioned that a lot of these scientists are saying that we need to extend the modern synthesis. A lot of scientists were really mad and insulted by that and they feel like it's attacking this sacred thing. And some of them might even claim that some concepts are pseudoscience. I still see people thinking, like, Emergence.</text:p>
      <text:p text:style-name="P10">Like some people thinking some of these different concepts from complexity science are, like, not real science. And a lot of times those are people that are just have been indoctrinated by, like, militant reductionism. I won't go talk to Bad about reductionism. It's a great method, but it's a terrible philosophy in the worldview.</text:p>
      <text:p text:style-name="P10"><text:soft-page-break/>2:05:02 So yeah, I think there needs to be a big push to have an awareness that we need literalist, we need people looking at everything.</text:p>
      <text:p text:style-name="P10">And I think people who aren't in academia, who are interested in this kind of stuff, people who follow the channel, but they're not like at a university. They have a big role to play here and they can see these connections and blog about it, whatever they do, to create content that kind of shapes the narrative. Because that's one thing I've seen. The narrative does get shaped by culture and by these people who are really good at articulating things. Daniel Schmucktenberger is kind of like a complexity theorist philosopher, but as far as I'm aware, he doesn't have that.</text:p>
      <text:p text:style-name="P10">He's not in academia. But people like this are kind of like, showing us these connections and trying to create a sense making lens out of our scientific paradigms. And I think we're going in the direction I'm excited to see.</text:p>
      <text:p text:style-name="P10">2:06:05 Like, I've been finding all these new communities. I'm looking for, like, meta modern communities and Game B, and these people are looking for this kind of, like, integrated paradigms.</text:p>
      <text:p text:style-name="P10">And it's pretty exciting.</text:p>
      <text:p text:style-name="P10"/>
      <text:p text:style-name="P10">2:06:23 Daniel:</text:p>
      <text:p text:style-name="P10">Thanks for the answer. Just to share a few more ideas and you can feel free to respond or we can go as long as you want. So when you were mentioning those regimes of attention, which is an active inference term, meaning the regimes of action and cognitive states, like what entities are doing in the niche and what their cognitive models are, and in the social context that relates to the concept of scripts, like strong and weak scripts. And when it comes to science broadly, that niche and the scripts and the norms and the archetypes and all the different players include, like, the journals, the publishers, what people are paying attention to, the public science medium pages, like, everything.</text:p>
      <text:p text:style-name="P10">And then I heard the call for the normalization of transdisciplinary collaboration, which implies at least, like, an island of shared generalism.</text:p>
      <text:p text:style-name="P10">2:07:26 Like, not everyone in the transdisciplinary collaboration is going to be pan generalist, but there has to be some overlap in their Venn diagram or some way that they can align in their perspectives, which is related to generalism, or being able to take different vistas on the differences between the perspectives. And then like, that transdisciplinary collaboration, whether in the mind of one person or on teams, it happens, and hopefully will happen at the informal, like, everyday level. Just bringing that kind of curiosity and synthesis to like, well, it's really cool that the algae are growing here next to the waterfall and not here what does that mean about uncertainty? Or how are they minimizing free energy by living here and not there?</text:p>
      <text:p text:style-name="P10">So that kind of like everyday embodied science conversation and then also hopefully the rigorous decentralized science d side research that teams and communities could be carrying out.</text:p>
      <text:p text:style-name="P10">2:08:30 So I just thought it's kind of cool how this is an idea that applies to the whole continuum of what today is occupied by research institutions doing research and then the citizenry and the correlation receiving a very certain kind of science communication and not necessarily like and including or engaging one. And then just the last point was I heard you talk about pluralism and this sort of like Bayesian pluralism. Like you have a portfolio of models and maybe on some features or over some time scale, some fit better than another, but just one model in a portfolio of models, like one investing strategy or one chess move. Transiently doing better in a situation is hardly like something objective about that strategy or that chest move.</text:p>
      <text:p text:style-name="P10">It's something that should be seen in concept and across its distribution of all the chaos moves and so on.</text:p>
      <text:p text:style-name="P10">2:09:35 So I think that's a really rich angle. And that avenue of scientific pluralism which Helen Longano and others have explored is really rewarding because it just speaks to some of those questions about like modernism and game b and so on, and resolving the sometimes apparent attention between multiple truths and scientific pursuit of what is epistemically good. And so I guess I'll just close by giving you the floor for any other comments you'd like to make and otherwise just say this was a great discussion, I really appreciate the work and coming on and sharing.</text:p>
      <text:p text:style-name="P10"/>
      <text:p text:style-name="P10">2:10:22 Bobby:</text:p>
      <text:p text:style-name="P10">Yeah, all that you said is great.</text:p>
      <text:p text:style-name="P10">I totally agree. And I think these kind of conversations, just us recording this and putting it online and you creating this channel, I think we're seeing all of these things are popping up partially because of the pandemic. It was great that people had to embrace like zoom because we're going crazy being by <text:soft-page-break/>ourselves. But yeah, I'm seeing so much excitement regarding these kind of questions, like the hard problem of consciousness, like origin of life, all of this stuff people are super excited about to wear. Like all these people working in these fields from science to AI, they've become like celebrities.</text:p>
      <text:p text:style-name="P10">And it's amazing that I saw the kind of progression in the last few years where the amount of knowledge of people who weren't in academia just was so much higher than it was before.</text:p>
      <text:p text:style-name="P10">2:11:31 I would say ten years ago, being on Facebook, like regular people were learning about like schrodinger scat and like making jokes about it and making memes about it. And there were these specific ideas, things that Stephen Hawking wrote about in a briefisher of time, like black holes, singularities, whatever. They're all these topics that repeat people were like getting into and understanding enough to where they were becoming memes. But in the last few years I've seen this crazy explosion where people in these communities, like these Facebook groups or on Twitter, they know a lot.</text:p>
      <text:p text:style-name="P10">They know sometimes, like, it seems like they have a lot more knowledge as far as the philosophical concept of one problem than the actual experts in the field. And so I think this is great. And people just need to have these dialogues. They need to record them and put them online and there needs to be like this discussion between different field, different groups and yeah, it's great that.</text:p>
      <text:p text:style-name="P10">2:12:37 So you talked about, like asked about the experience, writing the book.</text:p>
      <text:p text:style-name="P10">I wrote an article called Is the Universe Pro Life? And it really just argued that life was inevitable, the emergence of life. It wasn't saying anything about the emergence of intelligence or anything, but so it was a pretty it was a pop article, but it got into like thermodynamics on equilibrium, thermodynamics but it had this like, catchy title, is the Universe Pro Life? And Shanna Carroll was nice enough to give a quote for it and then retweeted with like an endorsement. And I think that helped get the book deal.</text:p>
      <text:p text:style-name="P10">I was pitching it to different publishers and the Harvard editor saw that article and was interested and we had lunch and I told him about it. But when he heard like, the whole story and then saw the proposal, he was like, this is just like too big.</text:p>
      <text:p text:style-name="P10">2:13:38 I'm not sure which reviewers to get for this because it's just so many different fields. It seemed like very philosophical to him. It was great because then I got my publisher, Binbelo, which publishes like, pop science books and that gave me the freedom to write something like this big in scope.</text:p>
      <text:p text:style-name="P10">So it's great that popular science books exist. I hope more scientists start writing stuff outside of their field and journals. But it was funny because once I wrote it, my agent was like, this is really technical. I'm not sure how it's going to do because it's written at a college level and usually pop books are written ant like a high school level. And so it turned out being a book that probably would have worked for an academic press, I wasn't sure how it was going to be received because it had this larger kind of ecological narrative that was purely mechanistic.</text:p>
      <text:p text:style-name="P10">2:14:49 And so far it's been great. It was really surprising that I got people who people like Michael Shermer who are known for being like skeptics and atheists because they felt that the mechanisms were articulated well enough to show that something like this ecological narrative was legitimate science and something really exciting. But it was funny because I won't say this person's name, but they were a famous cosmologist that I thought would be really into the ideas of the book because were these ideas of like, emergence and kind of this ecological stuff. And that person was really influential in that kind of niche area. But they said that they thought that the book was written super well and that they thought it would be successful, but that he couldn't endorse it because it mentioned too many reductionist.</text:p>
      <text:p text:style-name="P10">2:15:58 It was like too much reliant on Richard Dawkins and Dean Dennett. So where I thought it was really going to appeal to like the spiritual scientist, it was like too reductionistic for them. And then for some maybe reductionist scientists it was too much like on the emergence side. So it became very clear there was a culture war and that we've been field back from progress. Just talking about like a science of agency, like an emergence, these ideas for some reductionist, like we're too abstract and not well defined and we're considered pseudoscience or like new Age stuff or whatever.</text:p>
      <text:p text:style-name="P10">It's theology. So both sides have to kind of see where the other side is coming from and what they have to contribute. And I hope the book I wish I would have had a year or two more years to really make the book what it was.</text:p>
      <text:p text:style-name="P10">2:16:59 It feels like something that's like not complete or something that needs to be continually updated because they're definitely Ronen questions I forgot to put I didn't have time to address, like the Fermi paradox stuff that was really relevant and hopefully I've talked about in these talks. But I was really happy with the way people who are looking for a science book have embraced and got excited about this larger story of purpose and progress because it totally changes the narrative.</text:p>
      <text:p text:style-name="P10"><text:soft-page-break/>It really just goes from the reductionist worldview which said, you know, life and mind are epiphenomena and we don't have true agency and that life is transient. It's a really nihilistic, depressing worldview to a scientific worldview that does have spiritual implications.</text:p>
      <text:p text:style-name="P10">2:18:06 We're not destined for transients. And one person wrote me and said something like understanding this worldview made reality just the general experience of being alive. Feel different, feel like more infused with meaning and purpose. And that would be like one of the major goals of that is that people don't feel like life is some sort of fluke or cosmic accident. That we're actually a natural manifestation of physical laws.</text:p>
      <text:p text:style-name="P10">And that actually it's not just this optimistic picture that's fun to believe. It actually gives us a picture of where we might be going and how to deal with that. So doing this thing that I mentioned about, mapping out all the counterfactuals so we can ensure that we move along the trajectory that's consistent with the continual existence and progression of life.</text:p>
      <text:p text:style-name="P10">2:19:14 So yeah, let's open our arms to philosophy and metaphysics and anything that can inform the scientific picture because science needs philosophy.</text:p>
      <text:p text:style-name="P10"/>
      <text:p text:style-name="P10">2:19:29 Daniel:</text:p>
      <text:p text:style-name="P10">Amazing. Bobby, thank you again for this and really appreciate the time. And we'll plan .3 when the time is right.</text:p>
      <text:p text:style-name="P10"/>
      <text:p text:style-name="P10">2:19:37 Bobby:</text:p>
      <text:p text:style-name="P10">Yes.</text:p>
      <text:p text:style-name="P10"/>
      <text:p text:style-name="P10">2:19:38 Daniel:</text:p>
      <text:p text:style-name="P10">So good luck with everything and see you around.</text:p>
      <text:p text:style-name="P10"/>
      <text:p text:style-name="P10">2:19:40 Bobby:</text:p>
      <text:p text:style-name="P10">Thank you so much. Daniel. Love the questions. Thanks everybody else who's in the chat or whatever, appreciate it.</text:p>
      <text:p text:style-name="P10"/>
      <text:p text:style-name="P10">2:19:48 Daniel:</text:p>
      <text:p text:style-name="P10">Alright, thank you.</text:p>
      <text:p text:style-name="P10"/>
      <text:p text:style-name="P10">2:19:49 Bobby:</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08T14:32:00.569000000</meta:creation-date>
    <dc:date>2022-11-28T15:49:19.664000000</dc:date>
    <meta:editing-duration>PT6H23M11S</meta:editing-duration>
    <meta:editing-cycles>17</meta:editing-cycles>
    <meta:generator>LibreOffice/7.4.1.2$Windows_X86_64 LibreOffice_project/3c58a8f3a960df8bc8fd77b461821e42c061c5f0</meta:generator>
    <meta:document-statistic meta:table-count="2" meta:image-count="0" meta:object-count="0" meta:page-count="52" meta:paragraph-count="932" meta:word-count="39540" meta:character-count="234995" meta:non-whitespace-character-count="196387"/>
  </office:meta>
</office:document-meta>
</file>